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aleway" svg:font-family="Raleway" style:font-family-generic="system" style:font-pitch="variable" svg:panose-1="0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format="1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format="1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format="1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format="1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6" style:parent-style-name="Normal" style:family="paragraph">
      <style:paragraph-properties fo:text-align="start"/>
      <style:text-properties style:font-name="Times New Roman" fo:font-weight="bold" style:font-weight-asian="bold" style:font-weight-complex="bold" fo:font-size="36pt" style:font-size-asian="36pt" style:font-size-complex="36pt"/>
    </style:style>
    <style:style style:name="P7" style:parent-style-name="Normal" style:family="paragraph">
      <style:paragraph-properties fo:text-align="start"/>
      <style:text-properties style:font-name="Times New Roman" fo:font-weight="bold" style:font-weight-asian="bold" style:font-weight-complex="bold" fo:font-size="36pt" style:font-size-asian="36pt" style:font-size-complex="36pt"/>
    </style:style>
    <style:style style:name="P8" style:parent-style-name="Normal" style:family="paragraph">
      <style:paragraph-properties fo:text-align="start"/>
      <style:text-properties style:font-name="Times New Roman" fo:font-weight="bold" style:font-weight-asian="bold" style:font-weight-complex="bold" fo:font-size="36pt" style:font-size-asian="36pt" style:font-size-complex="36pt"/>
    </style:style>
    <style:style style:name="P9" style:parent-style-name="TOCHeading" style:master-page-name="MP1" style:family="paragraph">
      <style:paragraph-properties fo:break-before="page"/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8.8402in"/>
        </style:tab-stops>
      </style:paragraph-properties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8.8402in"/>
        </style:tab-stops>
      </style:paragraph-properties>
    </style:style>
    <style:style style:name="P25" style:parent-style-name="Heading1" style:family="paragraph">
      <style:paragraph-properties fo:break-before="page"/>
    </style:style>
    <style:style style:name="P26" style:parent-style-name="Normal" style:family="paragraph">
      <style:paragraph-properties fo:text-align="start"/>
    </style:style>
    <style:style style:name="P27" style:parent-style-name="Heading1" style:family="paragraph">
      <style:paragraph-properties fo:break-before="page"/>
    </style:style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>
      <style:paragraph-properties fo:text-align="start"/>
    </style:style>
    <style:style style:name="P39" style:parent-style-name="Heading1" style:family="paragraph">
      <style:paragraph-properties fo:break-before="page"/>
    </style:style>
    <style:style style:name="TableColumn41" style:family="table-column">
      <style:table-column-properties style:column-width="0.45in"/>
    </style:style>
    <style:style style:name="TableColumn42" style:family="table-column">
      <style:table-column-properties style:column-width="1.1152in"/>
    </style:style>
    <style:style style:name="TableColumn43" style:family="table-column">
      <style:table-column-properties style:column-width="3.0722in"/>
    </style:style>
    <style:style style:name="TableColumn44" style:family="table-column">
      <style:table-column-properties style:column-width="4.4375in"/>
    </style:style>
    <style:style style:name="Table40" style:family="table">
      <style:table-properties style:width="9.075in" fo:margin-left="0in" table:align="left"/>
    </style:style>
    <style:style style:name="TableRow45" style:family="table-row">
      <style:table-row-properties fo:keep-together="always"/>
    </style:style>
    <style:style style:name="TableCell4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/>
    </style:style>
    <style:style style:name="TableCell4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/>
    </style:style>
    <style:style style:name="TableCell5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/>
    </style:style>
    <style:style style:name="TableCell5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/>
    </style:style>
    <style:style style:name="TableRow54" style:family="table-row">
      <style:table-row-properties fo:keep-together="alway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63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Row64" style:family="table-row">
      <style:table-row-properties fo:keep-together="alway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73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74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Row75" style:family="table-row">
      <style:table-row-properties fo:keep-together="alway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84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85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Row86" style:family="table-row">
      <style:table-row-properties fo:keep-together="always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style:font-name-asian="Calibri" style:font-name-complex="Times New Roman" fo:font-size="10pt" style:font-size-asian="10pt" style:font-size-complex="10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96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97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98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Row99" style:family="table-row">
      <style:table-row-properties fo:keep-together="alway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104" style:parent-style-name="DefaultParagraphFont" style:family="text">
      <style:text-properties style:font-name-asian="Calibri" style:font-name-complex="Times New Roman" fo:font-size="10pt" style:font-size-asian="10pt" style:font-size-complex="10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09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10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11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12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Row113" style:family="table-row">
      <style:table-row-properties fo:keep-together="alway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118" style:parent-style-name="DefaultParagraphFont" style:family="text">
      <style:text-properties style:font-name-asian="Calibri" style:font-name-complex="Times New Roman" fo:font-size="10pt" style:font-size-asian="10pt" style:font-size-complex="10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23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24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25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26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27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28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29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30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Row131" style:family="table-row">
      <style:table-row-properties fo:keep-together="always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138" style:parent-style-name="DefaultParagraphFont" style:family="text">
      <style:text-properties style:font-name-asian="Calibri" style:font-name-complex="Times New Roman" fo:font-size="10pt" style:font-size-asian="10pt" style:font-size-complex="10pt"/>
    </style:style>
    <style:style style:name="T139" style:parent-style-name="DefaultParagraphFont" style:family="text">
      <style:text-properties style:font-name-asian="Calibri" style:font-name-complex="Times New Roman" style:text-position="super 65%" fo:font-size="10pt" style:font-size-asian="10pt" style:font-size-complex="10pt"/>
    </style:style>
    <style:style style:name="T140" style:parent-style-name="DefaultParagraphFont" style:family="text">
      <style:text-properties style:font-name-asian="Calibri" style:font-name-complex="Times New Roman" fo:font-size="10pt" style:font-size-asian="10pt" style:font-size-complex="10pt"/>
    </style:style>
    <style:style style:name="T141" style:parent-style-name="DefaultParagraphFont" style:family="text">
      <style:text-properties style:font-name-asian="Calibri" style:font-name-complex="Times New Roman" style:text-position="super 65%" fo:font-size="10pt" style:font-size-asian="10pt" style:font-size-complex="10pt"/>
    </style:style>
    <style:style style:name="T142" style:parent-style-name="DefaultParagraphFont" style:family="text">
      <style:text-properties style:font-name-asian="Calibri" style:font-name-complex="Times New Roman" fo:font-size="10pt" style:font-size-asian="10pt" style:font-size-complex="10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45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46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47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Row148" style:family="table-row">
      <style:table-row-properties fo:keep-together="always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155" style:parent-style-name="DefaultParagraphFont" style:family="text">
      <style:text-properties style:font-name-asian="Calibri" style:font-name-complex="Times New Roman" fo:font-size="10pt" style:font-size-asian="10pt" style:font-size-complex="10pt"/>
    </style:style>
    <style:style style:name="T156" style:parent-style-name="DefaultParagraphFont" style:family="text">
      <style:text-properties style:font-name-asian="Calibri" style:font-name-complex="Times New Roman" style:text-position="super 65%" fo:font-size="10pt" style:font-size-asian="10pt" style:font-size-complex="10pt"/>
    </style:style>
    <style:style style:name="T157" style:parent-style-name="DefaultParagraphFont" style:family="text">
      <style:text-properties style:font-name-asian="Calibri" style:font-name-complex="Times New Roman" fo:font-size="10pt" style:font-size-asian="10pt" style:font-size-complex="10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60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61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62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63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Row164" style:family="table-row">
      <style:table-row-properties fo:keep-together="always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171" style:parent-style-name="DefaultParagraphFont" style:family="text">
      <style:text-properties style:font-name-asian="Calibri" style:font-name-complex="Times New Roman" fo:font-size="10pt" style:font-size-asian="10pt" style:font-size-complex="10pt"/>
    </style:style>
    <style:style style:name="T172" style:parent-style-name="DefaultParagraphFont" style:family="text">
      <style:text-properties style:font-name-asian="Calibri" style:font-name-complex="Times New Roman" style:text-position="super 65%" fo:font-size="10pt" style:font-size-asian="10pt" style:font-size-complex="10pt"/>
    </style:style>
    <style:style style:name="T173" style:parent-style-name="DefaultParagraphFont" style:family="text">
      <style:text-properties style:font-name-asian="Calibri" style:font-name-complex="Times New Roman" fo:font-size="10pt" style:font-size-asian="10pt" style:font-size-complex="10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76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77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78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79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80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81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82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83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Row184" style:family="table-row">
      <style:table-row-properties fo:keep-together="always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93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94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95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96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97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98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199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Row200" style:family="table-row">
      <style:table-row-properties fo:keep-together="always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209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210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211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212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213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214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215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Row216" style:family="table-row">
      <style:table-row-properties fo:keep-together="always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225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226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227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228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Row229" style:family="table-row">
      <style:table-row-properties fo:keep-together="always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238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Row239" style:family="table-row">
      <style:table-row-properties fo:keep-together="always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Row248" style:family="table-row">
      <style:table-row-properties fo:keep-together="always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257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258" style:parent-style-name="Heading1" style:family="paragraph">
      <style:paragraph-properties fo:break-before="page"/>
    </style:style>
    <style:style style:name="TableColumn260" style:family="table-column">
      <style:table-column-properties style:column-width="0.4826in"/>
    </style:style>
    <style:style style:name="TableColumn261" style:family="table-column">
      <style:table-column-properties style:column-width="2.0923in"/>
    </style:style>
    <style:style style:name="TableColumn262" style:family="table-column">
      <style:table-column-properties style:column-width="4.4375in"/>
    </style:style>
    <style:style style:name="TableColumn263" style:family="table-column">
      <style:table-column-properties style:column-width="2.1875in"/>
    </style:style>
    <style:style style:name="Table259" style:family="table">
      <style:table-properties style:width="9.2in" fo:margin-left="0in" table:align="left"/>
    </style:style>
    <style:style style:name="TableRow264" style:family="table-row">
      <style:table-row-properties fo:keep-together="always"/>
    </style:style>
    <style:style style:name="TableCell26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top="0.0416in" fo:margin-bottom="0.0416in"/>
      <style:text-properties style:font-name-asian="Calibri" style:font-name-complex="Times New Roman" fo:font-weight="bold" style:font-weight-asian="bold"/>
    </style:style>
    <style:style style:name="TableCell26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top="0.0416in" fo:margin-bottom="0.0416in"/>
      <style:text-properties style:font-name-asian="Calibri" style:font-name-complex="Times New Roman" fo:font-weight="bold" style:font-weight-asian="bold"/>
    </style:style>
    <style:style style:name="TableCell26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top="0.0416in" fo:margin-bottom="0.0416in"/>
      <style:text-properties style:font-name-asian="Calibri" style:font-name-complex="Times New Roman" fo:font-weight="bold" style:font-weight-asian="bold"/>
    </style:style>
    <style:style style:name="TableCell27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top="0.0416in" fo:margin-bottom="0.0416in"/>
      <style:text-properties style:font-name-asian="Calibri" style:font-name-complex="Times New Roman" fo:font-weight="bold" style:font-weight-asian="bold"/>
    </style:style>
    <style:style style:name="TableRow273" style:family="table-row">
      <style:table-row-properties fo:keep-together="always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ListParagraph" style:family="paragraph">
      <style:paragraph-properties fo:text-align="center" fo:margin-bottom="0in" fo:line-height="125%" fo:margin-left="0.15in" fo:text-indent="0in">
        <style:tab-stops/>
      </style:paragraph-properties>
      <style:text-properties style:font-name-asian="Calibri" style:font-name-complex="Times New Roman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Row282" style:family="table-row">
      <style:table-row-properties fo:keep-together="always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ListParagraph" style:family="paragraph">
      <style:paragraph-properties fo:text-align="center" fo:margin-bottom="0in" fo:line-height="125%" fo:margin-left="0.15in" fo:text-indent="0in">
        <style:tab-stops/>
      </style:paragraph-properties>
      <style:text-properties style:font-name-asian="Calibri" style:font-name-complex="Times New Roma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Row291" style:family="table-row">
      <style:table-row-properties fo:keep-together="always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ListParagraph" style:family="paragraph">
      <style:paragraph-properties fo:text-align="center" fo:margin-bottom="0in" fo:line-height="125%" fo:margin-left="0.15in" fo:text-indent="0in">
        <style:tab-stops/>
      </style:paragraph-properties>
      <style:text-properties style:font-name-asian="Calibri" style:font-name-complex="Times New Roma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Row300" style:family="table-row">
      <style:table-row-properties fo:keep-together="alway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ListParagraph" style:family="paragraph">
      <style:paragraph-properties fo:text-align="center" fo:margin-bottom="0in" fo:line-height="125%" fo:margin-left="0.15in" fo:text-indent="0in">
        <style:tab-stops/>
      </style:paragraph-properties>
      <style:text-properties style:font-name-asian="Calibri" style:font-name-complex="Times New Roma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Row309" style:family="table-row">
      <style:table-row-properties fo:keep-together="always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ListParagraph" style:family="paragraph">
      <style:paragraph-properties fo:text-align="center" fo:margin-bottom="0in" fo:line-height="125%" fo:margin-left="0.15in" fo:text-indent="0in">
        <style:tab-stops/>
      </style:paragraph-properties>
      <style:text-properties style:font-name-asian="Calibri" style:font-name-complex="Times New Roma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Row318" style:family="table-row">
      <style:table-row-properties fo:keep-together="always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ListParagraph" style:family="paragraph">
      <style:paragraph-properties fo:text-align="center" fo:margin-bottom="0in" fo:line-height="125%" fo:margin-left="0.15in" fo:text-indent="0in">
        <style:tab-stops/>
      </style:paragraph-properties>
      <style:text-properties style:font-name-asian="Calibri" style:font-name-complex="Times New Roma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25%"/>
    </style:style>
    <style:style style:name="T323" style:parent-style-name="DefaultParagraphFont" style:family="text">
      <style:text-properties style:font-name-asian="Calibri" style:font-name-complex="Times New Roma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25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Row328" style:family="table-row">
      <style:table-row-properties fo:keep-together="always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ListParagraph" style:family="paragraph">
      <style:paragraph-properties fo:text-align="center" fo:margin-bottom="0in" fo:line-height="125%" fo:margin-left="0.15in" fo:text-indent="0in">
        <style:tab-stops/>
      </style:paragraph-properties>
      <style:text-properties style:font-name-asian="Calibri" style:font-name-complex="Times New Roma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Row337" style:family="table-row">
      <style:table-row-properties fo:keep-together="always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ListParagraph" style:family="paragraph">
      <style:paragraph-properties fo:text-align="center" fo:margin-bottom="0in" fo:line-height="125%" fo:margin-left="0.15in" fo:text-indent="0in">
        <style:tab-stops/>
      </style:paragraph-properties>
      <style:text-properties style:font-name-asian="Calibri" style:font-name-complex="Times New Roma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Row346" style:family="table-row">
      <style:table-row-properties fo:keep-together="always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ListParagraph" style:family="paragraph">
      <style:paragraph-properties fo:text-align="center" fo:margin-bottom="0in" fo:line-height="125%" fo:margin-left="0.15in" fo:text-indent="0in">
        <style:tab-stops/>
      </style:paragraph-properties>
      <style:text-properties style:font-name-asian="Calibri" style:font-name-complex="Times New Roma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Row355" style:family="table-row">
      <style:table-row-properties fo:keep-together="always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ListParagraph" style:family="paragraph">
      <style:paragraph-properties fo:text-align="center" fo:margin-bottom="0in" fo:line-height="125%" fo:margin-left="0.15in" fo:text-indent="0in">
        <style:tab-stops/>
      </style:paragraph-properties>
      <style:text-properties style:font-name-asian="Calibri" style:font-name-complex="Times New Roman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Row364" style:family="table-row">
      <style:table-row-properties fo:keep-together="always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ListParagraph" style:family="paragraph">
      <style:paragraph-properties fo:text-align="center" fo:margin-bottom="0in" fo:line-height="125%" fo:margin-left="0.15in" fo:text-indent="0in">
        <style:tab-stops/>
      </style:paragraph-properties>
      <style:text-properties style:font-name-asian="Calibri" style:font-name-complex="Times New Roma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Row373" style:family="table-row">
      <style:table-row-properties fo:keep-together="always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ListParagraph" style:family="paragraph">
      <style:paragraph-properties fo:text-align="center" fo:margin-bottom="0in" fo:line-height="125%" fo:margin-left="0.15in" fo:text-indent="0in">
        <style:tab-stops/>
      </style:paragraph-properties>
      <style:text-properties style:font-name-asian="Calibri" style:font-name-complex="Times New Roman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Row382" style:family="table-row">
      <style:table-row-properties fo:keep-together="always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ListParagraph" style:family="paragraph">
      <style:paragraph-properties fo:text-align="center" fo:margin-bottom="0in" fo:line-height="125%" fo:margin-left="0.15in" fo:text-indent="0in">
        <style:tab-stops/>
      </style:paragraph-properties>
      <style:text-properties style:font-name-asian="Calibri" style:font-name-complex="Times New Roman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Row391" style:family="table-row">
      <style:table-row-properties fo:keep-together="always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ListParagraph" style:family="paragraph">
      <style:paragraph-properties fo:text-align="center" fo:margin-bottom="0in" fo:line-height="125%" fo:margin-left="0.15in" fo:text-indent="0in">
        <style:tab-stops/>
      </style:paragraph-properties>
      <style:text-properties style:font-name-asian="Calibri" style:font-name-complex="Times New Roma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Row400" style:family="table-row">
      <style:table-row-properties fo:keep-together="always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ListParagraph" style:family="paragraph">
      <style:paragraph-properties fo:text-align="center" fo:margin-bottom="0in" fo:line-height="125%" fo:margin-left="0.15in" fo:text-indent="0in">
        <style:tab-stops/>
      </style:paragraph-properties>
      <style:text-properties style:font-name-asian="Calibri" style:font-name-complex="Times New Roman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Row409" style:family="table-row">
      <style:table-row-properties fo:keep-together="always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ListParagraph" style:family="paragraph">
      <style:paragraph-properties fo:text-align="center" fo:margin-bottom="0in" fo:line-height="125%" fo:margin-left="0.15in" fo:text-indent="0in">
        <style:tab-stops/>
      </style:paragraph-properties>
      <style:text-properties style:font-name-asian="Calibri" style:font-name-complex="Times New Roman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Row418" style:family="table-row">
      <style:table-row-properties fo:keep-together="always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ListParagraph" style:family="paragraph">
      <style:paragraph-properties fo:text-align="center" fo:margin-bottom="0in" fo:line-height="125%" fo:margin-left="0.15in" fo:text-indent="0in">
        <style:tab-stops/>
      </style:paragraph-properties>
      <style:text-properties style:font-name-asian="Calibri" style:font-name-complex="Times New Roman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Row427" style:family="table-row">
      <style:table-row-properties fo:keep-together="always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ListParagraph" style:family="paragraph">
      <style:paragraph-properties fo:text-align="center" fo:margin-bottom="0in" fo:line-height="125%" fo:margin-left="0.15in" fo:text-indent="0in">
        <style:tab-stops/>
      </style:paragraph-properties>
      <style:text-properties style:font-name-asian="Calibri" style:font-name-complex="Times New Roman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Row436" style:family="table-row">
      <style:table-row-properties fo:keep-together="always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ListParagraph" style:family="paragraph">
      <style:paragraph-properties fo:text-align="center" fo:margin-bottom="0in" fo:line-height="125%" fo:margin-left="0.15in" fo:text-indent="0in">
        <style:tab-stops/>
      </style:paragraph-properties>
      <style:text-properties style:font-name-asian="Calibri" style:font-name-complex="Times New Roman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Row445" style:family="table-row">
      <style:table-row-properties fo:keep-together="always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ListParagraph" style:family="paragraph">
      <style:paragraph-properties fo:text-align="center" fo:margin-bottom="0in" fo:line-height="125%" fo:margin-left="0.15in" fo:text-indent="0in">
        <style:tab-stops/>
      </style:paragraph-properties>
      <style:text-properties style:font-name-asian="Calibri" style:font-name-complex="Times New Roman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Row454" style:family="table-row">
      <style:table-row-properties fo:keep-together="always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ListParagraph" style:family="paragraph">
      <style:paragraph-properties fo:text-align="center" fo:margin-bottom="0in" fo:line-height="125%" fo:margin-left="0.15in" fo:text-indent="0in">
        <style:tab-stops/>
      </style:paragraph-properties>
      <style:text-properties style:font-name-asian="Calibri" style:font-name-complex="Times New Roman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P463" style:parent-style-name="Heading1" style:family="paragraph">
      <style:paragraph-properties fo:break-before="page"/>
    </style:style>
    <style:style style:name="T464" style:parent-style-name="DefaultParagraphFont" style:family="text">
      <style:text-properties fo:font-weight="bold" style:font-weight-asian="bold" fo:font-style="italic" style:font-style-asian="italic"/>
    </style:style>
    <style:style style:name="TableColumn466" style:family="table-column">
      <style:table-column-properties style:column-width="0.3875in"/>
    </style:style>
    <style:style style:name="TableColumn467" style:family="table-column">
      <style:table-column-properties style:column-width="1.625in"/>
    </style:style>
    <style:style style:name="TableColumn468" style:family="table-column">
      <style:table-column-properties style:column-width="2.7187in"/>
    </style:style>
    <style:style style:name="TableColumn469" style:family="table-column">
      <style:table-column-properties style:column-width="2.1715in"/>
    </style:style>
    <style:style style:name="TableColumn470" style:family="table-column">
      <style:table-column-properties style:column-width="2.1722in"/>
    </style:style>
    <style:style style:name="Table465" style:family="table">
      <style:table-properties style:width="9.075in" fo:margin-left="0in" table:align="left"/>
    </style:style>
    <style:style style:name="TableRow471" style:family="table-row">
      <style:table-row-properties fo:keep-together="always"/>
    </style:style>
    <style:style style:name="TableCell47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73" style:parent-style-name="Normal" style:family="paragraph">
      <style:paragraph-properties fo:text-align="center" fo:margin-bottom="0in" fo:line-height="120%"/>
      <style:text-properties style:font-name-asian="Calibri" style:font-name-complex="Times New Roman" fo:font-weight="bold" style:font-weight-asian="bold"/>
    </style:style>
    <style:style style:name="TableCell47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20%"/>
      <style:text-properties style:font-name-asian="Calibri" style:font-name-complex="Times New Roman" fo:font-weight="bold" style:font-weight-asian="bold"/>
    </style:style>
    <style:style style:name="TableCell47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77" style:parent-style-name="Normal" style:family="paragraph">
      <style:paragraph-properties fo:text-align="center" fo:margin-bottom="0in" fo:line-height="120%"/>
      <style:text-properties style:font-name-asian="Calibri" style:font-name-complex="Times New Roman" fo:font-weight="bold" style:font-weight-asian="bold"/>
    </style:style>
    <style:style style:name="TableCell47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79" style:parent-style-name="Normal" style:family="paragraph">
      <style:paragraph-properties fo:text-align="center" fo:margin-bottom="0in" fo:line-height="120%"/>
      <style:text-properties style:font-name-asian="Calibri" style:font-name-complex="Times New Roman" fo:font-weight="bold" style:font-weight-asian="bold"/>
    </style:style>
    <style:style style:name="TableCell48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81" style:parent-style-name="Normal" style:family="paragraph">
      <style:paragraph-properties fo:text-align="center" fo:margin-bottom="0in" fo:line-height="120%"/>
      <style:text-properties style:font-name-asian="Calibri" style:font-name-complex="Times New Roman" fo:font-weight="bold" style:font-weight-asian="bold"/>
    </style:style>
    <style:style style:name="TableRow482" style:family="table-row">
      <style:table-row-properties fo:keep-together="always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ListParagraph" style:family="paragraph">
      <style:paragraph-properties fo:text-align="center" fo:margin-bottom="0in" fo:line-height="120%" fo:margin-left="0.1in" fo:text-inden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ListParagraph" style:family="paragraph">
      <style:paragraph-properties fo:text-align="start" fo:margin-bottom="0in" fo:line-height="120%" fo:margin-lef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Row493" style:family="table-row">
      <style:table-row-properties fo:keep-together="always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ListParagraph" style:family="paragraph">
      <style:paragraph-properties fo:text-align="center" fo:margin-bottom="0in" fo:line-height="120%" fo:margin-left="0.1in" fo:text-inden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ListParagraph" style:family="paragraph">
      <style:paragraph-properties fo:text-align="start" fo:margin-bottom="0in" fo:line-height="120%" fo:margin-lef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Row504" style:family="table-row">
      <style:table-row-properties fo:keep-together="always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ListParagraph" style:family="paragraph">
      <style:paragraph-properties fo:text-align="center" fo:margin-bottom="0in" fo:line-height="120%" fo:margin-left="0.1in" fo:text-inden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P511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P512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ListParagraph" style:family="paragraph">
      <style:paragraph-properties fo:text-align="start" fo:margin-bottom="0in" fo:line-height="120%" fo:margin-lef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Row517" style:family="table-row">
      <style:table-row-properties fo:keep-together="always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ListParagraph" style:family="paragraph">
      <style:paragraph-properties fo:text-align="center" fo:margin-bottom="0in" fo:line-height="120%" fo:margin-left="0.1in" fo:text-inden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ListParagraph" style:family="paragraph">
      <style:paragraph-properties fo:text-align="start" fo:margin-bottom="0in" fo:line-height="120%" fo:margin-left="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Row528" style:family="table-row">
      <style:table-row-properties fo:keep-together="always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ListParagraph" style:family="paragraph">
      <style:paragraph-properties fo:text-align="center" fo:margin-bottom="0in" fo:line-height="120%" fo:margin-left="0.1in" fo:text-inden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P535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ListParagraph" style:family="paragraph">
      <style:paragraph-properties fo:text-align="start" fo:margin-bottom="0in" fo:line-height="120%" fo:margin-left="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P540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Row541" style:family="table-row">
      <style:table-row-properties style:min-row-height="0.0506in" fo:keep-together="always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ListParagraph" style:family="paragraph">
      <style:paragraph-properties fo:text-align="center" fo:margin-bottom="0in" fo:line-height="120%" fo:margin-left="0.1in" fo:text-inden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ListParagraph" style:family="paragraph">
      <style:paragraph-properties fo:text-align="start" fo:margin-bottom="0in" fo:line-height="120%" fo:margin-left="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ListParagraph" style:family="paragraph">
      <style:paragraph-properties fo:text-align="start" fo:margin-bottom="0in" fo:line-height="120%" fo:margin-left="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Row552" style:family="table-row">
      <style:table-row-properties fo:keep-together="always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ListParagraph" style:family="paragraph">
      <style:paragraph-properties fo:text-align="center" fo:margin-bottom="0in" fo:line-height="120%" fo:margin-left="0.1in" fo:text-inden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ListParagraph" style:family="paragraph">
      <style:paragraph-properties fo:text-align="start" fo:margin-bottom="0in" fo:line-height="120%" fo:margin-left="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Row563" style:family="table-row">
      <style:table-row-properties fo:keep-together="always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ListParagraph" style:family="paragraph">
      <style:paragraph-properties fo:text-align="center" fo:margin-bottom="0in" fo:line-height="120%" fo:margin-left="0.1in" fo:text-inden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ListParagraph" style:family="paragraph">
      <style:paragraph-properties fo:text-align="start" fo:margin-bottom="0in" fo:line-height="120%" fo:margin-left="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ListParagraph" style:family="paragraph">
      <style:paragraph-properties fo:text-align="start" fo:margin-bottom="0in" fo:line-height="120%" fo:margin-left="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Row574" style:family="table-row">
      <style:table-row-properties fo:keep-together="always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ListParagraph" style:family="paragraph">
      <style:paragraph-properties fo:text-align="center" fo:margin-bottom="0in" fo:line-height="120%" fo:margin-left="0.1in" fo:text-inden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Row585" style:family="table-row">
      <style:table-row-properties fo:keep-together="always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ListParagraph" style:family="paragraph">
      <style:paragraph-properties fo:text-align="center" fo:margin-bottom="0in" fo:line-height="120%" fo:margin-left="0.1in" fo:text-inden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Row596" style:family="table-row">
      <style:table-row-properties fo:keep-together="always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ListParagraph" style:family="paragraph">
      <style:paragraph-properties fo:text-align="center" fo:margin-bottom="0in" fo:line-height="120%" fo:margin-left="0.1in" fo:text-inden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ListParagraph" style:family="paragraph">
      <style:paragraph-properties fo:text-align="start" fo:margin-bottom="0in" fo:line-height="120%" fo:margin-left="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Row607" style:family="table-row">
      <style:table-row-properties fo:keep-together="always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ListParagraph" style:family="paragraph">
      <style:paragraph-properties fo:text-align="center" fo:margin-bottom="0in" fo:line-height="120%" fo:margin-left="0.1in" fo:text-inden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Row618" style:family="table-row">
      <style:table-row-properties fo:keep-together="always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ListParagraph" style:family="paragraph">
      <style:paragraph-properties fo:text-align="center" fo:margin-bottom="0in" fo:line-height="120%" fo:margin-left="0.1in" fo:text-inden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ListParagraph" style:family="paragraph">
      <style:paragraph-properties fo:text-align="start" fo:margin-bottom="0in" fo:line-height="120%" fo:margin-left="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Row629" style:family="table-row">
      <style:table-row-properties fo:keep-together="always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ListParagraph" style:family="paragraph">
      <style:paragraph-properties fo:text-align="center" fo:margin-bottom="0in" fo:line-height="120%" fo:margin-left="0.1in" fo:text-inden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Row640" style:family="table-row">
      <style:table-row-properties fo:keep-together="always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ListParagraph" style:family="paragraph">
      <style:paragraph-properties fo:text-align="center" fo:margin-bottom="0in" fo:line-height="120%" fo:margin-left="0.1in" fo:text-inden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Row651" style:family="table-row">
      <style:table-row-properties fo:keep-together="always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ListParagraph" style:family="paragraph">
      <style:paragraph-properties fo:text-align="center" fo:margin-bottom="0in" fo:line-height="120%" fo:margin-left="0.1in" fo:text-inden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Row662" style:family="table-row">
      <style:table-row-properties fo:keep-together="always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ListParagraph" style:family="paragraph">
      <style:paragraph-properties fo:text-align="center" fo:margin-bottom="0in" fo:line-height="120%" fo:margin-left="0.1in" fo:text-inden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ListParagraph" style:family="paragraph">
      <style:paragraph-properties fo:text-align="start" fo:margin-bottom="0in" fo:line-height="120%" fo:margin-left="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Row673" style:family="table-row">
      <style:table-row-properties fo:keep-together="always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ListParagraph" style:family="paragraph">
      <style:paragraph-properties fo:text-align="center" fo:margin-bottom="0in" fo:line-height="120%" fo:margin-left="0.1in" fo:text-inden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ListParagraph" style:family="paragraph">
      <style:paragraph-properties fo:text-align="start" fo:margin-bottom="0in" fo:line-height="120%" fo:margin-left="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Row684" style:family="table-row">
      <style:table-row-properties fo:keep-together="always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ListParagraph" style:family="paragraph">
      <style:paragraph-properties fo:text-align="center" fo:margin-bottom="0in" fo:line-height="120%" fo:margin-left="0.1in" fo:text-inden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P695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Row696" style:family="table-row">
      <style:table-row-properties fo:keep-together="always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ListParagraph" style:family="paragraph">
      <style:paragraph-properties fo:text-align="center" fo:margin-bottom="0in" fo:line-height="120%" fo:margin-left="0.1in" fo:text-inden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Row707" style:family="table-row">
      <style:table-row-properties fo:keep-together="always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ListParagraph" style:family="paragraph">
      <style:paragraph-properties fo:text-align="center" fo:margin-bottom="0in" fo:line-height="120%" fo:margin-left="0.1in" fo:text-indent="0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text-align="start" fo:margin-bottom="0in" fo:line-height="120%"/>
      <style:text-properties style:font-name-asian="Calibri" style:font-name-complex="Times New Roman" fo:font-size="10pt" style:font-size-asian="10pt" style:font-size-complex="10pt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ListParagraph" style:family="paragraph">
      <style:paragraph-properties fo:text-align="start" fo:margin-bottom="0in" fo:line-height="120%" fo:margin-left="0.1437in" fo:text-indent="-0.1437in">
        <style:tab-stops/>
      </style:paragraph-properties>
      <style:text-properties style:font-name-asian="Calibri" style:font-name-complex="Times New Roman" fo:font-size="10pt" style:font-size-asian="10pt" style:font-size-complex="10pt"/>
    </style:style>
    <style:style style:name="P718" style:parent-style-name="Heading1" style:family="paragraph">
      <style:paragraph-properties fo:break-before="page"/>
    </style:style>
    <style:style style:name="P719" style:parent-style-name="ListParagraph" style:family="paragraph"/>
    <style:style style:name="P720" style:parent-style-name="ListParagraph" style:family="paragraph"/>
    <style:style style:name="P721" style:parent-style-name="ListParagraph" style:family="paragraph"/>
    <style:style style:name="P722" style:parent-style-name="ListParagraph" style:family="paragraph"/>
    <style:style style:name="TableColumn724" style:family="table-column">
      <style:table-column-properties style:column-width="0.9138in"/>
    </style:style>
    <style:style style:name="TableColumn725" style:family="table-column">
      <style:table-column-properties style:column-width="2.0402in"/>
    </style:style>
    <style:style style:name="TableColumn726" style:family="table-column">
      <style:table-column-properties style:column-width="1.6208in"/>
    </style:style>
    <style:style style:name="TableColumn727" style:family="table-column">
      <style:table-column-properties style:column-width="2in"/>
    </style:style>
    <style:style style:name="TableColumn728" style:family="table-column">
      <style:table-column-properties style:column-width="2.5in"/>
    </style:style>
    <style:style style:name="Table723" style:family="table">
      <style:table-properties style:width="9.075in" fo:margin-left="0in" table:align="left"/>
    </style:style>
    <style:style style:name="TableRow729" style:family="table-row">
      <style:table-row-properties/>
    </style:style>
    <style:style style:name="TableCell730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732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733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/>
    </style:style>
    <style:style style:name="TableCell734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735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/>
    </style:style>
    <style:style style:name="TableCell736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737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/>
    </style:style>
    <style:style style:name="TableCell738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739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/>
    </style:style>
    <style:style style:name="TableRow740" style:family="table-row">
      <style:table-row-properties/>
    </style:style>
    <style:style style:name="TableCell74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/>
      <style:text-properties style:font-name-asian="Calibri" style:font-name-complex="Times New Roman" fo:font-weight="bold" style:font-weight-asian="bold"/>
    </style:style>
    <style:style style:name="P743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P744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P745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P746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Row747" style:family="table-row">
      <style:table-row-properties/>
    </style:style>
    <style:style style:name="TableCell748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749" style:parent-style-name="Normal" style:family="paragraph">
      <style:paragraph-properties fo:text-align="end" fo:margin-bottom="0in" fo:line-height="100%"/>
      <style:text-properties style:font-name-asian="Calibri" style:font-name-complex="Times New Roman" fo:font-style="italic" style:font-style-asian="italic"/>
    </style:style>
    <style:style style:name="TableCell7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1" style:parent-style-name="Normal" style:family="paragraph">
      <style:paragraph-properties fo:text-align="start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7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3" style:parent-style-name="Normal" style:family="paragraph">
      <style:paragraph-properties fo:text-align="start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7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5" style:parent-style-name="Normal" style:family="paragraph">
      <style:paragraph-properties fo:text-align="start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7" style:parent-style-name="Normal" style:family="paragraph">
      <style:paragraph-properties fo:text-align="start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Row758" style:family="table-row">
      <style:table-row-properties/>
    </style:style>
    <style:style style:name="TableCell759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760" style:parent-style-name="Normal" style:family="paragraph">
      <style:paragraph-properties fo:text-align="end" fo:margin-bottom="0in" fo:line-height="100%"/>
      <style:text-properties style:font-name-asian="Calibri" style:font-name-complex="Times New Roman" fo:font-style="italic" style:font-style-asian="italic"/>
    </style:style>
    <style:style style:name="TableCell7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2" style:parent-style-name="Normal" style:family="paragraph">
      <style:paragraph-properties fo:text-align="start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4" style:parent-style-name="Normal" style:family="paragraph">
      <style:paragraph-properties fo:text-align="start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Normal" style:family="paragraph">
      <style:paragraph-properties fo:text-align="start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Normal" style:family="paragraph">
      <style:paragraph-properties fo:text-align="start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769" style:parent-style-name="Normal" style:family="paragraph">
      <style:paragraph-properties fo:text-align="start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Row770" style:family="table-row">
      <style:table-row-properties/>
    </style:style>
    <style:style style:name="TableCell771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772" style:parent-style-name="Normal" style:family="paragraph">
      <style:paragraph-properties fo:text-align="end" fo:margin-bottom="0in" fo:line-height="100%"/>
      <style:text-properties style:font-name-asian="Calibri" style:font-name-complex="Times New Roman" fo:font-style="italic" style:font-style-asian="italic"/>
    </style:style>
    <style:style style:name="TableCell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4" style:parent-style-name="Normal" style:family="paragraph">
      <style:paragraph-properties fo:text-align="start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7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6" style:parent-style-name="Normal" style:family="paragraph">
      <style:paragraph-properties fo:text-align="start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7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8" style:parent-style-name="Normal" style:family="paragraph">
      <style:paragraph-properties fo:text-align="start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Cell7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0" style:parent-style-name="Normal" style:family="paragraph">
      <style:paragraph-properties fo:text-align="start"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781" style:parent-style-name="Heading1" style:family="paragraph">
      <style:paragraph-properties fo:break-before="page"/>
    </style:style>
    <style:style style:name="TableColumn783" style:family="table-column">
      <style:table-column-properties style:column-width="1.375in"/>
    </style:style>
    <style:style style:name="TableColumn784" style:family="table-column">
      <style:table-column-properties style:column-width="5.6875in"/>
    </style:style>
    <style:style style:name="Table782" style:family="table">
      <style:table-properties style:width="7.0625in" fo:margin-left="1.1in" table:align="left"/>
    </style:style>
    <style:style style:name="TableRow785" style:family="table-row">
      <style:table-row-properties/>
    </style:style>
    <style:style style:name="TableCell786" style:family="table-cell">
      <style:table-cell-properties fo:border="0.0069in solid #000000" fo:background-color="#BFBFBF" style:writing-mode="lr-tb" fo:padding-top="0.1in" fo:padding-left="0.1in" fo:padding-bottom="0.1in" fo:padding-right="0.1in"/>
    </style:style>
    <style:style style:name="P787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/>
    </style:style>
    <style:style style:name="TableCell788" style:family="table-cell">
      <style:table-cell-properties fo:border="0.0069in solid #000000" fo:background-color="#BFBFBF" style:writing-mode="lr-tb" fo:padding-top="0.1in" fo:padding-left="0.1in" fo:padding-bottom="0.1in" fo:padding-right="0.1in"/>
    </style:style>
    <style:style style:name="P789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/>
    </style:style>
    <style:style style:name="TableRow790" style:family="table-row">
      <style:table-row-properties/>
    </style:style>
    <style:style style:name="TableCell791" style:family="table-cell">
      <style:table-cell-properties fo:border="0.0069in solid #000000" style:writing-mode="lr-tb" style:vertical-align="middle" fo:padding-top="0.1in" fo:padding-left="0.1in" fo:padding-bottom="0.1in" fo:padding-right="0.1in"/>
    </style:style>
    <style:style style:name="P792" style:parent-style-name="Normal" style:family="paragraph">
      <style:paragraph-properties fo:text-align="end" fo:margin-bottom="0in" fo:line-height="100%"/>
      <style:text-properties style:font-name-asian="Calibri" style:font-name-complex="Times New Roman" fo:font-weight="bold" style:font-weight-asian="bold" fo:font-style="italic" style:font-style-asian="italic" fo:font-size="10pt" style:font-size-asian="10pt" style:font-size-complex="10pt"/>
    </style:style>
    <style:style style:name="TableCell793" style:family="table-cell">
      <style:table-cell-properties fo:border="0.0069in solid #000000" style:writing-mode="lr-tb" fo:padding-top="0.1in" fo:padding-left="0.1in" fo:padding-bottom="0.1in" fo:padding-right="0.1in"/>
    </style:style>
    <style:style style:name="P794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Row795" style:family="table-row">
      <style:table-row-properties/>
    </style:style>
    <style:style style:name="TableCell796" style:family="table-cell">
      <style:table-cell-properties fo:border="0.0069in solid #000000" style:writing-mode="lr-tb" style:vertical-align="middle" fo:padding-top="0.1in" fo:padding-left="0.1in" fo:padding-bottom="0.1in" fo:padding-right="0.1in"/>
    </style:style>
    <style:style style:name="P797" style:parent-style-name="Normal" style:family="paragraph">
      <style:paragraph-properties fo:text-align="end" fo:margin-bottom="0in" fo:line-height="100%"/>
      <style:text-properties style:font-name-asian="Calibri" style:font-name-complex="Times New Roman" fo:font-weight="bold" style:font-weight-asian="bold" fo:font-style="italic" style:font-style-asian="italic" fo:font-size="10pt" style:font-size-asian="10pt" style:font-size-complex="10pt"/>
    </style:style>
    <style:style style:name="TableCell798" style:family="table-cell">
      <style:table-cell-properties fo:border="0.0069in solid #000000" style:writing-mode="lr-tb" fo:padding-top="0.1in" fo:padding-left="0.1in" fo:padding-bottom="0.1in" fo:padding-right="0.1in"/>
    </style:style>
    <style:style style:name="P799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TableRow800" style:family="table-row">
      <style:table-row-properties/>
    </style:style>
    <style:style style:name="TableCell801" style:family="table-cell">
      <style:table-cell-properties fo:border="0.0069in solid #000000" style:writing-mode="lr-tb" style:vertical-align="middle" fo:padding-top="0.1in" fo:padding-left="0.1in" fo:padding-bottom="0.1in" fo:padding-right="0.1in"/>
    </style:style>
    <style:style style:name="P802" style:parent-style-name="Normal" style:family="paragraph">
      <style:paragraph-properties fo:text-align="end" fo:margin-bottom="0in" fo:line-height="100%"/>
      <style:text-properties style:font-name-asian="Calibri" style:font-name-complex="Times New Roman" fo:font-weight="bold" style:font-weight-asian="bold" fo:font-style="italic" style:font-style-asian="italic" fo:font-size="10pt" style:font-size-asian="10pt" style:font-size-complex="10pt"/>
    </style:style>
    <style:style style:name="TableCell803" style:family="table-cell">
      <style:table-cell-properties fo:border="0.0069in solid #000000" style:writing-mode="lr-tb" fo:padding-top="0.1in" fo:padding-left="0.1in" fo:padding-bottom="0.1in" fo:padding-right="0.1in"/>
    </style:style>
    <style:style style:name="P804" style:parent-style-name="Normal" style:family="paragraph">
      <style:paragraph-properties fo:margin-bottom="0in" fo:line-height="100%"/>
      <style:text-properties style:font-name-asian="Calibri" style:font-name-complex="Times New Roman" fo:font-size="10pt" style:font-size-asian="10pt" style:font-size-complex="10pt"/>
    </style:style>
    <style:style style:name="P805" style:parent-style-name="Heading1" style:family="paragraph">
      <style:paragraph-properties fo:break-before="page"/>
    </style:style>
    <style:style style:name="P806" style:parent-style-name="ListParagraph" style:family="paragraph"/>
    <style:style style:name="P807" style:parent-style-name="ListParagraph" style:family="paragraph"/>
    <style:style style:name="TableColumn809" style:family="table-column">
      <style:table-column-properties style:column-width="1.25in"/>
    </style:style>
    <style:style style:name="TableColumn810" style:family="table-column">
      <style:table-column-properties style:column-width="1.625in"/>
    </style:style>
    <style:style style:name="TableColumn811" style:family="table-column">
      <style:table-column-properties style:column-width="1.625in"/>
    </style:style>
    <style:style style:name="TableColumn812" style:family="table-column">
      <style:table-column-properties style:column-width="1.625in"/>
    </style:style>
    <style:style style:name="Table808" style:family="table">
      <style:table-properties style:width="6.125in" fo:margin-left="1.5125in" table:align="left"/>
    </style:style>
    <style:style style:name="TableRow813" style:family="table-row">
      <style:table-row-properties style:min-row-height="0.5548in"/>
    </style:style>
    <style:style style:name="TableCell81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text-align="end" fo:margin-bottom="0in" fo:line-height="100%"/>
      <style:text-properties style:font-name-asian="Calibri" style:font-name-complex="Times New Roman" fo:font-weight="bold" style:font-weight-asian="bold" fo:font-size="9pt" style:font-size-asian="9pt"/>
    </style:style>
    <style:style style:name="TableCell816" style:family="table-cell">
      <style:table-cell-properties fo:border-top="0.0069in solid #000000" fo:border-left="0.0069in solid #000000" fo:border-bottom="0.0069in solid #000000" fo:border-right="0.0069in solid #000000" fo:background-color="#BFBFBF" style:writing-mode="lr-tb" style:vertical-align="middle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bottom="0in" fo:line-height="100%"/>
    </style:style>
    <style:style style:name="T818" style:parent-style-name="DefaultParagraphFont" style:family="text">
      <style:text-properties style:font-name-asian="Calibri" style:font-name-complex="Times New Roman" fo:font-weight="bold" style:font-weight-asian="bold"/>
    </style:style>
    <style:style style:name="TableRow819" style:family="table-row">
      <style:table-row-properties style:min-row-height="0.4118in"/>
    </style:style>
    <style:style style:name="TableCell820" style:family="table-cell">
      <style:table-cell-properties fo:border-top="0.0069in solid #000000" fo:border-left="0.0069in solid #000000" fo:border-bottom="0.0069in solid #000000" fo:border-right="0.0069in solid #000000" fo:background-color="#BFBFBF" style:writing-mode="lr-tb" style:vertical-align="middle" fo:padding-top="0in" fo:padding-left="0.075in" fo:padding-bottom="0in" fo:padding-right="0.075in"/>
    </style:style>
    <style:style style:name="P821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/>
    </style:style>
    <style:style style:name="TableCell822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bottom" fo:padding-top="0in" fo:padding-left="0.075in" fo:padding-bottom="0in" fo:padding-right="0.075in"/>
    </style:style>
    <style:style style:name="P823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 fo:font-style="italic" style:font-style-asian="italic"/>
    </style:style>
    <style:style style:name="TableCell824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bottom" fo:padding-top="0in" fo:padding-left="0.075in" fo:padding-bottom="0in" fo:padding-right="0.075in"/>
    </style:style>
    <style:style style:name="P825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 fo:font-style="italic" style:font-style-asian="italic"/>
    </style:style>
    <style:style style:name="TableCell826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bottom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 fo:font-style="italic" style:font-style-asian="italic"/>
    </style:style>
    <style:style style:name="TableRow828" style:family="table-row">
      <style:table-row-properties style:min-row-height="0.2916in"/>
    </style:style>
    <style:style style:name="TableCell829" style:family="table-cell">
      <style:table-cell-properties fo:border-top="0.0069in solid #000000" fo:border-left="0.0069in solid #000000" fo:border-bottom="0.0069in solid #000000" fo:border-right="0.0208in solid #000000" fo:background-color="#FFFFFF" style:writing-mode="lr-tb" style:vertical-align="middle" fo:padding-top="0in" fo:padding-left="0.075in" fo:padding-bottom="0in" fo:padding-right="0.075in"/>
    </style:style>
    <style:style style:name="P830" style:parent-style-name="Normal" style:family="paragraph">
      <style:paragraph-properties fo:text-align="end" fo:margin-bottom="0in" fo:line-height="100%"/>
      <style:text-properties style:font-name-asian="Calibri" style:font-name-complex="Times New Roman" fo:font-weight="bold" style:font-weight-asian="bold" fo:font-style="italic" style:font-style-asian="italic"/>
    </style:style>
    <style:style style:name="TableCell831" style:family="table-cell">
      <style:table-cell-properties fo:border="0.0208in solid #000000" fo:background-color="#FFFFFF" style:writing-mode="lr-tb" style:vertical-align="middle" fo:padding-top="0in" fo:padding-left="0.075in" fo:padding-bottom="0in" fo:padding-right="0.075in"/>
    </style:style>
    <style:style style:name="P83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833" style:family="table-cell">
      <style:table-cell-properties fo:border="0.0208in solid #000000" fo:background-color="#FFFFFF" style:writing-mode="lr-tb" style:vertical-align="middle" fo:padding-top="0in" fo:padding-left="0.075in" fo:padding-bottom="0in" fo:padding-right="0.075in"/>
    </style:style>
    <style:style style:name="P83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835" style:family="table-cell">
      <style:table-cell-properties fo:border="0.0208in solid #000000" fo:background-color="#FFFFFF" style:writing-mode="lr-tb" style:vertical-align="middle" fo:padding-top="0in" fo:padding-left="0.075in" fo:padding-bottom="0in" fo:padding-right="0.075in"/>
    </style:style>
    <style:style style:name="P83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837" style:family="table-row">
      <style:table-row-properties style:min-row-height="0.2916in"/>
    </style:style>
    <style:style style:name="TableCell838" style:family="table-cell">
      <style:table-cell-properties fo:border-top="0.0069in solid #000000" fo:border-left="0.0069in solid #000000" fo:border-bottom="0.0069in solid #000000" fo:border-right="0.0208in solid #000000" fo:background-color="#FFFFFF" style:writing-mode="lr-tb" style:vertical-align="middle" fo:padding-top="0in" fo:padding-left="0.075in" fo:padding-bottom="0in" fo:padding-right="0.075in"/>
    </style:style>
    <style:style style:name="P839" style:parent-style-name="Normal" style:family="paragraph">
      <style:paragraph-properties fo:text-align="end" fo:margin-bottom="0in" fo:line-height="100%"/>
      <style:text-properties style:font-name-asian="Calibri" style:font-name-complex="Times New Roman" fo:font-weight="bold" style:font-weight-asian="bold" fo:font-style="italic" style:font-style-asian="italic"/>
    </style:style>
    <style:style style:name="TableCell840" style:family="table-cell">
      <style:table-cell-properties fo:border="0.0208in solid #000000" fo:background-color="#FFFFFF" style:writing-mode="lr-tb" style:vertical-align="middle" fo:padding-top="0in" fo:padding-left="0.075in" fo:padding-bottom="0in" fo:padding-right="0.075in"/>
    </style:style>
    <style:style style:name="P84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842" style:family="table-cell">
      <style:table-cell-properties fo:border="0.0208in solid #000000" fo:background-color="#FFFFFF" style:writing-mode="lr-tb" style:vertical-align="middle" fo:padding-top="0in" fo:padding-left="0.075in" fo:padding-bottom="0in" fo:padding-right="0.075in"/>
    </style:style>
    <style:style style:name="P84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844" style:family="table-cell">
      <style:table-cell-properties fo:border="0.0208in solid #000000" fo:background-color="#FFFFFF" style:writing-mode="lr-tb" style:vertical-align="middle" fo:padding-top="0in" fo:padding-left="0.075in" fo:padding-bottom="0in" fo:padding-right="0.075in"/>
    </style:style>
    <style:style style:name="P84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846" style:family="table-row">
      <style:table-row-properties style:min-row-height="0.2916in"/>
    </style:style>
    <style:style style:name="TableCell847" style:family="table-cell">
      <style:table-cell-properties fo:border-top="0.0069in solid #000000" fo:border-left="0.0069in solid #000000" fo:border-bottom="0.0069in solid #000000" fo:border-right="0.0208in solid #000000" fo:background-color="#FFFFFF" style:writing-mode="lr-tb" style:vertical-align="middle" fo:padding-top="0in" fo:padding-left="0.075in" fo:padding-bottom="0in" fo:padding-right="0.075in"/>
    </style:style>
    <style:style style:name="P848" style:parent-style-name="Normal" style:family="paragraph">
      <style:paragraph-properties fo:text-align="end" fo:margin-bottom="0in" fo:line-height="100%"/>
      <style:text-properties style:font-name-asian="Calibri" style:font-name-complex="Times New Roman" fo:font-weight="bold" style:font-weight-asian="bold" fo:font-style="italic" style:font-style-asian="italic"/>
    </style:style>
    <style:style style:name="TableCell849" style:family="table-cell">
      <style:table-cell-properties fo:border="0.0208in solid #000000" fo:background-color="#FFFFFF" style:writing-mode="lr-tb" style:vertical-align="middle" fo:padding-top="0in" fo:padding-left="0.075in" fo:padding-bottom="0in" fo:padding-right="0.075in"/>
    </style:style>
    <style:style style:name="P85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851" style:family="table-cell">
      <style:table-cell-properties fo:border="0.0208in solid #000000" fo:background-color="#FFFFFF" style:writing-mode="lr-tb" style:vertical-align="middle" fo:padding-top="0in" fo:padding-left="0.075in" fo:padding-bottom="0in" fo:padding-right="0.075in"/>
    </style:style>
    <style:style style:name="P85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853" style:family="table-cell">
      <style:table-cell-properties fo:border="0.0208in solid #000000" fo:background-color="#FFFFFF" style:writing-mode="lr-tb" style:vertical-align="middle" fo:padding-top="0in" fo:padding-left="0.075in" fo:padding-bottom="0in" fo:padding-right="0.075in"/>
    </style:style>
    <style:style style:name="P85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olumn856" style:family="table-column">
      <style:table-column-properties style:column-width="0.477in"/>
    </style:style>
    <style:style style:name="TableColumn857" style:family="table-column">
      <style:table-column-properties style:column-width="1.9729in"/>
    </style:style>
    <style:style style:name="TableColumn858" style:family="table-column">
      <style:table-column-properties style:column-width="4.125in"/>
    </style:style>
    <style:style style:name="TableColumn859" style:family="table-column">
      <style:table-column-properties style:column-width="0.9375in"/>
    </style:style>
    <style:style style:name="TableColumn860" style:family="table-column">
      <style:table-column-properties style:column-width="0.643in"/>
    </style:style>
    <style:style style:name="TableColumn861" style:family="table-column">
      <style:table-column-properties style:column-width="1in"/>
    </style:style>
    <style:style style:name="Table855" style:family="table">
      <style:table-properties style:width="9.1555in" fo:margin-left="0in" table:align="left"/>
    </style:style>
    <style:style style:name="TableRow862" style:family="table-row">
      <style:table-row-properties style:min-row-height="0.3368in" fo:keep-together="always"/>
    </style:style>
    <style:style style:name="TableCell863" style:family="table-cell">
      <style:table-cell-properties fo:border-top="0.0138in solid #404040" fo:border-left="0.0138in solid #404040" fo:border-bottom="0.0138in solid #404040" fo:border-right="none" style:writing-mode="lr-tb" style:vertical-align="middle" fo:padding-top="0in" fo:padding-left="0.075in" fo:padding-bottom="0in" fo:padding-right="0.075in"/>
    </style:style>
    <style:style style:name="P864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 style:font-weight-complex="bold" fo:color="#FFFFFF"/>
    </style:style>
    <style:style style:name="TableCell865" style:family="table-cell">
      <style:table-cell-properties fo:border-top="0.0138in solid #404040" fo:border-left="none" fo:border-bottom="0.0138in solid #404040" fo:border-right="none" style:writing-mode="lr-tb" style:vertical-align="middle" fo:padding-top="0in" fo:padding-left="0.075in" fo:padding-bottom="0in" fo:padding-right="0.075in"/>
    </style:style>
    <style:style style:name="P866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 style:font-weight-complex="bold" fo:color="#FFFFFF"/>
    </style:style>
    <style:style style:name="TableCell867" style:family="table-cell">
      <style:table-cell-properties fo:border-top="0.0138in solid #404040" fo:border-left="none" fo:border-bottom="0.0138in solid #404040" fo:border-right="none" style:writing-mode="lr-tb" style:vertical-align="middle" fo:padding-top="0in" fo:padding-left="0.075in" fo:padding-bottom="0in" fo:padding-right="0.075in"/>
    </style:style>
    <style:style style:name="P868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 style:font-weight-complex="bold" fo:color="#FFFFFF"/>
    </style:style>
    <style:style style:name="TableCell869" style:family="table-cell">
      <style:table-cell-properties fo:border-top="0.0138in solid #404040" fo:border-left="none" fo:border-bottom="0.0138in solid #404040" fo:border-right="none" style:writing-mode="lr-tb" style:vertical-align="middle" fo:padding-top="0in" fo:padding-left="0.075in" fo:padding-bottom="0in" fo:padding-right="0.075in"/>
    </style:style>
    <style:style style:name="P870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 style:font-weight-complex="bold" fo:color="#FFFFFF"/>
    </style:style>
    <style:style style:name="TableCell871" style:family="table-cell">
      <style:table-cell-properties fo:border-top="0.0138in solid #404040" fo:border-left="none" fo:border-bottom="0.0138in solid #404040" fo:border-right="none" style:writing-mode="lr-tb" style:vertical-align="middle" fo:padding-top="0in" fo:padding-left="0.075in" fo:padding-bottom="0in" fo:padding-right="0.075in"/>
    </style:style>
    <style:style style:name="P872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 style:font-weight-complex="bold" fo:color="#FFFFFF"/>
    </style:style>
    <style:style style:name="TableCell873" style:family="table-cell">
      <style:table-cell-properties fo:border-top="0.0138in solid #404040" fo:border-left="none" fo:border-bottom="0.0138in solid #404040" fo:border-right="0.0138in solid #404040" style:writing-mode="lr-tb" style:vertical-align="middle" fo:padding-top="0in" fo:padding-left="0.075in" fo:padding-bottom="0in" fo:padding-right="0.075in"/>
    </style:style>
    <style:style style:name="P874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 style:font-weight-complex="bold" fo:color="#FFFFFF"/>
    </style:style>
    <style:style style:name="TableRow875" style:family="table-row">
      <style:table-row-properties style:min-row-height="0.1777in"/>
    </style:style>
    <style:style style:name="TableCell876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877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87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879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88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881" style:parent-style-name="Normal" style:family="paragraph">
      <style:paragraph-properties fo:margin-bottom="0in"/>
    </style:style>
    <style:style style:name="T882" style:parent-style-name="DefaultParagraphFont" style:family="text">
      <style:text-properties style:font-name-asian="Calibri" style:font-name-complex="Times New Roman"/>
    </style:style>
    <style:style style:name="TableCell88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88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88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88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887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88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889" style:family="table-row">
      <style:table-row-properties style:min-row-height="0.1777in"/>
    </style:style>
    <style:style style:name="TableCell890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891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89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893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89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895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89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89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89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89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900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90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902" style:family="table-row">
      <style:table-row-properties style:min-row-height="0.1777in"/>
    </style:style>
    <style:style style:name="TableCell903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904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90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06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90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08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90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1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91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1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913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91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915" style:family="table-row">
      <style:table-row-properties style:min-row-height="0.1777in"/>
    </style:style>
    <style:style style:name="TableCell916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917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91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19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92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21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92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2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92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2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926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928" style:family="table-row">
      <style:table-row-properties style:min-row-height="0.1777in"/>
    </style:style>
    <style:style style:name="TableCell929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930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93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32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93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34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93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3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93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3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939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941" style:family="table-row">
      <style:table-row-properties style:min-row-height="0.1777in"/>
    </style:style>
    <style:style style:name="TableCell942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943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94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45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94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47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94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4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95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5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952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95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954" style:family="table-row">
      <style:table-row-properties style:min-row-height="0.1777in"/>
    </style:style>
    <style:style style:name="TableCell955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956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95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58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95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60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96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6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96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6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965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96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967" style:family="table-row">
      <style:table-row-properties style:min-row-height="0.1673in"/>
    </style:style>
    <style:style style:name="TableCell968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97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71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97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73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97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7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97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7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978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97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980" style:family="table-row">
      <style:table-row-properties style:min-row-height="0.1777in"/>
    </style:style>
    <style:style style:name="TableCell981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982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98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84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98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86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98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8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98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9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991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99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993" style:family="table-row">
      <style:table-row-properties style:min-row-height="0.1777in"/>
    </style:style>
    <style:style style:name="TableCell994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995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99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97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99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999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00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00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004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00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006" style:family="table-row">
      <style:table-row-properties style:min-row-height="0.1777in"/>
    </style:style>
    <style:style style:name="TableCell1007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008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00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10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01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12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01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1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01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017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019" style:family="table-row">
      <style:table-row-properties style:min-row-height="0.1777in"/>
    </style:style>
    <style:style style:name="TableCell1020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02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02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25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02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02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030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032" style:family="table-row">
      <style:table-row-properties style:min-row-height="0.1777in"/>
    </style:style>
    <style:style style:name="TableCell1033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03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03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03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04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043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045" style:family="table-row">
      <style:table-row-properties style:min-row-height="0.1777in"/>
    </style:style>
    <style:style style:name="TableCell1046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04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49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05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51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05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5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05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5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056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058" style:family="table-row">
      <style:table-row-properties style:min-row-height="0.1777in"/>
    </style:style>
    <style:style style:name="TableCell1059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06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06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06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06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069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071" style:family="table-row">
      <style:table-row-properties style:min-row-height="0.1777in"/>
    </style:style>
    <style:style style:name="TableCell1072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073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07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07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07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08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082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084" style:family="table-row">
      <style:table-row-properties style:min-row-height="0.1673in"/>
    </style:style>
    <style:style style:name="TableCell1085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08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08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09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9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09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09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095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09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097" style:family="table-row">
      <style:table-row-properties style:min-row-height="0.1777in"/>
    </style:style>
    <style:style style:name="TableCell1098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10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10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03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10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10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108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110" style:family="table-row">
      <style:table-row-properties style:min-row-height="0.1777in"/>
    </style:style>
    <style:style style:name="TableCell1111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11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11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11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11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121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12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123" style:family="table-row">
      <style:table-row-properties style:min-row-height="0.1777in"/>
    </style:style>
    <style:style style:name="TableCell1124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12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12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29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13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13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134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136" style:family="table-row">
      <style:table-row-properties style:min-row-height="0.1777in"/>
    </style:style>
    <style:style style:name="TableCell1137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13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14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14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14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147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149" style:family="table-row">
      <style:table-row-properties style:min-row-height="0.1777in"/>
    </style:style>
    <style:style style:name="TableCell1150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15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15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15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15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160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162" style:family="table-row">
      <style:table-row-properties style:min-row-height="0.1777in"/>
    </style:style>
    <style:style style:name="TableCell1163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164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16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66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16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68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16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7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17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7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173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17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175" style:family="table-row">
      <style:table-row-properties style:min-row-height="0.1777in"/>
    </style:style>
    <style:style style:name="TableCell1176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17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18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margin-bottom="0in" fo:line-height="100%"/>
    </style:style>
    <style:style style:name="T1182" style:parent-style-name="DefaultParagraphFont" style:family="text">
      <style:text-properties style:font-name-asian="Calibri" style:font-name-complex="Times New Roman"/>
    </style:style>
    <style:style style:name="TableCell118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18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187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189" style:family="table-row">
      <style:table-row-properties style:min-row-height="0.1777in"/>
    </style:style>
    <style:style style:name="TableCell1190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191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19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93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19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95" style:parent-style-name="Normal" style:family="paragraph">
      <style:paragraph-properties fo:margin-bottom="0in" fo:line-height="100%"/>
    </style:style>
    <style:style style:name="T1196" style:parent-style-name="DefaultParagraphFont" style:family="text">
      <style:text-properties style:font-name-asian="Calibri" style:font-name-complex="Times New Roman"/>
    </style:style>
    <style:style style:name="TableCell119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19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201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203" style:family="table-row">
      <style:table-row-properties style:min-row-height="0.1777in"/>
    </style:style>
    <style:style style:name="TableCell1204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205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20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20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21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21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214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216" style:family="table-row">
      <style:table-row-properties style:min-row-height="0.1777in"/>
    </style:style>
    <style:style style:name="TableCell1217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218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21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22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margin-bottom="0in" fo:line-height="100%"/>
    </style:style>
    <style:style style:name="T1223" style:parent-style-name="DefaultParagraphFont" style:family="text">
      <style:text-properties style:font-name-asian="Calibri" style:font-name-complex="Times New Roman"/>
    </style:style>
    <style:style style:name="TableCell122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22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228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22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230" style:family="table-row">
      <style:table-row-properties style:min-row-height="0.1777in"/>
    </style:style>
    <style:style style:name="TableCell1231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23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34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23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36" style:parent-style-name="Normal" style:family="paragraph">
      <style:paragraph-properties fo:margin-bottom="0in" fo:line-height="100%"/>
    </style:style>
    <style:style style:name="T1237" style:parent-style-name="DefaultParagraphFont" style:family="text">
      <style:text-properties style:font-name-asian="Calibri" style:font-name-complex="Times New Roman"/>
    </style:style>
    <style:style style:name="TableCell123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3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24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4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242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24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244" style:family="table-row">
      <style:table-row-properties style:min-row-height="0.1777in"/>
    </style:style>
    <style:style style:name="TableCell1245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24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24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margin-bottom="0in" fo:line-height="100%"/>
    </style:style>
    <style:style style:name="T1251" style:parent-style-name="DefaultParagraphFont" style:family="text">
      <style:text-properties style:font-name-asian="Calibri" style:font-name-complex="Times New Roman"/>
    </style:style>
    <style:style style:name="TableCell125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5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25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5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256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25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258" style:family="table-row">
      <style:table-row-properties style:min-row-height="0.1777in"/>
    </style:style>
    <style:style style:name="TableCell1259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26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62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26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margin-bottom="0in" fo:line-height="100%"/>
    </style:style>
    <style:style style:name="T1265" style:parent-style-name="DefaultParagraphFont" style:family="text">
      <style:text-properties style:font-name-asian="Calibri" style:font-name-complex="Times New Roman"/>
    </style:style>
    <style:style style:name="TableCell126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6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26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6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270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27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272" style:family="table-row">
      <style:table-row-properties style:min-row-height="0.1777in"/>
    </style:style>
    <style:style style:name="TableCell1273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27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76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27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78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27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28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283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28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285" style:family="table-row">
      <style:table-row-properties style:min-row-height="0.1777in"/>
    </style:style>
    <style:style style:name="TableCell1286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287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28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89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29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91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29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9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29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29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296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29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298" style:family="table-row">
      <style:table-row-properties style:min-row-height="0.1777in"/>
    </style:style>
    <style:style style:name="TableCell1299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300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30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02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30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04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30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0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30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309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311" style:family="table-row">
      <style:table-row-properties style:min-row-height="0.1673in"/>
    </style:style>
    <style:style style:name="TableCell1312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31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31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31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1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32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2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322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324" style:family="table-row">
      <style:table-row-properties style:min-row-height="0.1673in"/>
    </style:style>
    <style:style style:name="TableCell1325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326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32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32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30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33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3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33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3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335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33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337" style:family="table-row">
      <style:table-row-properties style:min-row-height="0.1777in"/>
    </style:style>
    <style:style style:name="TableCell1338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34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41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34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43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34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34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4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348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34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350" style:family="table-row">
      <style:table-row-properties style:min-row-height="0.1777in"/>
    </style:style>
    <style:style style:name="TableCell1351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352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35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35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35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5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35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6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361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36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363" style:family="table-row">
      <style:table-row-properties style:min-row-height="0.1777in"/>
    </style:style>
    <style:style style:name="TableCell1364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365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36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67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36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69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37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7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37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374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37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376" style:family="table-row">
      <style:table-row-properties style:min-row-height="0.1777in"/>
    </style:style>
    <style:style style:name="TableCell1377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378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37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80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38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82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38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8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38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8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387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389" style:family="table-row">
      <style:table-row-properties style:min-row-height="0.1777in"/>
    </style:style>
    <style:style style:name="TableCell1390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391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39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93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39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95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39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9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39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400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402" style:family="table-row">
      <style:table-row-properties style:min-row-height="0.1777in"/>
    </style:style>
    <style:style style:name="TableCell1403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404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40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06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40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08" style:parent-style-name="Normal" style:family="paragraph">
      <style:paragraph-properties fo:margin-bottom="0in"/>
    </style:style>
    <style:style style:name="T1409" style:parent-style-name="DefaultParagraphFont" style:family="text">
      <style:text-properties style:font-name-asian="Calibri" style:font-name-complex="Times New Roman"/>
    </style:style>
    <style:style style:name="TableCell141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1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41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1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414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41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416" style:family="table-row">
      <style:table-row-properties style:min-row-height="0.1777in"/>
    </style:style>
    <style:style style:name="TableCell1417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418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41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20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42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22" style:parent-style-name="Normal" style:family="paragraph">
      <style:paragraph-properties fo:margin-bottom="0in"/>
    </style:style>
    <style:style style:name="T1423" style:parent-style-name="DefaultParagraphFont" style:family="text">
      <style:text-properties style:font-name-asian="Calibri" style:font-name-complex="Times New Roman"/>
    </style:style>
    <style:style style:name="TableCell142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2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42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2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428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42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430" style:family="table-row">
      <style:table-row-properties style:min-row-height="0.1777in"/>
    </style:style>
    <style:style style:name="TableCell1431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432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43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34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43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36" style:parent-style-name="Normal" style:family="paragraph">
      <style:paragraph-properties fo:margin-bottom="0in"/>
    </style:style>
    <style:style style:name="T1437" style:parent-style-name="DefaultParagraphFont" style:family="text">
      <style:text-properties style:font-name-asian="Calibri" style:font-name-complex="Times New Roman"/>
    </style:style>
    <style:style style:name="TableCell143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3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44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4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442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44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444" style:family="table-row">
      <style:table-row-properties style:min-row-height="0.1777in"/>
    </style:style>
    <style:style style:name="TableCell1445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446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44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48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44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45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5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45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5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455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45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457" style:family="table-row">
      <style:table-row-properties style:min-row-height="0.1777in"/>
    </style:style>
    <style:style style:name="TableCell1458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459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46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61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46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63" style:parent-style-name="Normal" style:family="paragraph">
      <style:paragraph-properties fo:margin-bottom="0in"/>
    </style:style>
    <style:style style:name="T1464" style:parent-style-name="DefaultParagraphFont" style:family="text">
      <style:text-properties style:font-name-asian="Calibri" style:font-name-complex="Times New Roman"/>
    </style:style>
    <style:style style:name="TableCell146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6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46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6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469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47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471" style:family="table-row">
      <style:table-row-properties style:min-row-height="0.1777in"/>
    </style:style>
    <style:style style:name="TableCell1472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473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47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75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47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77" style:parent-style-name="Normal" style:family="paragraph">
      <style:paragraph-properties fo:margin-bottom="0in"/>
    </style:style>
    <style:style style:name="T1478" style:parent-style-name="DefaultParagraphFont" style:family="text">
      <style:text-properties style:font-name-asian="Calibri" style:font-name-complex="Times New Roman"/>
    </style:style>
    <style:style style:name="TableCell147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8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48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8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483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48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485" style:family="table-row">
      <style:table-row-properties style:min-row-height="0.1673in"/>
    </style:style>
    <style:style style:name="TableCell1486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487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48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89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49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91" style:parent-style-name="Normal" style:family="paragraph">
      <style:paragraph-properties fo:margin-bottom="0in"/>
    </style:style>
    <style:style style:name="T1492" style:parent-style-name="DefaultParagraphFont" style:family="text">
      <style:text-properties style:font-name-asian="Calibri" style:font-name-complex="Times New Roman"/>
    </style:style>
    <style:style style:name="TableCell149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9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49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49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497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49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499" style:family="table-row">
      <style:table-row-properties style:min-row-height="0.1777in"/>
    </style:style>
    <style:style style:name="TableCell1500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501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50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50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05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50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0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50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0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510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51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512" style:family="table-row">
      <style:table-row-properties style:min-row-height="0.1777in"/>
    </style:style>
    <style:style style:name="TableCell1513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514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51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16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51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18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51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2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52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2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523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52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525" style:family="table-row">
      <style:table-row-properties style:min-row-height="0.1777in"/>
    </style:style>
    <style:style style:name="TableCell1526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527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52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29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53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31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53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3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53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3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536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53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538" style:family="table-row">
      <style:table-row-properties style:min-row-height="0.1777in"/>
    </style:style>
    <style:style style:name="TableCell1539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540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54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42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54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44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54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4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54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4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549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55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551" style:family="table-row">
      <style:table-row-properties style:min-row-height="0.1777in"/>
    </style:style>
    <style:style style:name="TableCell1552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553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55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55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55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57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55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5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56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6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562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56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564" style:family="table-row">
      <style:table-row-properties style:min-row-height="0.1777in"/>
    </style:style>
    <style:style style:name="TableCell1565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566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56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68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56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70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57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7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57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7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575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57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577" style:family="table-row">
      <style:table-row-properties style:min-row-height="0.1777in"/>
    </style:style>
    <style:style style:name="TableCell1578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579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58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81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58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83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58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8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58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8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588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58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590" style:family="table-row">
      <style:table-row-properties style:min-row-height="0.1777in"/>
    </style:style>
    <style:style style:name="TableCell1591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592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59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94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59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96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59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59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59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0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601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60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603" style:family="table-row">
      <style:table-row-properties style:min-row-height="0.1777in"/>
    </style:style>
    <style:style style:name="TableCell1604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605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60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07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60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09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61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1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61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1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614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61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616" style:family="table-row">
      <style:table-row-properties style:min-row-height="0.1777in"/>
    </style:style>
    <style:style style:name="TableCell1617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618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61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20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62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22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62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2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62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2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627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62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629" style:family="table-row">
      <style:table-row-properties style:min-row-height="0.1777in"/>
    </style:style>
    <style:style style:name="TableCell1630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631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63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33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63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35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63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3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63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3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640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64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642" style:family="table-row">
      <style:table-row-properties style:min-row-height="0.1777in"/>
    </style:style>
    <style:style style:name="TableCell1643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644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64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46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64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48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64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5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65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5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653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65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655" style:family="table-row">
      <style:table-row-properties style:min-row-height="0.1777in"/>
    </style:style>
    <style:style style:name="TableCell1656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657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65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59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66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61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66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6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66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6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666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66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668" style:family="table-row">
      <style:table-row-properties style:min-row-height="0.1777in"/>
    </style:style>
    <style:style style:name="TableCell1669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670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67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72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67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74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67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7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67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7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679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68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681" style:family="table-row">
      <style:table-row-properties style:min-row-height="0.1777in"/>
    </style:style>
    <style:style style:name="TableCell1682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683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68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85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68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87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68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8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69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9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692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69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694" style:family="table-row">
      <style:table-row-properties style:min-row-height="0.1777in"/>
    </style:style>
    <style:style style:name="TableCell1695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696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69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698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69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00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70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0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70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0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705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70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707" style:family="table-row">
      <style:table-row-properties style:min-row-height="0.1777in"/>
    </style:style>
    <style:style style:name="TableCell1708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709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71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11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71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13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71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1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71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1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718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71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720" style:family="table-row">
      <style:table-row-properties style:min-row-height="0.1777in"/>
    </style:style>
    <style:style style:name="TableCell1721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722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72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24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72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26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72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2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72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3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731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73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733" style:family="table-row">
      <style:table-row-properties style:min-row-height="0.1777in"/>
    </style:style>
    <style:style style:name="TableCell1734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735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73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37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73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39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74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4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74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4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744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74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746" style:family="table-row">
      <style:table-row-properties style:min-row-height="0.1777in"/>
    </style:style>
    <style:style style:name="TableCell1747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748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74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50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75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52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75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5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75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5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757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75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759" style:family="table-row">
      <style:table-row-properties style:min-row-height="0.1777in"/>
    </style:style>
    <style:style style:name="TableCell1760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761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76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63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76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65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76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6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76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6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770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77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772" style:family="table-row">
      <style:table-row-properties style:min-row-height="0.1673in"/>
    </style:style>
    <style:style style:name="TableCell1773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774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77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76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77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78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77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8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78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8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783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78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785" style:family="table-row">
      <style:table-row-properties style:min-row-height="0.1777in"/>
    </style:style>
    <style:style style:name="TableCell1786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787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78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89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79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91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79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9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79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79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796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79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798" style:family="table-row">
      <style:table-row-properties style:min-row-height="0.1777in"/>
    </style:style>
    <style:style style:name="TableCell1799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800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80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02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80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04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80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0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80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0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809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81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811" style:family="table-row">
      <style:table-row-properties style:min-row-height="0.1777in"/>
    </style:style>
    <style:style style:name="TableCell1812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813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81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15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81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17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81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1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82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2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822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82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824" style:family="table-row">
      <style:table-row-properties style:min-row-height="0.1777in"/>
    </style:style>
    <style:style style:name="TableCell1825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826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82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28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82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30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83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3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83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3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835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83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837" style:family="table-row">
      <style:table-row-properties style:min-row-height="0.1777in"/>
    </style:style>
    <style:style style:name="TableCell1838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839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84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41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84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43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84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4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84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4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848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84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850" style:family="table-row">
      <style:table-row-properties style:min-row-height="0.1777in"/>
    </style:style>
    <style:style style:name="TableCell1851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852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85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54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85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56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85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5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85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6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861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86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863" style:family="table-row">
      <style:table-row-properties style:min-row-height="0.1777in"/>
    </style:style>
    <style:style style:name="TableCell1864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865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86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67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86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69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87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7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87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7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874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87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876" style:family="table-row">
      <style:table-row-properties style:min-row-height="0.1777in"/>
    </style:style>
    <style:style style:name="TableCell1877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878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87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80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88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82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88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8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88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8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887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88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889" style:family="table-row">
      <style:table-row-properties style:min-row-height="0.1777in"/>
    </style:style>
    <style:style style:name="TableCell1890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891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89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93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89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95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89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9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89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89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900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90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902" style:family="table-row">
      <style:table-row-properties style:min-row-height="0.1777in"/>
    </style:style>
    <style:style style:name="TableCell1903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904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90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06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90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08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90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1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91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1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913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91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915" style:family="table-row">
      <style:table-row-properties style:min-row-height="0.1777in"/>
    </style:style>
    <style:style style:name="TableCell1916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917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91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19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92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21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92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2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92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2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926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92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928" style:family="table-row">
      <style:table-row-properties style:min-row-height="0.1777in"/>
    </style:style>
    <style:style style:name="TableCell1929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930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93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32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93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34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93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3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93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3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939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94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941" style:family="table-row">
      <style:table-row-properties style:min-row-height="0.1777in"/>
    </style:style>
    <style:style style:name="TableCell1942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943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94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45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94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47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94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4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95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5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952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95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954" style:family="table-row">
      <style:table-row-properties style:min-row-height="0.1777in"/>
    </style:style>
    <style:style style:name="TableCell1955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956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95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58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95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60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96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6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96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6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965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96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967" style:family="table-row">
      <style:table-row-properties style:min-row-height="0.1777in"/>
    </style:style>
    <style:style style:name="TableCell1968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969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97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71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97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73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97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7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97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7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978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97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980" style:family="table-row">
      <style:table-row-properties style:min-row-height="0.1777in"/>
    </style:style>
    <style:style style:name="TableCell1981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982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98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84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98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86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198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8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98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9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1991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199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1993" style:family="table-row">
      <style:table-row-properties style:min-row-height="0.1777in"/>
    </style:style>
    <style:style style:name="TableCell1994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1995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199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97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199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1999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00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0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00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0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004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00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006" style:family="table-row">
      <style:table-row-properties style:min-row-height="0.1777in"/>
    </style:style>
    <style:style style:name="TableCell2007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008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00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10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01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12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01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1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01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1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017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01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019" style:family="table-row">
      <style:table-row-properties style:min-row-height="0.1777in"/>
    </style:style>
    <style:style style:name="TableCell2020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021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02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23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02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25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02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2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02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2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030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03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032" style:family="table-row">
      <style:table-row-properties style:min-row-height="0.1777in"/>
    </style:style>
    <style:style style:name="TableCell2033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034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03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36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03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38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03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4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04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4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043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04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045" style:family="table-row">
      <style:table-row-properties style:min-row-height="0.1777in"/>
    </style:style>
    <style:style style:name="TableCell2046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047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04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49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05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51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05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5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05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5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056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05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058" style:family="table-row">
      <style:table-row-properties style:min-row-height="0.1777in"/>
    </style:style>
    <style:style style:name="TableCell2059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060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06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62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06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64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06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6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06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6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069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07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071" style:family="table-row">
      <style:table-row-properties style:min-row-height="0.1777in"/>
    </style:style>
    <style:style style:name="TableCell2072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073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07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75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07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77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07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7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08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8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082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08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084" style:family="table-row">
      <style:table-row-properties style:min-row-height="0.1777in"/>
    </style:style>
    <style:style style:name="TableCell2085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086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08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88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08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90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09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9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09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09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095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09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097" style:family="table-row">
      <style:table-row-properties style:min-row-height="0.1777in"/>
    </style:style>
    <style:style style:name="TableCell2098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099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10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01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10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03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10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0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10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0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108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10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110" style:family="table-row">
      <style:table-row-properties style:min-row-height="0.1777in"/>
    </style:style>
    <style:style style:name="TableCell2111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112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11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14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11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16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11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1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11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2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121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12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123" style:family="table-row">
      <style:table-row-properties style:min-row-height="0.1777in"/>
    </style:style>
    <style:style style:name="TableCell2124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125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12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27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12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29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13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3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13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3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134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13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136" style:family="table-row">
      <style:table-row-properties style:min-row-height="0.1777in"/>
    </style:style>
    <style:style style:name="TableCell2137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138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13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40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14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42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14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4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14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4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147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14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149" style:family="table-row">
      <style:table-row-properties style:min-row-height="0.1777in"/>
    </style:style>
    <style:style style:name="TableCell2150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151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15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53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15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55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15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5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15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5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160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16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162" style:family="table-row">
      <style:table-row-properties style:min-row-height="0.1777in"/>
    </style:style>
    <style:style style:name="TableCell2163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164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16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66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16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68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16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7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17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7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173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17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175" style:family="table-row">
      <style:table-row-properties style:min-row-height="0.1777in"/>
    </style:style>
    <style:style style:name="TableCell2176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177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17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79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18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81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18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8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18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8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186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18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188" style:family="table-row">
      <style:table-row-properties style:min-row-height="0.1777in"/>
    </style:style>
    <style:style style:name="TableCell2189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190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19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92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19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94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19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9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19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19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199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20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201" style:family="table-row">
      <style:table-row-properties style:min-row-height="0.1777in"/>
    </style:style>
    <style:style style:name="TableCell2202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203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20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05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20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07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20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0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21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1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212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21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214" style:family="table-row">
      <style:table-row-properties style:min-row-height="0.1777in"/>
    </style:style>
    <style:style style:name="TableCell2215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216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21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18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21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20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22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2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22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2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225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22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227" style:family="table-row">
      <style:table-row-properties style:min-row-height="0.1777in"/>
    </style:style>
    <style:style style:name="TableCell2228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229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23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31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23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33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23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3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23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3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238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23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240" style:family="table-row">
      <style:table-row-properties style:min-row-height="0.1777in"/>
    </style:style>
    <style:style style:name="TableCell2241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242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24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44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24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46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24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4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24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5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251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25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253" style:family="table-row">
      <style:table-row-properties style:min-row-height="0.1777in"/>
    </style:style>
    <style:style style:name="TableCell2254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255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25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57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25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59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26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6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26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6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264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26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266" style:family="table-row">
      <style:table-row-properties style:min-row-height="0.1777in"/>
    </style:style>
    <style:style style:name="TableCell2267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268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26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70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27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72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27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7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27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7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277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27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279" style:family="table-row">
      <style:table-row-properties style:min-row-height="0.1777in"/>
    </style:style>
    <style:style style:name="TableCell2280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281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28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83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28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85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28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8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28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8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290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29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292" style:family="table-row">
      <style:table-row-properties style:min-row-height="0.1777in"/>
    </style:style>
    <style:style style:name="TableCell2293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294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29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96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29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298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29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30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30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30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303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30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305" style:family="table-row">
      <style:table-row-properties style:min-row-height="0.1777in"/>
    </style:style>
    <style:style style:name="TableCell2306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307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30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309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31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311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312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31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31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315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316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317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318" style:family="table-row">
      <style:table-row-properties style:min-row-height="0.1777in"/>
    </style:style>
    <style:style style:name="TableCell2319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320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32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322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32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324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325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32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32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328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329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330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331" style:family="table-row">
      <style:table-row-properties style:min-row-height="0.1777in"/>
    </style:style>
    <style:style style:name="TableCell2332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333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334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335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336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337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338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339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340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341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342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343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Row2344" style:family="table-row">
      <style:table-row-properties style:min-row-height="0.1777in"/>
    </style:style>
    <style:style style:name="TableCell2345" style:family="table-cell">
      <style:table-cell-properties fo:border-top="0.0138in solid #404040" fo:border-left="0.0138in solid #404040" fo:border-bottom="0.0138in solid #404040" fo:border-right="none" style:writing-mode="lr-tb" fo:padding-top="0in" fo:padding-left="0.075in" fo:padding-bottom="0in" fo:padding-right="0.075in"/>
    </style:style>
    <style:style style:name="P2346" style:parent-style-name="Normal" style:family="paragraph">
      <style:paragraph-properties fo:text-align="center" fo:margin-bottom="0in" fo:line-height="100%" fo:margin-left="0.1in" fo:text-indent="0in">
        <style:tab-stops/>
      </style:paragraph-properties>
      <style:text-properties style:font-name-asian="Calibri" style:font-name-complex="Times New Roman" fo:font-weight="bold" style:font-weight-asian="bold" style:font-weight-complex="bold"/>
    </style:style>
    <style:style style:name="TableCell2347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348" style:parent-style-name="Normal" style:family="paragraph">
      <style:paragraph-properties fo:text-align="start" fo:margin-bottom="0in" fo:line-height="100%"/>
      <style:text-properties style:font-name-asian="Calibri" style:font-name-complex="Times New Roman"/>
    </style:style>
    <style:style style:name="TableCell2349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350" style:parent-style-name="Normal" style:family="paragraph">
      <style:paragraph-properties fo:margin-bottom="0in" fo:line-height="100%"/>
      <style:text-properties style:font-name-asian="Calibri" style:font-name-complex="Times New Roman"/>
    </style:style>
    <style:style style:name="TableCell2351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352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353" style:family="table-cell">
      <style:table-cell-properties fo:border-top="0.0138in solid #404040" fo:border-left="none" fo:border-bottom="0.0138in solid #404040" fo:border-right="none" style:writing-mode="lr-tb" fo:padding-top="0in" fo:padding-left="0.075in" fo:padding-bottom="0in" fo:padding-right="0.075in"/>
    </style:style>
    <style:style style:name="P2354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TableCell2355" style:family="table-cell">
      <style:table-cell-properties fo:border-top="0.0138in solid #404040" fo:border-left="none" fo:border-bottom="0.0138in solid #404040" fo:border-right="0.0138in solid #404040" style:writing-mode="lr-tb" fo:padding-top="0in" fo:padding-left="0.075in" fo:padding-bottom="0in" fo:padding-right="0.075in"/>
    </style:style>
    <style:style style:name="P2356" style:parent-style-name="Normal" style:family="paragraph">
      <style:paragraph-properties fo:text-align="center" fo:margin-bottom="0in" fo:line-height="100%"/>
      <style:text-properties style:font-name-asian="Calibri" style:font-name-complex="Times New Roman"/>
    </style:style>
    <style:style style:name="P2357" style:parent-style-name="Heading1" style:family="paragraph">
      <style:paragraph-properties fo:break-before="page"/>
    </style:style>
    <style:style style:name="TableColumn2359" style:family="table-column">
      <style:table-column-properties style:column-width="0.3048in"/>
    </style:style>
    <style:style style:name="TableColumn2360" style:family="table-column">
      <style:table-column-properties style:column-width="4.2701in"/>
    </style:style>
    <style:style style:name="TableColumn2361" style:family="table-column">
      <style:table-column-properties style:column-width="4.625in"/>
    </style:style>
    <style:style style:name="Table2358" style:family="table">
      <style:table-properties style:width="9.2in" fo:margin-left="0in" table:align="left"/>
    </style:style>
    <style:style style:name="TableRow2362" style:family="table-row">
      <style:table-row-properties fo:keep-together="always"/>
    </style:style>
    <style:style style:name="TableCell236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364" style:parent-style-name="Normal" style:family="paragraph">
      <style:paragraph-properties fo:text-align="center" fo:margin-top="0.0416in" fo:margin-bottom="0.1in"/>
      <style:text-properties style:font-name-asian="Calibri" style:font-name-complex="Times New Roman" fo:font-weight="bold" style:font-weight-asian="bold"/>
    </style:style>
    <style:style style:name="TableCell236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366" style:parent-style-name="Normal" style:family="paragraph">
      <style:paragraph-properties fo:text-align="center" fo:margin-top="0.0416in" fo:margin-bottom="0.1in"/>
      <style:text-properties style:font-name-asian="Calibri" style:font-name-complex="Times New Roman" fo:font-weight="bold" style:font-weight-asian="bold"/>
    </style:style>
    <style:style style:name="TableCell236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368" style:parent-style-name="Normal" style:family="paragraph">
      <style:paragraph-properties fo:text-align="center" fo:margin-top="0.0416in" fo:margin-bottom="0.1in"/>
      <style:text-properties style:font-name-asian="Calibri" style:font-name-complex="Times New Roman" fo:font-weight="bold" style:font-weight-asian="bold"/>
    </style:style>
    <style:style style:name="TableRow2369" style:family="table-row">
      <style:table-row-properties style:min-row-height="0.2013in" fo:keep-together="always"/>
    </style:style>
    <style:style style:name="TableCell2370" style:family="table-cell">
      <style:table-cell-properties fo:border="0.0069in solid #000000" style:writing-mode="lr-tb" fo:padding-top="0in" fo:padding-left="0.075in" fo:padding-bottom="0in" fo:padding-right="0.075in"/>
    </style:style>
    <style:style style:name="P2371" style:parent-style-name="Normal" style:family="paragraph">
      <style:paragraph-properties fo:text-align="center" fo:margin-top="0.0416in" fo:margin-bottom="0.1in" fo:margin-left="0.1in" fo:text-indent="0in">
        <style:tab-stops/>
      </style:paragraph-properties>
    </style:style>
    <style:style style:name="TableCell2372" style:family="table-cell">
      <style:table-cell-properties fo:border="0.0069in solid #000000" style:writing-mode="lr-tb" fo:padding-top="0in" fo:padding-left="0.075in" fo:padding-bottom="0in" fo:padding-right="0.075in"/>
    </style:style>
    <style:style style:name="P2373" style:parent-style-name="Normal" style:family="paragraph">
      <style:paragraph-properties fo:margin-top="0.0416in" fo:margin-bottom="0.1in"/>
    </style:style>
    <style:style style:name="TableCell2374" style:family="table-cell">
      <style:table-cell-properties fo:border="0.0069in solid #000000" style:writing-mode="lr-tb" fo:padding-top="0in" fo:padding-left="0.075in" fo:padding-bottom="0in" fo:padding-right="0.075in"/>
    </style:style>
    <style:style style:name="P2375" style:parent-style-name="ListParagraph" style:family="paragraph">
      <style:paragraph-properties fo:text-align="start" fo:margin-top="0.0416in" fo:margin-bottom="0.1in" fo:margin-left="0.1437in" fo:text-indent="-0.1437in">
        <style:tab-stops/>
      </style:paragraph-properties>
    </style:style>
    <style:style style:name="TableRow2376" style:family="table-row">
      <style:table-row-properties style:min-row-height="0.2013in" fo:keep-together="always"/>
    </style:style>
    <style:style style:name="TableCell2377" style:family="table-cell">
      <style:table-cell-properties fo:border="0.0069in solid #000000" style:writing-mode="lr-tb" fo:padding-top="0in" fo:padding-left="0.075in" fo:padding-bottom="0in" fo:padding-right="0.075in"/>
    </style:style>
    <style:style style:name="P2378" style:parent-style-name="Normal" style:family="paragraph">
      <style:paragraph-properties fo:text-align="center" fo:margin-top="0.0416in" fo:margin-bottom="0.1in" fo:margin-left="0.1in" fo:text-indent="0in">
        <style:tab-stops/>
      </style:paragraph-properties>
    </style:style>
    <style:style style:name="TableCell2379" style:family="table-cell">
      <style:table-cell-properties fo:border="0.0069in solid #000000" style:writing-mode="lr-tb" fo:padding-top="0in" fo:padding-left="0.075in" fo:padding-bottom="0in" fo:padding-right="0.075in"/>
    </style:style>
    <style:style style:name="P2380" style:parent-style-name="Normal" style:family="paragraph">
      <style:paragraph-properties fo:margin-top="0.0416in" fo:margin-bottom="0.1in"/>
    </style:style>
    <style:style style:name="TableCell2381" style:family="table-cell">
      <style:table-cell-properties fo:border="0.0069in solid #000000" style:writing-mode="lr-tb" fo:padding-top="0in" fo:padding-left="0.075in" fo:padding-bottom="0in" fo:padding-right="0.075in"/>
    </style:style>
    <style:style style:name="P2382" style:parent-style-name="ListParagraph" style:family="paragraph">
      <style:paragraph-properties fo:text-align="start" fo:margin-top="0.0416in" fo:margin-bottom="0.1in" fo:margin-left="0.1437in" fo:text-indent="-0.1437in">
        <style:tab-stops/>
      </style:paragraph-properties>
    </style:style>
    <style:style style:name="TableRow2383" style:family="table-row">
      <style:table-row-properties style:min-row-height="0.2013in" fo:keep-together="always"/>
    </style:style>
    <style:style style:name="TableCell2384" style:family="table-cell">
      <style:table-cell-properties fo:border="0.0069in solid #000000" style:writing-mode="lr-tb" fo:padding-top="0in" fo:padding-left="0.075in" fo:padding-bottom="0in" fo:padding-right="0.075in"/>
    </style:style>
    <style:style style:name="P2385" style:parent-style-name="Normal" style:family="paragraph">
      <style:paragraph-properties fo:text-align="center" fo:margin-top="0.0416in" fo:margin-bottom="0.1in" fo:margin-left="0.1in" fo:text-indent="0in">
        <style:tab-stops/>
      </style:paragraph-properties>
    </style:style>
    <style:style style:name="TableCell2386" style:family="table-cell">
      <style:table-cell-properties fo:border="0.0069in solid #000000" style:writing-mode="lr-tb" fo:padding-top="0in" fo:padding-left="0.075in" fo:padding-bottom="0in" fo:padding-right="0.075in"/>
    </style:style>
    <style:style style:name="P2387" style:parent-style-name="Normal" style:family="paragraph">
      <style:paragraph-properties fo:margin-top="0.0416in" fo:margin-bottom="0.1in"/>
    </style:style>
    <style:style style:name="TableCell2388" style:family="table-cell">
      <style:table-cell-properties fo:border="0.0069in solid #000000" style:writing-mode="lr-tb" fo:padding-top="0in" fo:padding-left="0.075in" fo:padding-bottom="0in" fo:padding-right="0.075in"/>
    </style:style>
    <style:style style:name="P2389" style:parent-style-name="ListParagraph" style:family="paragraph">
      <style:paragraph-properties fo:text-align="start" fo:margin-top="0.0416in" fo:margin-bottom="0.1in" fo:margin-left="0.1437in" fo:text-indent="-0.1437in">
        <style:tab-stops/>
      </style:paragraph-properties>
    </style:style>
    <style:style style:name="TableRow2390" style:family="table-row">
      <style:table-row-properties style:min-row-height="0.2013in" fo:keep-together="always"/>
    </style:style>
    <style:style style:name="TableCell2391" style:family="table-cell">
      <style:table-cell-properties fo:border="0.0069in solid #000000" style:writing-mode="lr-tb" fo:padding-top="0in" fo:padding-left="0.075in" fo:padding-bottom="0in" fo:padding-right="0.075in"/>
    </style:style>
    <style:style style:name="P2392" style:parent-style-name="Normal" style:family="paragraph">
      <style:paragraph-properties fo:text-align="center" fo:margin-top="0.0416in" fo:margin-bottom="0.1in" fo:margin-left="0.1in" fo:text-indent="0in">
        <style:tab-stops/>
      </style:paragraph-properties>
    </style:style>
    <style:style style:name="TableCell2393" style:family="table-cell">
      <style:table-cell-properties fo:border="0.0069in solid #000000" style:writing-mode="lr-tb" fo:padding-top="0in" fo:padding-left="0.075in" fo:padding-bottom="0in" fo:padding-right="0.075in"/>
    </style:style>
    <style:style style:name="P2394" style:parent-style-name="Normal" style:family="paragraph">
      <style:paragraph-properties fo:margin-top="0.0416in" fo:margin-bottom="0.1in"/>
    </style:style>
    <style:style style:name="TableCell2395" style:family="table-cell">
      <style:table-cell-properties fo:border="0.0069in solid #000000" style:writing-mode="lr-tb" fo:padding-top="0in" fo:padding-left="0.075in" fo:padding-bottom="0in" fo:padding-right="0.075in"/>
    </style:style>
    <style:style style:name="P2396" style:parent-style-name="ListParagraph" style:family="paragraph">
      <style:paragraph-properties fo:text-align="start" fo:margin-top="0.0416in" fo:margin-bottom="0.1in" fo:margin-left="0.1437in" fo:text-indent="-0.1437in">
        <style:tab-stops/>
      </style:paragraph-properties>
    </style:style>
    <style:style style:name="TableRow2397" style:family="table-row">
      <style:table-row-properties style:min-row-height="0.2013in" fo:keep-together="always"/>
    </style:style>
    <style:style style:name="TableCell2398" style:family="table-cell">
      <style:table-cell-properties fo:border="0.0069in solid #000000" style:writing-mode="lr-tb" fo:padding-top="0in" fo:padding-left="0.075in" fo:padding-bottom="0in" fo:padding-right="0.075in"/>
    </style:style>
    <style:style style:name="P2399" style:parent-style-name="Normal" style:family="paragraph">
      <style:paragraph-properties fo:text-align="center" fo:margin-top="0.0416in" fo:margin-bottom="0.1in" fo:margin-left="0.1in" fo:text-indent="0in">
        <style:tab-stops/>
      </style:paragraph-properties>
    </style:style>
    <style:style style:name="TableCell2400" style:family="table-cell">
      <style:table-cell-properties fo:border="0.0069in solid #000000" style:writing-mode="lr-tb" fo:padding-top="0in" fo:padding-left="0.075in" fo:padding-bottom="0in" fo:padding-right="0.075in"/>
    </style:style>
    <style:style style:name="P2401" style:parent-style-name="Normal" style:family="paragraph">
      <style:paragraph-properties fo:margin-top="0.0416in" fo:margin-bottom="0.1in"/>
    </style:style>
    <style:style style:name="TableCell2402" style:family="table-cell">
      <style:table-cell-properties fo:border="0.0069in solid #000000" style:writing-mode="lr-tb" fo:padding-top="0in" fo:padding-left="0.075in" fo:padding-bottom="0in" fo:padding-right="0.075in"/>
    </style:style>
    <style:style style:name="P2403" style:parent-style-name="ListParagraph" style:family="paragraph">
      <style:paragraph-properties fo:text-align="start" fo:margin-top="0.0416in" fo:margin-bottom="0.1in" fo:margin-left="0.1437in" fo:text-indent="-0.1437in">
        <style:tab-stops/>
      </style:paragraph-properties>
    </style:style>
    <style:style style:name="P2404" style:parent-style-name="Heading1" style:family="paragraph">
      <style:paragraph-properties fo:break-before="page"/>
    </style:style>
    <style:style style:name="TableColumn2406" style:family="table-column">
      <style:table-column-properties style:column-width="1.575in"/>
    </style:style>
    <style:style style:name="TableColumn2407" style:family="table-column">
      <style:table-column-properties style:column-width="1.6875in"/>
    </style:style>
    <style:style style:name="TableColumn2408" style:family="table-column">
      <style:table-column-properties style:column-width="5.8875in"/>
    </style:style>
    <style:style style:name="Table2405" style:family="table">
      <style:table-properties style:width="9.15in" fo:margin-left="0in" table:align="left"/>
    </style:style>
    <style:style style:name="TableRow2409" style:family="table-row">
      <style:table-row-properties style:min-row-height="0.268in"/>
    </style:style>
    <style:style style:name="TableCell2410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2411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/>
    </style:style>
    <style:style style:name="TableCell2412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2413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/>
    </style:style>
    <style:style style:name="TableCell2414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2415" style:parent-style-name="Normal" style:family="paragraph">
      <style:paragraph-properties fo:text-align="center" fo:margin-bottom="0in" fo:line-height="100%"/>
      <style:text-properties style:font-name-asian="Calibri" style:font-name-complex="Times New Roman" fo:font-weight="bold" style:font-weight-asian="bold"/>
    </style:style>
    <style:style style:name="TableRow2416" style:family="table-row">
      <style:table-row-properties/>
    </style:style>
    <style:style style:name="TableCell2417" style:family="table-cell">
      <style:table-cell-properties fo:border="0.0069in solid #000000" style:writing-mode="lr-tb" fo:padding-top="0in" fo:padding-left="0.075in" fo:padding-bottom="0in" fo:padding-right="0.075in"/>
    </style:style>
    <style:style style:name="P2418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2419" style:family="table-cell">
      <style:table-cell-properties fo:border="0.0069in solid #000000" style:writing-mode="lr-tb" fo:padding-top="0in" fo:padding-left="0.075in" fo:padding-bottom="0in" fo:padding-right="0.075in"/>
    </style:style>
    <style:style style:name="P2420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2421" style:family="table-cell">
      <style:table-cell-properties fo:border="0.0069in solid #000000" style:writing-mode="lr-tb" fo:padding-top="0in" fo:padding-left="0.075in" fo:padding-bottom="0in" fo:padding-right="0.075in"/>
    </style:style>
    <style:style style:name="P2422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Row2423" style:family="table-row">
      <style:table-row-properties/>
    </style:style>
    <style:style style:name="TableCell2424" style:family="table-cell">
      <style:table-cell-properties fo:border="0.0069in solid #000000" style:writing-mode="lr-tb" fo:padding-top="0in" fo:padding-left="0.075in" fo:padding-bottom="0in" fo:padding-right="0.075in"/>
    </style:style>
    <style:style style:name="P2425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2426" style:family="table-cell">
      <style:table-cell-properties fo:border="0.0069in solid #000000" style:writing-mode="lr-tb" fo:padding-top="0in" fo:padding-left="0.075in" fo:padding-bottom="0in" fo:padding-right="0.075in"/>
    </style:style>
    <style:style style:name="P2427" style:parent-style-name="Normal" style:family="paragraph">
      <style:paragraph-properties fo:margin-bottom="0in" fo:line-height="125%"/>
      <style:text-properties style:font-name-asian="Calibri" style:font-name-complex="Times New Roman"/>
    </style:style>
    <style:style style:name="TableCell2428" style:family="table-cell">
      <style:table-cell-properties fo:border="0.0069in solid #000000" style:writing-mode="lr-tb" fo:padding-top="0in" fo:padding-left="0.075in" fo:padding-bottom="0in" fo:padding-right="0.075in"/>
    </style:style>
    <style:style style:name="P2429" style:parent-style-name="Normal" style:family="paragraph">
      <style:paragraph-properties fo:margin-bottom="0in" fo:line-height="125%"/>
      <style:text-properties style:font-name-asian="Calibri" style:font-name-complex="Times New Roman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P6">$CLIENT$</text:p>
      <text:p text:style-name="P7">Security<text:s/>Risk<text:s/>Analysis</text:p>
      <text:p text:style-name="P8">Month,<text:s/>202X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OC1"><text:a xlink:href="#_Toc434411357" office:target-frame-name="_top" xlink:show="replace"><text:span text:style-name="Hyperlink">Introduction</text:span><text:tab/>3</text:a></text:p>
          <text:p text:style-name="P23"><text:a xlink:href="#_Toc434411358" office:target-frame-name="_top" xlink:show="replace"><text:span text:style-name="Hyperlink">Scope</text:span><text:tab/>3</text:a></text:p>
          <text:p text:style-name="P24"><text:a xlink:href="#_Toc434411359" office:target-frame-name="_top" xlink:show="replace"><text:span text:style-name="Hyperlink">Methodology</text:span><text:tab/>3</text:a></text:p>
          <text:p text:style-name="TOC1"><text:a xlink:href="#_Toc434411360" office:target-frame-name="_top" xlink:show="replace"><text:span text:style-name="Hyperlink">System Characterization</text:span><text:tab/>4</text:a></text:p>
          <text:p text:style-name="TOC1"><text:a xlink:href="#_Toc434411361" office:target-frame-name="_top" xlink:show="replace"><text:span text:style-name="Hyperlink">Threat Identification</text:span><text:tab/>5</text:a></text:p>
          <text:p text:style-name="TOC1"><text:a xlink:href="#_Toc434411362" office:target-frame-name="_top" xlink:show="replace"><text:span text:style-name="Hyperlink">Vulnerability Identification</text:span><text:tab/>8</text:a></text:p>
          <text:p text:style-name="TOC1"><text:a xlink:href="#_Toc434411363" office:target-frame-name="_top" xlink:show="replace"><text:span text:style-name="Hyperlink">Control Analysis</text:span><text:tab/>9</text:a></text:p>
          <text:p text:style-name="TOC1"><text:a xlink:href="#_Toc434411364" office:target-frame-name="_top" xlink:show="replace"><text:span text:style-name="Hyperlink">Likelihood Determination</text:span><text:tab/>13</text:a></text:p>
          <text:p text:style-name="TOC1"><text:a xlink:href="#_Toc434411365" office:target-frame-name="_top" xlink:show="replace"><text:span text:style-name="Hyperlink">Impact Analysis</text:span><text:tab/>14</text:a></text:p>
          <text:p text:style-name="TOC1"><text:a xlink:href="#_Toc434411366" office:target-frame-name="_top" xlink:show="replace"><text:span text:style-name="Hyperlink">Risk Determination</text:span><text:tab/>15</text:a></text:p>
          <text:p text:style-name="TOC1"><text:a xlink:href="#_Toc434411367" office:target-frame-name="_top" xlink:show="replace"><text:span text:style-name="Hyperlink">Control Recommendations</text:span><text:tab/>21</text:a></text:p>
          <text:p text:style-name="TOC1"><text:a xlink:href="#_Toc434411368" office:target-frame-name="_top" xlink:show="replace"><text:span text:style-name="Hyperlink">Revision History</text:span><text:tab/>23</text:a></text:p>
        </text:index-body>
      </text:table-of-content>
      <text:p text:style-name="Normal"/>
      <text:p text:style-name="Normal"/>
      <text:h text:style-name="P25" text:outline-level="1"><text:bookmark-start text:name="_Toc266452948"/><text:bookmark-start text:name="_Toc434411357"/>Introduction<text:bookmark-end text:name="_Toc266452948"/><text:bookmark-end text:name="_Toc434411357"/></text:h>
      <text:p text:style-name="Normal">In order to better protect our<text:s/>customers’<text:s/>sensitive information, and to comply with the Health Insurance Portability and Accountability<text:s/>Act (HIPAA),<text:s/>$CLIENT$<text:s/>(“$CLIENT$”)<text:s/>conducted an accurate and thorough assessment of the potential risks and vulnerabilities to the<text:s/>confidentiality, integrity, and availability of the electronic protected health information it holds. This assessment was initially performed in<text:s/>$MONTH$<text:s/>2025<text:s/>and will be updated<text:s/>regularly<text:s/>by<text:s/>$CLIENT$<text:s/>personnel.</text:p>
      <text:h text:style-name="Heading2" text:outline-level="2"><text:bookmark-start text:name="_Toc266452949"/><text:bookmark-start text:name="_Toc434411358"/>Scope<text:bookmark-end text:name="_Toc266452949"/><text:bookmark-end text:name="_Toc434411358"/></text:h>
      <text:p text:style-name="Normal">This assessment covers all<text:s/>ePHI that<text:s/>$CLIENT$<text:s/>creates, receives, maintains, or transmits.</text:p>
      <text:h text:style-name="Heading2" text:outline-level="2"><text:bookmark-start text:name="_Toc266452950"/><text:bookmark-start text:name="_Toc434411359"/>Methodology<text:bookmark-end text:name="_Toc266452950"/><text:bookmark-end text:name="_Toc434411359"/></text:h>
      <text:p text:style-name="Normal">The risk assessment was performed by<text:s/>Dotoreza<text:s/>with assistance from<text:s/>$CLIENT$.<text:s/>The participants used their knowledge of<text:s/>$CLIENT$’<text:s/>operations, their expertise in the<text:s/>healthcare and technology<text:s/>fields, and interviews with employees to perform the risk assessment, following the methodology described in NIST Special Publication 800-30r1, “Guide for Conducting Risk Assessments”.<text:s/>Definitions of terms used in this document can be found in that document,<text:s/>or online at csrc.nist.gov.</text:p>
      <text:p text:style-name="Normal">System Characterization was done by manual review of data and system inventories.</text:p>
      <text:p text:style-name="Normal">Vulnerability information was taken from<text:s/>the National Vulnerability Database at the National Institute for Standards and Technology (NIST), at nvd.nist.gov.</text:p>
      <text:p text:style-name="Normal">Identifying threats, determining<text:s/>the<text:s/>likelihood of particular threats, and their impact on<text:s/>ePHI, was assessed on a qualitative Low-Medium-High<text:s/>scale assigned by the risk assessment team where no historical information existed. A threat that had occurred more than once in the<text:s/>past<text:s/>year<text:s/>was given a likelihood of “High”, and that had occurred once in the past<text:s/>two<text:s/>years was given a likelihood of “Medium”.</text:p>
      <text:p text:style-name="P26">Control recommendations were made based on the prior analysis, taking into account best practices, resource constraints, and what controls would be reasonable and appropriate for<text:s/>the $CLIENT$<text:s/>environment.</text:p>
      <text:h text:style-name="P27" text:outline-level="1"><text:bookmark-start text:name="_Toc266452951"/><text:bookmark-start text:name="_Toc434411360"/>System Characterization<text:bookmark-end text:name="_Toc266452951"/><text:bookmark-end text:name="_Toc434411360"/></text:h>
      <text:list text:style-name="LFO7" text:continue-numbering="true">
        <text:list-item>
          <text:p text:style-name="P28">Business, clients, and ephi uses/processed.<text:s/></text:p>
        </text:list-item>
        <text:list-item>
          <text:p text:style-name="P29">100% remote / physical<text:s/>description</text:p>
        </text:list-item>
        <text:list-item>
          <text:p text:style-name="P30">Workforce members, organization.</text:p>
        </text:list-item>
        <text:list-item>
          <text:p text:style-name="P31">The<text:s/>asset<text:s/>inventory that contains<text:s/>ePHI is:</text:p>
          <text:list text:continue-numbering="true">
            <text:list-item>
              <text:p text:style-name="P32">Amazon Web Services (AWS),<text:s/></text:p>
            </text:list-item>
          </text:list>
        </text:list-item>
        <text:list-item>
          <text:p text:style-name="P33">Other<text:s/>important systems,<text:s/>that do not contain ePHI,<text:s/>are:</text:p>
        </text:list-item>
        <text:list-item>
          <text:p text:style-name="P34">Engineering and risk management processes</text:p>
        </text:list-item>
        <text:list-item>
          <text:p text:style-name="P35">Data backup<text:s/></text:p>
        </text:list-item>
        <text:list-item>
          <text:p text:style-name="P36">Workstations and mobile devices.</text:p>
        </text:list-item>
        <text:list-item>
          <text:p text:style-name="P37">Third party management</text:p>
        </text:list-item>
        <text:list-item>
          <text:p text:style-name="P38">Remote access is provided by<text:s/>the AWS Console<text:s/>interface to<text:s/>the systems hosted there, and to Google Workspace systems via the web interface. No on-premises systems are in use at<text:s/>$CLIENT$.</text:p>
        </text:list-item>
      </text:list>
      <text:h text:style-name="P39" text:outline-level="1"><text:bookmark-start text:name="_Toc266452952"/><text:bookmark-start text:name="_Toc434411361"/>Threat Identification<text:bookmark-end text:name="_Toc266452952"/><text:bookmark-end text:name="_Toc434411361"/></text:h>
      <text:p text:style-name="Normal">The below table documents the threats facing<text:s/>$CLIENT$’<text:s/>ePHI.</text:p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header-rows>
          <table:table-row table:style-name="TableRow45">
            <table:table-cell table:style-name="TableCell46">
              <text:p text:style-name="P47">#</text:p>
            </table:table-cell>
            <table:table-cell table:style-name="TableCell48">
              <text:p text:style-name="P49">Threat Type</text:p>
            </table:table-cell>
            <table:table-cell table:style-name="TableCell50">
              <text:p text:style-name="P51">Threat-Source</text:p>
            </table:table-cell>
            <table:table-cell table:style-name="TableCell52">
              <text:p text:style-name="P53">Threat Action</text:p>
            </table:table-cell>
          </table:table-row>
        </table:table-header-rows>
        <table:table-row table:style-name="TableRow54">
          <table:table-cell table:style-name="TableCell55">
            <text:p text:style-name="P56">1</text:p>
          </table:table-cell>
          <table:table-cell table:style-name="TableCell57">
            <text:p text:style-name="P58">Natural</text:p>
          </table:table-cell>
          <table:table-cell table:style-name="TableCell59">
            <text:p text:style-name="P60">Severe Weather (Thunderstorm, Hurricane, Tornado, Snow, Ice)</text:p>
          </table:table-cell>
          <table:table-cell table:style-name="TableCell61">
            <text:p text:style-name="P62">Power Outage</text:p>
            <text:p text:style-name="P63">Communications Outage</text:p>
          </table:table-cell>
        </table:table-row>
        <table:table-row table:style-name="TableRow64">
          <table:table-cell table:style-name="TableCell65">
            <text:p text:style-name="P66">2</text:p>
          </table:table-cell>
          <table:table-cell table:style-name="TableCell67">
            <text:p text:style-name="P68">Natural</text:p>
          </table:table-cell>
          <table:table-cell table:style-name="TableCell69">
            <text:p text:style-name="P70">Flood (Of any kind)</text:p>
          </table:table-cell>
          <table:table-cell table:style-name="TableCell71">
            <text:p text:style-name="P72">Power Outage</text:p>
            <text:p text:style-name="P73">Communications Outage</text:p>
            <text:p text:style-name="P74">Physical Damage to Systems</text:p>
          </table:table-cell>
        </table:table-row>
        <table:table-row table:style-name="TableRow75">
          <table:table-cell table:style-name="TableCell76">
            <text:p text:style-name="P77">3</text:p>
          </table:table-cell>
          <table:table-cell table:style-name="TableCell78">
            <text:p text:style-name="P79">Natural</text:p>
          </table:table-cell>
          <table:table-cell table:style-name="TableCell80">
            <text:p text:style-name="P81">Fire</text:p>
          </table:table-cell>
          <table:table-cell table:style-name="TableCell82">
            <text:p text:style-name="P83">Power Outage</text:p>
            <text:p text:style-name="P84">Communications Outage</text:p>
            <text:p text:style-name="P85">Physical Damage to Systems</text:p>
          </table:table-cell>
        </table:table-row>
        <table:table-row table:style-name="TableRow86">
          <table:table-cell table:style-name="TableCell87">
            <text:p text:style-name="P88">4</text:p>
          </table:table-cell>
          <table:table-cell table:style-name="TableCell89">
            <text:p text:style-name="P90"><text:span text:style-name="T91">Human</text:span></text:p>
          </table:table-cell>
          <table:table-cell table:style-name="TableCell92">
            <text:p text:style-name="P93">Snooping Insider</text:p>
          </table:table-cell>
          <table:table-cell table:style-name="TableCell94">
            <text:p text:style-name="P95">Data Leakage</text:p>
            <text:p text:style-name="P96">Data Tampering</text:p>
            <text:p text:style-name="P97">Privilege Elevation</text:p>
            <text:p text:style-name="P98">Unauthorized Access</text:p>
          </table:table-cell>
        </table:table-row>
        <table:table-row table:style-name="TableRow99">
          <table:table-cell table:style-name="TableCell100">
            <text:p text:style-name="P101">5</text:p>
          </table:table-cell>
          <table:table-cell table:style-name="TableCell102">
            <text:p text:style-name="P103"><text:span text:style-name="T104">Human</text:span></text:p>
          </table:table-cell>
          <table:table-cell table:style-name="TableCell105">
            <text:p text:style-name="P106">Careless Insider</text:p>
          </table:table-cell>
          <table:table-cell table:style-name="TableCell107">
            <text:p text:style-name="P108">Data Leakage</text:p>
            <text:p text:style-name="P109">Denial of Service</text:p>
            <text:p text:style-name="P110">Installation of Malicious Code</text:p>
            <text:p text:style-name="P111">Data Tampering</text:p>
            <text:p text:style-name="P112">Encryption compromise</text:p>
          </table:table-cell>
        </table:table-row>
        <table:table-row table:style-name="TableRow113">
          <table:table-cell table:style-name="TableCell114">
            <text:p text:style-name="P115">6</text:p>
          </table:table-cell>
          <table:table-cell table:style-name="TableCell116">
            <text:p text:style-name="P117"><text:span text:style-name="T118">Human</text:span></text:p>
          </table:table-cell>
          <table:table-cell table:style-name="TableCell119">
            <text:p text:style-name="P120">Malicious Insider</text:p>
          </table:table-cell>
          <table:table-cell table:style-name="TableCell121">
            <text:p text:style-name="P122">Cracking</text:p>
            <text:p text:style-name="P123">Social Engineering</text:p>
            <text:p text:style-name="P124">Denial of Service</text:p>
            <text:p text:style-name="P125">Defacing</text:p>
            <text:p text:style-name="P126">Data Tampering</text:p>
            <text:p text:style-name="P127">Data Theft</text:p>
            <text:p text:style-name="P128">Resource Poaching</text:p>
            <text:p text:style-name="P129">Installation of Malicious Code</text:p>
            <text:p text:style-name="P130">Encryption compromise</text:p>
          </table:table-cell>
        </table:table-row>
        <table:table-row table:style-name="TableRow131">
          <table:table-cell table:style-name="TableCell132">
            <text:p text:style-name="P133">7</text:p>
          </table:table-cell>
          <table:table-cell table:style-name="TableCell134">
            <text:p text:style-name="P135">Human</text:p>
          </table:table-cell>
          <table:table-cell table:style-name="TableCell136">
            <text:p text:style-name="P137"><text:span text:style-name="T138">Snooping 3</text:span><text:span text:style-name="T139">rd</text:span><text:span text:style-name="T140"><text:s/>Party (A 3</text:span><text:span text:style-name="T141">rd</text:span><text:span text:style-name="T142"><text:s/>party has logical and/or physical access to our information, but is not an employee)</text:span></text:p>
          </table:table-cell>
          <table:table-cell table:style-name="TableCell143">
            <text:p text:style-name="P144">Data Leakage</text:p>
            <text:p text:style-name="P145">Data Tampering</text:p>
            <text:p text:style-name="P146">Privilege Elevation</text:p>
            <text:p text:style-name="P147">Unauthorized Access</text:p>
          </table:table-cell>
        </table:table-row>
        <table:table-row table:style-name="TableRow148">
          <table:table-cell table:style-name="TableCell149">
            <text:p text:style-name="P150">8</text:p>
          </table:table-cell>
          <table:table-cell table:style-name="TableCell151">
            <text:p text:style-name="P152">Human</text:p>
          </table:table-cell>
          <table:table-cell table:style-name="TableCell153">
            <text:p text:style-name="P154"><text:span text:style-name="T155">Careless 3</text:span><text:span text:style-name="T156">rd</text:span><text:span text:style-name="T157"><text:s/>Party</text:span></text:p>
          </table:table-cell>
          <table:table-cell table:style-name="TableCell158">
            <text:p text:style-name="P159">Data Leakage</text:p>
            <text:p text:style-name="P160">Denial of Service</text:p>
            <text:p text:style-name="P161">Installation of Malicious Code</text:p>
            <text:p text:style-name="P162">Data Tampering</text:p>
            <text:p text:style-name="P163">Encryption compromise</text:p>
          </table:table-cell>
        </table:table-row>
        <table:table-row table:style-name="TableRow164">
          <table:table-cell table:style-name="TableCell165">
            <text:p text:style-name="P166">9</text:p>
          </table:table-cell>
          <table:table-cell table:style-name="TableCell167">
            <text:p text:style-name="P168">Human</text:p>
          </table:table-cell>
          <table:table-cell table:style-name="TableCell169">
            <text:p text:style-name="P170"><text:span text:style-name="T171">Malicious 3</text:span><text:span text:style-name="T172">rd</text:span><text:span text:style-name="T173"><text:s/>Party</text:span></text:p>
          </table:table-cell>
          <table:table-cell table:style-name="TableCell174">
            <text:p text:style-name="P175">Cracking</text:p>
            <text:p text:style-name="P176">Social Engineering</text:p>
            <text:p text:style-name="P177">Denial of Service</text:p>
            <text:p text:style-name="P178">Defacing</text:p>
            <text:p text:style-name="P179">Data Tampering</text:p>
            <text:p text:style-name="P180">Data Theft</text:p>
            <text:p text:style-name="P181">Resource Poaching</text:p>
            <text:p text:style-name="P182">Installation of Malicious Code</text:p>
            <text:p text:style-name="P183">Encryption compromise</text:p>
          </table:table-cell>
        </table:table-row>
        <table:table-row table:style-name="TableRow184">
          <table:table-cell table:style-name="TableCell185">
            <text:p text:style-name="P186">10</text:p>
          </table:table-cell>
          <table:table-cell table:style-name="TableCell187">
            <text:p text:style-name="P188">Human</text:p>
          </table:table-cell>
          <table:table-cell table:style-name="TableCell189">
            <text:p text:style-name="P190">External Attacker</text:p>
          </table:table-cell>
          <table:table-cell table:style-name="TableCell191">
            <text:p text:style-name="P192">Cracking</text:p>
            <text:p text:style-name="P193">Social Engineering</text:p>
            <text:p text:style-name="P194">Denial of Service</text:p>
            <text:p text:style-name="P195">Defacing</text:p>
            <text:p text:style-name="P196">Data Tampering</text:p>
            <text:p text:style-name="P197">Data Theft</text:p>
            <text:p text:style-name="P198">Installation of Malicious Code</text:p>
            <text:p text:style-name="P199">Encryption compromise</text:p>
          </table:table-cell>
        </table:table-row>
        <table:table-row table:style-name="TableRow200">
          <table:table-cell table:style-name="TableCell201">
            <text:p text:style-name="P202">11</text:p>
          </table:table-cell>
          <table:table-cell table:style-name="TableCell203">
            <text:p text:style-name="P204">Human</text:p>
          </table:table-cell>
          <table:table-cell table:style-name="TableCell205">
            <text:p text:style-name="P206">Malware (Non-human external attacker)</text:p>
          </table:table-cell>
          <table:table-cell table:style-name="TableCell207">
            <text:p text:style-name="P208">Cracking</text:p>
            <text:p text:style-name="P209">Denial of Service</text:p>
            <text:p text:style-name="P210">Defacing</text:p>
            <text:p text:style-name="P211">Data Tampering</text:p>
            <text:p text:style-name="P212">Data Theft</text:p>
            <text:p text:style-name="P213">Resource Poaching</text:p>
            <text:p text:style-name="P214">Installation of Malicious Code</text:p>
            <text:p text:style-name="P215">Encryption compromise</text:p>
          </table:table-cell>
        </table:table-row>
        <table:table-row table:style-name="TableRow216">
          <table:table-cell table:style-name="TableCell217">
            <text:p text:style-name="P218">12</text:p>
          </table:table-cell>
          <table:table-cell table:style-name="TableCell219">
            <text:p text:style-name="P220">Human</text:p>
          </table:table-cell>
          <table:table-cell table:style-name="TableCell221">
            <text:p text:style-name="P222">Careless Service Provider</text:p>
          </table:table-cell>
          <table:table-cell table:style-name="TableCell223">
            <text:p text:style-name="P224">Data Leakage</text:p>
            <text:p text:style-name="P225">Denial of Service</text:p>
            <text:p text:style-name="P226">Data Tampering</text:p>
            <text:p text:style-name="P227">Encryption compromise</text:p>
            <text:p text:style-name="P228">Service Outage</text:p>
          </table:table-cell>
        </table:table-row>
        <table:table-row table:style-name="TableRow229">
          <table:table-cell table:style-name="TableCell230">
            <text:p text:style-name="P231">13</text:p>
          </table:table-cell>
          <table:table-cell table:style-name="TableCell232">
            <text:p text:style-name="P233">Environmental</text:p>
          </table:table-cell>
          <table:table-cell table:style-name="TableCell234">
            <text:p text:style-name="P235">Electrical Failure</text:p>
          </table:table-cell>
          <table:table-cell table:style-name="TableCell236">
            <text:p text:style-name="P237">Power Outage</text:p>
            <text:p text:style-name="P238">Electrical Damage to Systems</text:p>
          </table:table-cell>
        </table:table-row>
        <table:table-row table:style-name="TableRow239">
          <table:table-cell table:style-name="TableCell240">
            <text:p text:style-name="P241">14</text:p>
          </table:table-cell>
          <table:table-cell table:style-name="TableCell242">
            <text:p text:style-name="P243">Environmental</text:p>
          </table:table-cell>
          <table:table-cell table:style-name="TableCell244">
            <text:p text:style-name="P245">Telecommunications Failure</text:p>
          </table:table-cell>
          <table:table-cell table:style-name="TableCell246">
            <text:p text:style-name="P247">Network Outage</text:p>
          </table:table-cell>
        </table:table-row>
        <table:table-row table:style-name="TableRow248">
          <table:table-cell table:style-name="TableCell249">
            <text:p text:style-name="P250">16</text:p>
          </table:table-cell>
          <table:table-cell table:style-name="TableCell251">
            <text:p text:style-name="P252">Environmental</text:p>
          </table:table-cell>
          <table:table-cell table:style-name="TableCell253">
            <text:p text:style-name="P254">Hardware Failure</text:p>
          </table:table-cell>
          <table:table-cell table:style-name="TableCell255">
            <text:p text:style-name="P256">Physical Damage to Systems</text:p>
            <text:p text:style-name="P257">System Shut-down</text:p>
          </table:table-cell>
        </table:table-row>
      </table:table>
      <text:h text:style-name="P258" text:outline-level="1"><text:bookmark-start text:name="_Toc266452953"/><text:bookmark-start text:name="_Toc434411362"/>Vulnerability Identification<text:bookmark-end text:name="_Toc266452953"/><text:bookmark-end text:name="_Toc434411362"/></text:h>
      <text:p text:style-name="Normal">The below list of vulnerabilities was taken from the NIST<text:s/>National<text:s/>Vulnerability<text:s/>Database, and the knowledge of the personnel performing the risk assessment.</text:p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</table:table-columns>
        <table:table-header-rows>
          <table:table-row table:style-name="TableRow264">
            <table:table-cell table:style-name="TableCell265">
              <text:p text:style-name="P266">#</text:p>
            </table:table-cell>
            <table:table-cell table:style-name="TableCell267">
              <text:p text:style-name="P268">Type</text:p>
            </table:table-cell>
            <table:table-cell table:style-name="TableCell269">
              <text:p text:style-name="P270">Vulnerability</text:p>
            </table:table-cell>
            <table:table-cell table:style-name="TableCell271">
              <text:p text:style-name="P272">Identifying Source</text:p>
            </table:table-cell>
          </table:table-row>
        </table:table-header-rows>
        <table:table-row table:style-name="TableRow273">
          <table:table-cell table:style-name="TableCell274">
            <text:list text:style-name="LFO14" text:continue-numbering="true">
              <text:list-item>
                <text:p text:style-name="P275"/>
              </text:list-item>
            </text:list>
          </table:table-cell>
          <table:table-cell table:style-name="TableCell276">
            <text:p text:style-name="P277">People</text:p>
          </table:table-cell>
          <table:table-cell table:style-name="TableCell278">
            <text:p text:style-name="P279">Key person</text:p>
          </table:table-cell>
          <table:table-cell table:style-name="TableCell280">
            <text:p text:style-name="P281">Risk Assessment process</text:p>
          </table:table-cell>
        </table:table-row>
        <table:table-row table:style-name="TableRow282">
          <table:table-cell table:style-name="TableCell283">
            <text:list text:style-name="LFO14" text:continue-numbering="true">
              <text:list-item>
                <text:p text:style-name="P284"/>
              </text:list-item>
            </text:list>
          </table:table-cell>
          <table:table-cell table:style-name="TableCell285">
            <text:p text:style-name="P286">People</text:p>
          </table:table-cell>
          <table:table-cell table:style-name="TableCell287">
            <text:p text:style-name="P288">Careless<text:s/>employees</text:p>
          </table:table-cell>
          <table:table-cell table:style-name="TableCell289">
            <text:p text:style-name="P290">Risk Assessment process</text:p>
          </table:table-cell>
        </table:table-row>
        <table:table-row table:style-name="TableRow291">
          <table:table-cell table:style-name="TableCell292">
            <text:list text:style-name="LFO14" text:continue-numbering="true">
              <text:list-item>
                <text:p text:style-name="P293"/>
              </text:list-item>
            </text:list>
          </table:table-cell>
          <table:table-cell table:style-name="TableCell294">
            <text:p text:style-name="P295">People</text:p>
          </table:table-cell>
          <table:table-cell table:style-name="TableCell296">
            <text:p text:style-name="P297">Vulnerabilities in 3rd parties</text:p>
          </table:table-cell>
          <table:table-cell table:style-name="TableCell298">
            <text:p text:style-name="P299">Risk Assessment process</text:p>
          </table:table-cell>
        </table:table-row>
        <table:table-row table:style-name="TableRow300">
          <table:table-cell table:style-name="TableCell301">
            <text:list text:style-name="LFO14" text:continue-numbering="true">
              <text:list-item>
                <text:p text:style-name="P302"/>
              </text:list-item>
            </text:list>
          </table:table-cell>
          <table:table-cell table:style-name="TableCell303">
            <text:p text:style-name="P304">People</text:p>
          </table:table-cell>
          <table:table-cell table:style-name="TableCell305">
            <text:p text:style-name="P306">Weak passwords</text:p>
          </table:table-cell>
          <table:table-cell table:style-name="TableCell307">
            <text:p text:style-name="P308">NIST<text:s/>NVD</text:p>
          </table:table-cell>
        </table:table-row>
        <table:table-row table:style-name="TableRow309">
          <table:table-cell table:style-name="TableCell310">
            <text:list text:style-name="LFO14" text:continue-numbering="true">
              <text:list-item>
                <text:p text:style-name="P311"/>
              </text:list-item>
            </text:list>
          </table:table-cell>
          <table:table-cell table:style-name="TableCell312">
            <text:p text:style-name="P313">Processes</text:p>
          </table:table-cell>
          <table:table-cell table:style-name="TableCell314">
            <text:p text:style-name="P315">Insufficient system change controls</text:p>
          </table:table-cell>
          <table:table-cell table:style-name="TableCell316">
            <text:p text:style-name="P317">NIST<text:s/>NVD</text:p>
          </table:table-cell>
        </table:table-row>
        <table:table-row table:style-name="TableRow318">
          <table:table-cell table:style-name="TableCell319">
            <text:list text:style-name="LFO14" text:continue-numbering="true">
              <text:list-item>
                <text:p text:style-name="P320"/>
              </text:list-item>
            </text:list>
          </table:table-cell>
          <table:table-cell table:style-name="TableCell321">
            <text:p text:style-name="P322"><text:span text:style-name="T323">Processes</text:span></text:p>
          </table:table-cell>
          <table:table-cell table:style-name="TableCell324">
            <text:p text:style-name="P325">Lost or stolen laptops</text:p>
          </table:table-cell>
          <table:table-cell table:style-name="TableCell326">
            <text:p text:style-name="P327">Risk Assessment process</text:p>
          </table:table-cell>
        </table:table-row>
        <table:table-row table:style-name="TableRow328">
          <table:table-cell table:style-name="TableCell329">
            <text:list text:style-name="LFO14" text:continue-numbering="true">
              <text:list-item>
                <text:p text:style-name="P330"/>
              </text:list-item>
            </text:list>
          </table:table-cell>
          <table:table-cell table:style-name="TableCell331">
            <text:p text:style-name="P332">Processes</text:p>
          </table:table-cell>
          <table:table-cell table:style-name="TableCell333">
            <text:p text:style-name="P334">Weak or absent security policies</text:p>
          </table:table-cell>
          <table:table-cell table:style-name="TableCell335">
            <text:p text:style-name="P336">NIST<text:s/>NVD</text:p>
          </table:table-cell>
        </table:table-row>
        <table:table-row table:style-name="TableRow337">
          <table:table-cell table:style-name="TableCell338">
            <text:list text:style-name="LFO14" text:continue-numbering="true">
              <text:list-item>
                <text:p text:style-name="P339"/>
              </text:list-item>
            </text:list>
          </table:table-cell>
          <table:table-cell table:style-name="TableCell340">
            <text:p text:style-name="P341">Technology<text:s/>–<text:s/>application</text:p>
          </table:table-cell>
          <table:table-cell table:style-name="TableCell342">
            <text:p text:style-name="P343">Excessive user permissions</text:p>
          </table:table-cell>
          <table:table-cell table:style-name="TableCell344">
            <text:p text:style-name="P345">NIST<text:s/>NVD</text:p>
          </table:table-cell>
        </table:table-row>
        <table:table-row table:style-name="TableRow346">
          <table:table-cell table:style-name="TableCell347">
            <text:list text:style-name="LFO14" text:continue-numbering="true">
              <text:list-item>
                <text:p text:style-name="P348"/>
              </text:list-item>
            </text:list>
          </table:table-cell>
          <table:table-cell table:style-name="TableCell349">
            <text:p text:style-name="P350">Technology<text:s/>–<text:s/>application</text:p>
          </table:table-cell>
          <table:table-cell table:style-name="TableCell351">
            <text:p text:style-name="P352">Un-validated data</text:p>
          </table:table-cell>
          <table:table-cell table:style-name="TableCell353">
            <text:p text:style-name="P354">NIST<text:s/>NVD</text:p>
          </table:table-cell>
        </table:table-row>
        <table:table-row table:style-name="TableRow355">
          <table:table-cell table:style-name="TableCell356">
            <text:list text:style-name="LFO14" text:continue-numbering="true">
              <text:list-item>
                <text:p text:style-name="P357"/>
              </text:list-item>
            </text:list>
          </table:table-cell>
          <table:table-cell table:style-name="TableCell358">
            <text:p text:style-name="P359">Technology<text:s/>–<text:s/>network</text:p>
          </table:table-cell>
          <table:table-cell table:style-name="TableCell360">
            <text:p text:style-name="P361">Open or unneeded network ports</text:p>
          </table:table-cell>
          <table:table-cell table:style-name="TableCell362">
            <text:p text:style-name="P363">NIST<text:s/>NVD</text:p>
          </table:table-cell>
        </table:table-row>
        <table:table-row table:style-name="TableRow364">
          <table:table-cell table:style-name="TableCell365">
            <text:list text:style-name="LFO14" text:continue-numbering="true">
              <text:list-item>
                <text:p text:style-name="P366"/>
              </text:list-item>
            </text:list>
          </table:table-cell>
          <table:table-cell table:style-name="TableCell367">
            <text:p text:style-name="P368">Technology<text:s/>–<text:s/>network</text:p>
          </table:table-cell>
          <table:table-cell table:style-name="TableCell369">
            <text:p text:style-name="P370">Single points of failure – network</text:p>
          </table:table-cell>
          <table:table-cell table:style-name="TableCell371">
            <text:p text:style-name="P372">NIST<text:s/>NVD</text:p>
          </table:table-cell>
        </table:table-row>
        <table:table-row table:style-name="TableRow373">
          <table:table-cell table:style-name="TableCell374">
            <text:list text:style-name="LFO14" text:continue-numbering="true">
              <text:list-item>
                <text:p text:style-name="P375"/>
              </text:list-item>
            </text:list>
          </table:table-cell>
          <table:table-cell table:style-name="TableCell376">
            <text:p text:style-name="P377">Technology<text:s/>–<text:s/>network</text:p>
          </table:table-cell>
          <table:table-cell table:style-name="TableCell378">
            <text:p text:style-name="P379">Weak or missing encryption<text:s/>of data in motion</text:p>
          </table:table-cell>
          <table:table-cell table:style-name="TableCell380">
            <text:p text:style-name="P381">NIST<text:s/>NVD</text:p>
          </table:table-cell>
        </table:table-row>
        <table:table-row table:style-name="TableRow382">
          <table:table-cell table:style-name="TableCell383">
            <text:list text:style-name="LFO14" text:continue-numbering="true">
              <text:list-item>
                <text:p text:style-name="P384"/>
              </text:list-item>
            </text:list>
          </table:table-cell>
          <table:table-cell table:style-name="TableCell385">
            <text:p text:style-name="P386">Technology - O/S</text:p>
          </table:table-cell>
          <table:table-cell table:style-name="TableCell387">
            <text:p text:style-name="P388">Flawed software without a patch</text:p>
          </table:table-cell>
          <table:table-cell table:style-name="TableCell389">
            <text:p text:style-name="P390">NIST<text:s/>NVD</text:p>
          </table:table-cell>
        </table:table-row>
        <table:table-row table:style-name="TableRow391">
          <table:table-cell table:style-name="TableCell392">
            <text:list text:style-name="LFO14" text:continue-numbering="true">
              <text:list-item>
                <text:p text:style-name="P393"/>
              </text:list-item>
            </text:list>
          </table:table-cell>
          <table:table-cell table:style-name="TableCell394">
            <text:p text:style-name="P395">Technology - O/S</text:p>
          </table:table-cell>
          <table:table-cell table:style-name="TableCell396">
            <text:p text:style-name="P397">Unpatched software</text:p>
          </table:table-cell>
          <table:table-cell table:style-name="TableCell398">
            <text:p text:style-name="P399">NIST<text:s/>NVD</text:p>
          </table:table-cell>
        </table:table-row>
        <table:table-row table:style-name="TableRow400">
          <table:table-cell table:style-name="TableCell401">
            <text:list text:style-name="LFO14" text:continue-numbering="true">
              <text:list-item>
                <text:p text:style-name="P402"/>
              </text:list-item>
            </text:list>
          </table:table-cell>
          <table:table-cell table:style-name="TableCell403">
            <text:p text:style-name="P404">Technology - O/S</text:p>
          </table:table-cell>
          <table:table-cell table:style-name="TableCell405">
            <text:p text:style-name="P406">Weak or missing encryption<text:s/>of data at rest on<text:s/>laptops</text:p>
          </table:table-cell>
          <table:table-cell table:style-name="TableCell407">
            <text:p text:style-name="P408">Risk Assessment process</text:p>
          </table:table-cell>
        </table:table-row>
        <table:table-row table:style-name="TableRow409">
          <table:table-cell table:style-name="TableCell410">
            <text:list text:style-name="LFO14" text:continue-numbering="true">
              <text:list-item>
                <text:p text:style-name="P411"/>
              </text:list-item>
            </text:list>
          </table:table-cell>
          <table:table-cell table:style-name="TableCell412">
            <text:p text:style-name="P413">Technology<text:s/>–<text:s/>physical</text:p>
          </table:table-cell>
          <table:table-cell table:style-name="TableCell414">
            <text:p text:style-name="P415">Electrically unshielded equipment</text:p>
          </table:table-cell>
          <table:table-cell table:style-name="TableCell416">
            <text:p text:style-name="P417">NIST<text:s/>NVD</text:p>
          </table:table-cell>
        </table:table-row>
        <table:table-row table:style-name="TableRow418">
          <table:table-cell table:style-name="TableCell419">
            <text:list text:style-name="LFO14" text:continue-numbering="true">
              <text:list-item>
                <text:p text:style-name="P420"/>
              </text:list-item>
            </text:list>
          </table:table-cell>
          <table:table-cell table:style-name="TableCell421">
            <text:p text:style-name="P422">Technology<text:s/>–<text:s/>physical</text:p>
          </table:table-cell>
          <table:table-cell table:style-name="TableCell423">
            <text:p text:style-name="P424">Insufficient physical security</text:p>
          </table:table-cell>
          <table:table-cell table:style-name="TableCell425">
            <text:p text:style-name="P426">NIST<text:s/>NVD</text:p>
          </table:table-cell>
        </table:table-row>
        <table:table-row table:style-name="TableRow427">
          <table:table-cell table:style-name="TableCell428">
            <text:list text:style-name="LFO14" text:continue-numbering="true">
              <text:list-item>
                <text:p text:style-name="P429"/>
              </text:list-item>
            </text:list>
          </table:table-cell>
          <table:table-cell table:style-name="TableCell430">
            <text:p text:style-name="P431">Technology - physical</text:p>
          </table:table-cell>
          <table:table-cell table:style-name="TableCell432">
            <text:p text:style-name="P433">Insufficient power capability</text:p>
          </table:table-cell>
          <table:table-cell table:style-name="TableCell434">
            <text:p text:style-name="P435">NIST<text:s/>NVD</text:p>
          </table:table-cell>
        </table:table-row>
        <table:table-row table:style-name="TableRow436">
          <table:table-cell table:style-name="TableCell437">
            <text:list text:style-name="LFO14" text:continue-numbering="true">
              <text:list-item>
                <text:p text:style-name="P438"/>
              </text:list-item>
            </text:list>
          </table:table-cell>
          <table:table-cell table:style-name="TableCell439">
            <text:p text:style-name="P440">Technology - physical</text:p>
          </table:table-cell>
          <table:table-cell table:style-name="TableCell441">
            <text:p text:style-name="P442">Misconfigured hardware or software</text:p>
          </table:table-cell>
          <table:table-cell table:style-name="TableCell443">
            <text:p text:style-name="P444">NIST<text:s/>NVD</text:p>
          </table:table-cell>
        </table:table-row>
        <table:table-row table:style-name="TableRow445">
          <table:table-cell table:style-name="TableCell446">
            <text:list text:style-name="LFO14" text:continue-numbering="true">
              <text:list-item>
                <text:p text:style-name="P447"/>
              </text:list-item>
            </text:list>
          </table:table-cell>
          <table:table-cell table:style-name="TableCell448">
            <text:p text:style-name="P449">Technology - physical</text:p>
          </table:table-cell>
          <table:table-cell table:style-name="TableCell450">
            <text:p text:style-name="P451">Poor plumbing</text:p>
          </table:table-cell>
          <table:table-cell table:style-name="TableCell452">
            <text:p text:style-name="P453">NIST<text:s/>NVD</text:p>
          </table:table-cell>
        </table:table-row>
        <table:table-row table:style-name="TableRow454">
          <table:table-cell table:style-name="TableCell455">
            <text:list text:style-name="LFO14" text:continue-numbering="true">
              <text:list-item>
                <text:p text:style-name="P456"/>
              </text:list-item>
            </text:list>
          </table:table-cell>
          <table:table-cell table:style-name="TableCell457">
            <text:p text:style-name="P458">Technology - physical</text:p>
          </table:table-cell>
          <table:table-cell table:style-name="TableCell459">
            <text:p text:style-name="P460">Single points of failure – hardware</text:p>
          </table:table-cell>
          <table:table-cell table:style-name="TableCell461">
            <text:p text:style-name="P462">NIST<text:s/>NVD</text:p>
          </table:table-cell>
        </table:table-row>
      </table:table>
      <text:p text:style-name="Normal"/>
      <text:h text:style-name="P463" text:outline-level="1"><text:bookmark-start text:name="_Toc266452954"/><text:bookmark-start text:name="_Toc434411363"/>Control Analysis<text:bookmark-end text:name="_Toc266452954"/><text:bookmark-end text:name="_Toc434411363"/></text:h>
      <text:p text:style-name="Normal">The below table documents the preventative, detective, and compensating controls in place to minimize the likelihood or impact of<text:s/><text:span text:style-name="T464">any</text:span><text:s/>threat’s exercising a particular vulnerability.</text:p>
      <table:table table:style-name="Table465">
        <table:table-columns>
          <table:table-column table:style-name="TableColumn466"/>
          <table:table-column table:style-name="TableColumn467"/>
          <table:table-column table:style-name="TableColumn468"/>
          <table:table-column table:style-name="TableColumn469"/>
          <table:table-column table:style-name="TableColumn470"/>
        </table:table-columns>
        <table:table-header-rows>
          <table:table-row table:style-name="TableRow471">
            <table:table-cell table:style-name="TableCell472">
              <text:p text:style-name="P473">#</text:p>
            </table:table-cell>
            <table:table-cell table:style-name="TableCell474">
              <text:p text:style-name="P475">Vulnerability</text:p>
            </table:table-cell>
            <table:table-cell table:style-name="TableCell476">
              <text:p text:style-name="P477">Preventative Controls</text:p>
            </table:table-cell>
            <table:table-cell table:style-name="TableCell478">
              <text:p text:style-name="P479">Detective Controls</text:p>
            </table:table-cell>
            <table:table-cell table:style-name="TableCell480">
              <text:p text:style-name="P481">Compensating Controls</text:p>
            </table:table-cell>
          </table:table-row>
        </table:table-header-rows>
        <table:table-row table:style-name="TableRow482">
          <table:table-cell table:style-name="TableCell483">
            <text:list text:style-name="LFO15" text:continue-numbering="true">
              <text:list-item>
                <text:p text:style-name="P484"/>
              </text:list-item>
            </text:list>
          </table:table-cell>
          <table:table-cell table:style-name="TableCell485">
            <text:p text:style-name="P486">Key person</text:p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list text:style-name="LFO6" text:continue-numbering="true">
              <text:list-item>
                <text:p text:style-name="P492">Business Associates provide the vast majority of support for their systems.</text:p>
              </text:list-item>
            </text:list>
          </table:table-cell>
        </table:table-row>
        <table:table-row table:style-name="TableRow493">
          <table:table-cell table:style-name="TableCell494">
            <text:list text:style-name="LFO15" text:continue-numbering="true">
              <text:list-item>
                <text:p text:style-name="P495"/>
              </text:list-item>
            </text:list>
          </table:table-cell>
          <table:table-cell table:style-name="TableCell496">
            <text:p text:style-name="P497">Careless employees</text:p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</table:table-row>
        <table:table-row table:style-name="TableRow504">
          <table:table-cell table:style-name="TableCell505">
            <text:list text:style-name="LFO15" text:continue-numbering="true">
              <text:list-item>
                <text:p text:style-name="P506"/>
              </text:list-item>
            </text:list>
          </table:table-cell>
          <table:table-cell table:style-name="TableCell507">
            <text:p text:style-name="P508">Vulnerabilities in 3rd parties</text:p>
          </table:table-cell>
          <table:table-cell table:style-name="TableCell509">
            <text:list text:style-name="LFO6" text:continue-numbering="true">
              <text:list-item>
                <text:p text:style-name="P510">Business Associates are<text:s/>contractually obligated<text:s/>to use reasonable and appropriate safeguards to prevent unauthorized use or disclosure of ePHI.</text:p>
              </text:list-item>
              <text:list-item>
                <text:p text:style-name="P511">Business Associates are<text:s/>contractually obligated to implement administrative, physical, and technical safeguards in accordance with the HIPAA Security Rule.</text:p>
              </text:list-item>
              <text:list-item>
                <text:p text:style-name="P512">No other third parties have access to ePHI.</text:p>
              </text:list-item>
            </text:list>
          </table:table-cell>
          <table:table-cell table:style-name="TableCell513">
            <text:list text:style-name="LFO6" text:continue-numbering="true">
              <text:list-item>
                <text:p text:style-name="P514">Business Associates are<text:s/>contractually obligated to notify<text:s/>$CLIENT$<text:s/>of any unauthorized use or disclosure of ePHI.</text:p>
              </text:list-item>
            </text:list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list text:style-name="LFO15" text:continue-numbering="true">
              <text:list-item>
                <text:p text:style-name="P519"/>
              </text:list-item>
            </text:list>
          </table:table-cell>
          <table:table-cell table:style-name="TableCell520">
            <text:p text:style-name="P521">Weak passwords</text:p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list text:style-name="LFO6" text:continue-numbering="true">
              <text:list-item>
                <text:p text:style-name="P527">Workstations<text:s/>do not contain ePHI.</text:p>
              </text:list-item>
            </text:list>
          </table:table-cell>
        </table:table-row>
        <table:table-row table:style-name="TableRow528">
          <table:table-cell table:style-name="TableCell529">
            <text:list text:style-name="LFO15" text:continue-numbering="true">
              <text:list-item>
                <text:p text:style-name="P530"/>
              </text:list-item>
            </text:list>
          </table:table-cell>
          <table:table-cell table:style-name="TableCell531">
            <text:p text:style-name="P532">Insufficient system change controls</text:p>
          </table:table-cell>
          <table:table-cell table:style-name="TableCell533">
            <text:list text:style-name="LFO6" text:continue-numbering="true">
              <text:list-item>
                <text:p text:style-name="P534">Cloud providers<text:s/>perform<text:s/>their<text:s/>own changes to the systems hosted there.</text:p>
              </text:list-item>
              <text:list-item>
                <text:p text:style-name="P535">Workstations<text:s/>change infrequently.</text:p>
              </text:list-item>
            </text:list>
          </table:table-cell>
          <table:table-cell table:style-name="TableCell536">
            <text:p text:style-name="P537"/>
          </table:table-cell>
          <table:table-cell table:style-name="TableCell538">
            <text:list text:style-name="LFO6" text:continue-numbering="true">
              <text:list-item>
                <text:p text:style-name="P539">Workstations<text:s/>do not contain ePHI.</text:p>
              </text:list-item>
              <text:list-item>
                <text:p text:style-name="P540">The hosted nature of<text:s/>cloud<text:s/>systems<text:s/>provides redundancy and availability of information from any system.</text:p>
              </text:list-item>
            </text:list>
          </table:table-cell>
        </table:table-row>
        <table:table-row table:style-name="TableRow541">
          <table:table-cell table:style-name="TableCell542">
            <text:list text:style-name="LFO15" text:continue-numbering="true">
              <text:list-item>
                <text:p text:style-name="P543"/>
              </text:list-item>
            </text:list>
          </table:table-cell>
          <table:table-cell table:style-name="TableCell544">
            <text:p text:style-name="P545">Lost or stolen laptops</text:p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list text:style-name="LFO6" text:continue-numbering="true">
              <text:list-item>
                <text:p text:style-name="P551">Workstations do not contain ePHI.</text:p>
              </text:list-item>
            </text:list>
          </table:table-cell>
        </table:table-row>
        <table:table-row table:style-name="TableRow552">
          <table:table-cell table:style-name="TableCell553">
            <text:list text:style-name="LFO15" text:continue-numbering="true">
              <text:list-item>
                <text:p text:style-name="P554"/>
              </text:list-item>
            </text:list>
          </table:table-cell>
          <table:table-cell table:style-name="TableCell555">
            <text:p text:style-name="P556">Weak or absent security policies</text:p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>
            <text:list text:style-name="LFO15" text:continue-numbering="true">
              <text:list-item>
                <text:p text:style-name="P565"/>
              </text:list-item>
            </text:list>
          </table:table-cell>
          <table:table-cell table:style-name="TableCell566">
            <text:p text:style-name="P567">Excessive User Permissions</text:p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</table:table-row>
        <table:table-row table:style-name="TableRow574">
          <table:table-cell table:style-name="TableCell575">
            <text:list text:style-name="LFO15" text:continue-numbering="true">
              <text:list-item>
                <text:p text:style-name="P576"/>
              </text:list-item>
            </text:list>
          </table:table-cell>
          <table:table-cell table:style-name="TableCell577">
            <text:p text:style-name="P578">Un-validated data</text:p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</table:table-row>
        <table:table-row table:style-name="TableRow585">
          <table:table-cell table:style-name="TableCell586">
            <text:list text:style-name="LFO15" text:continue-numbering="true">
              <text:list-item>
                <text:p text:style-name="P587"/>
              </text:list-item>
            </text:list>
          </table:table-cell>
          <table:table-cell table:style-name="TableCell588">
            <text:p text:style-name="P589">Open or unneeded network ports</text:p>
          </table:table-cell>
          <table:table-cell table:style-name="TableCell590">
            <text:list text:style-name="LFO6" text:continue-numbering="true">
              <text:list-item>
                <text:p text:style-name="P591">The<text:s/>local<text:s/>firewall on<text:s/>laptops<text:s/>would block most hostile or unneeded network traffic.</text:p>
              </text:list-item>
            </text:list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</table:table-row>
        <table:table-row table:style-name="TableRow596">
          <table:table-cell table:style-name="TableCell597">
            <text:list text:style-name="LFO15" text:continue-numbering="true">
              <text:list-item>
                <text:p text:style-name="P598"/>
              </text:list-item>
            </text:list>
          </table:table-cell>
          <table:table-cell table:style-name="TableCell599">
            <text:p text:style-name="P600">Single points of failure – network</text:p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list text:style-name="LFO6" text:continue-numbering="true">
              <text:list-item>
                <text:p text:style-name="P606">The hosted nature of<text:s/>cloud<text:s/>systems<text:s/>provides redundancy and availability of information from any location.</text:p>
              </text:list-item>
            </text:list>
          </table:table-cell>
        </table:table-row>
        <table:table-row table:style-name="TableRow607">
          <table:table-cell table:style-name="TableCell608">
            <text:list text:style-name="LFO15" text:continue-numbering="true">
              <text:list-item>
                <text:p text:style-name="P609"/>
              </text:list-item>
            </text:list>
          </table:table-cell>
          <table:table-cell table:style-name="TableCell610">
            <text:p text:style-name="P611">Weak or missing encryption<text:s/>of data in motion</text:p>
          </table:table-cell>
          <table:table-cell table:style-name="TableCell612">
            <text:list text:style-name="LFO6" text:continue-numbering="true">
              <text:list-item>
                <text:p text:style-name="P613">Transmissions to and from<text:s/>$CLIENT$<text:s/>are encrypted with HTTPS.</text:p>
              </text:list-item>
            </text:list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</table:table-row>
        <table:table-row table:style-name="TableRow618">
          <table:table-cell table:style-name="TableCell619">
            <text:list text:style-name="LFO15" text:continue-numbering="true">
              <text:list-item>
                <text:p text:style-name="P620"/>
              </text:list-item>
            </text:list>
          </table:table-cell>
          <table:table-cell table:style-name="TableCell621">
            <text:p text:style-name="P622">Flawed Software without a patch</text:p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</table:table-row>
        <table:table-row table:style-name="TableRow629">
          <table:table-cell table:style-name="TableCell630">
            <text:list text:style-name="LFO15" text:continue-numbering="true">
              <text:list-item>
                <text:p text:style-name="P631"/>
              </text:list-item>
            </text:list>
          </table:table-cell>
          <table:table-cell table:style-name="TableCell632">
            <text:p text:style-name="P633">Unpatched Software</text:p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list text:style-name="LFO6" text:continue-numbering="true">
              <text:list-item>
                <text:p text:style-name="P639">The hosted nature of<text:s/>cloud<text:s/>systems<text:s/>limits<text:s/>the impact of local software vulnerabilities to the affected system.</text:p>
              </text:list-item>
            </text:list>
          </table:table-cell>
        </table:table-row>
        <table:table-row table:style-name="TableRow640">
          <table:table-cell table:style-name="TableCell641">
            <text:list text:style-name="LFO15" text:continue-numbering="true">
              <text:list-item>
                <text:p text:style-name="P642"/>
              </text:list-item>
            </text:list>
          </table:table-cell>
          <table:table-cell table:style-name="TableCell643">
            <text:p text:style-name="P644">Weak or missing encryption of data at rest on laptops</text:p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list text:style-name="LFO6" text:continue-numbering="true">
              <text:list-item>
                <text:p text:style-name="P650">Laptops do not contain ePHI.</text:p>
              </text:list-item>
            </text:list>
          </table:table-cell>
        </table:table-row>
        <table:table-row table:style-name="TableRow651">
          <table:table-cell table:style-name="TableCell652">
            <text:list text:style-name="LFO15" text:continue-numbering="true">
              <text:list-item>
                <text:p text:style-name="P653"/>
              </text:list-item>
            </text:list>
          </table:table-cell>
          <table:table-cell table:style-name="TableCell654">
            <text:p text:style-name="P655">Electrically Unshielded Equipment</text:p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list text:style-name="LFO6" text:continue-numbering="true">
              <text:list-item>
                <text:p text:style-name="P661">The hosted nature of<text:s/>cloud<text:s/>systems<text:s/>provides redundancy and availability of information from any location.</text:p>
              </text:list-item>
            </text:list>
          </table:table-cell>
        </table:table-row>
        <table:table-row table:style-name="TableRow662">
          <table:table-cell table:style-name="TableCell663">
            <text:list text:style-name="LFO15" text:continue-numbering="true">
              <text:list-item>
                <text:p text:style-name="P664"/>
              </text:list-item>
            </text:list>
          </table:table-cell>
          <table:table-cell table:style-name="TableCell665">
            <text:p text:style-name="P666">Insufficient physical security</text:p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list text:style-name="LFO6" text:continue-numbering="true">
              <text:list-item>
                <text:p text:style-name="P672">ePHI is not stored on local systems.</text:p>
              </text:list-item>
            </text:list>
          </table:table-cell>
        </table:table-row>
        <table:table-row table:style-name="TableRow673">
          <table:table-cell table:style-name="TableCell674">
            <text:list text:style-name="LFO15" text:continue-numbering="true">
              <text:list-item>
                <text:p text:style-name="P675"/>
              </text:list-item>
            </text:list>
          </table:table-cell>
          <table:table-cell table:style-name="TableCell676">
            <text:p text:style-name="P677">Insufficient power capability</text:p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</table:table-row>
        <table:table-row table:style-name="TableRow684">
          <table:table-cell table:style-name="TableCell685">
            <text:list text:style-name="LFO15" text:continue-numbering="true">
              <text:list-item>
                <text:p text:style-name="P686"/>
              </text:list-item>
            </text:list>
          </table:table-cell>
          <table:table-cell table:style-name="TableCell687">
            <text:p text:style-name="P688">Misconfigured hardware or software</text:p>
          </table:table-cell>
          <table:table-cell table:style-name="TableCell689">
            <text:list text:style-name="LFO6" text:continue-numbering="true">
              <text:list-item>
                <text:p text:style-name="P690">Workstations<text:s/>are configured infrequently.</text:p>
              </text:list-item>
            </text:list>
          </table:table-cell>
          <table:table-cell table:style-name="TableCell691">
            <text:p text:style-name="P692"/>
          </table:table-cell>
          <table:table-cell table:style-name="TableCell693">
            <text:list text:style-name="LFO6" text:continue-numbering="true">
              <text:list-item>
                <text:p text:style-name="P694">Local systems do not contain ePHI.</text:p>
              </text:list-item>
              <text:list-item>
                <text:p text:style-name="P695">The hosted nature of<text:s/>cloud<text:s/>systems<text:s/>provides redundancy and availability of information from any system.</text:p>
              </text:list-item>
            </text:list>
          </table:table-cell>
        </table:table-row>
        <table:table-row table:style-name="TableRow696">
          <table:table-cell table:style-name="TableCell697">
            <text:list text:style-name="LFO15" text:continue-numbering="true">
              <text:list-item>
                <text:p text:style-name="P698"/>
              </text:list-item>
            </text:list>
          </table:table-cell>
          <table:table-cell table:style-name="TableCell699">
            <text:p text:style-name="P700">Poor plumbing</text:p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list text:style-name="LFO6" text:continue-numbering="true">
              <text:list-item>
                <text:p text:style-name="P706">The hosted nature of<text:s/>cloud<text:s/>systems<text:s/>provides redundancy and availability of information from any location.</text:p>
              </text:list-item>
            </text:list>
          </table:table-cell>
        </table:table-row>
        <table:table-row table:style-name="TableRow707">
          <table:table-cell table:style-name="TableCell708">
            <text:list text:style-name="LFO15" text:continue-numbering="true">
              <text:list-item>
                <text:p text:style-name="P709"/>
              </text:list-item>
            </text:list>
          </table:table-cell>
          <table:table-cell table:style-name="TableCell710">
            <text:p text:style-name="P711">Single points of failure – hardware</text:p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list text:style-name="LFO6" text:continue-numbering="true">
              <text:list-item>
                <text:p text:style-name="P717">The hosted nature of<text:s/>cloud<text:s/>systems<text:s/>provides redundancy and availability of information from any system.</text:p>
              </text:list-item>
            </text:list>
          </table:table-cell>
        </table:table-row>
      </table:table>
      <text:h text:style-name="P718" text:outline-level="1"><text:bookmark-start text:name="_Toc266452955"/><text:bookmark-start text:name="_Toc434411364"/>Likelihood Determination<text:bookmark-end text:name="_Toc266452955"/><text:bookmark-end text:name="_Toc434411364"/></text:h>
      <text:p text:style-name="Normal">The likelihood rating of a particular threat exercising a potential vulnerability within<text:s/>our<text:s/>environment was determined based on four factors:</text:p>
      <text:list text:style-name="LFO2" text:continue-numbering="true">
        <text:list-item>
          <text:p text:style-name="P719">Historical information, where available;</text:p>
        </text:list-item>
        <text:list-item>
          <text:p text:style-name="P720">Threat-source motivation and capability;</text:p>
        </text:list-item>
        <text:list-item>
          <text:p text:style-name="P721">Nature of the vulnerability; and<text:s/></text:p>
        </text:list-item>
        <text:list-item>
          <text:p text:style-name="P722">Existence and effectiveness of current controls.</text:p>
        </text:list-item>
      </text:list>
      <text:p text:style-name="Normal">Where historical information was not available, the Risk Assessment team used their professional knowledge to estimate the other three factors. The likelihood that a potential vulnerability could be exercised by a given threat-source was described as high, medium, or low:</text:p>
      <table:table table:style-name="Table723">
        <table:table-columns>
          <table:table-column table:style-name="TableColumn724"/>
          <table:table-column table:style-name="TableColumn725"/>
          <table:table-column table:style-name="TableColumn726"/>
          <table:table-column table:style-name="TableColumn727"/>
          <table:table-column table:style-name="TableColumn728"/>
        </table:table-columns>
        <table:table-row table:style-name="TableRow729">
          <table:table-cell table:style-name="TableCell730">
            <text:p text:style-name="P731"/>
          </table:table-cell>
          <table:table-cell table:style-name="TableCell732" table:number-rows-spanned="2">
            <text:p text:style-name="P733">Historical Record</text:p>
          </table:table-cell>
          <table:table-cell table:style-name="TableCell734" table:number-rows-spanned="2">
            <text:p text:style-name="P735">Threat Motivation</text:p>
          </table:table-cell>
          <table:table-cell table:style-name="TableCell736" table:number-rows-spanned="2">
            <text:p text:style-name="P737">Vulnerability Nature</text:p>
          </table:table-cell>
          <table:table-cell table:style-name="TableCell738" table:number-rows-spanned="2">
            <text:p text:style-name="P739">Current Controls</text:p>
          </table:table-cell>
        </table:table-row>
        <table:table-row table:style-name="TableRow740">
          <table:table-cell table:style-name="TableCell741">
            <text:p text:style-name="P742">Likelihood</text:p>
          </table:table-cell>
          <table:covered-table-cell>
            <text:p text:style-name="P743"/>
          </table:covered-table-cell>
          <table:covered-table-cell>
            <text:p text:style-name="P744"/>
          </table:covered-table-cell>
          <table:covered-table-cell>
            <text:p text:style-name="P745"/>
          </table:covered-table-cell>
          <table:covered-table-cell>
            <text:p text:style-name="P746"/>
          </table:covered-table-cell>
        </table:table-row>
        <table:table-row table:style-name="TableRow747">
          <table:table-cell table:style-name="TableCell748">
            <text:p text:style-name="P749">High</text:p>
          </table:table-cell>
          <table:table-cell table:style-name="TableCell750">
            <text:p text:style-name="P751">The threat<text:s/>has exploited the<text:s/>vulnerability<text:s/>at least once<text:s/>in the past year.</text:p>
          </table:table-cell>
          <table:table-cell table:style-name="TableCell752">
            <text:p text:style-name="P753">The threat is specifically targeting<text:s/>us.</text:p>
          </table:table-cell>
          <table:table-cell table:style-name="TableCell754">
            <text:p text:style-name="P755">The vulnerability requires no particular skill<text:s/>or coincidence<text:s/>to exploit.</text:p>
          </table:table-cell>
          <table:table-cell table:style-name="TableCell756">
            <text:p text:style-name="P757">There are no controls in place against the threat/vulnerability pair.</text:p>
          </table:table-cell>
        </table:table-row>
        <table:table-row table:style-name="TableRow758">
          <table:table-cell table:style-name="TableCell759">
            <text:p text:style-name="P760">Medium</text:p>
          </table:table-cell>
          <table:table-cell table:style-name="TableCell761">
            <text:p text:style-name="P762">The<text:s/>threat has exploited the vulnerability<text:s/>at least once<text:s/>in the past<text:s/>2<text:s/>years.</text:p>
          </table:table-cell>
          <table:table-cell table:style-name="TableCell763">
            <text:p text:style-name="P764">The threat is opportunistic.</text:p>
          </table:table-cell>
          <table:table-cell table:style-name="TableCell765">
            <text:p text:style-name="P766">The vulnerability requires some skill<text:s/>or coincidence<text:s/>to exploit.</text:p>
          </table:table-cell>
          <table:table-cell table:style-name="TableCell767">
            <text:p text:style-name="P768">There<text:s/>is<text:s/>at least one type of control</text:p>
            <text:p text:style-name="P769">in place against the threat/vulnerability pair.</text:p>
          </table:table-cell>
        </table:table-row>
        <table:table-row table:style-name="TableRow770">
          <table:table-cell table:style-name="TableCell771">
            <text:p text:style-name="P772">Low</text:p>
          </table:table-cell>
          <table:table-cell table:style-name="TableCell773">
            <text:p text:style-name="P774">The threat has not<text:s/>exploited the vulnerability<text:s/>in the past<text:s/>2<text:s/>years.</text:p>
          </table:table-cell>
          <table:table-cell table:style-name="TableCell775">
            <text:p text:style-name="P776">The threat is unmotivated or non-human.</text:p>
          </table:table-cell>
          <table:table-cell table:style-name="TableCell777">
            <text:p text:style-name="P778">The vulnerability requires expertise to exploit.</text:p>
          </table:table-cell>
          <table:table-cell table:style-name="TableCell779">
            <text:p text:style-name="P780">There<text:s/>is more than one type of control<text:s/>in place against the threat/vulnerability pair.</text:p>
          </table:table-cell>
        </table:table-row>
      </table:table>
      <text:p text:style-name="Normal"/>
      <text:p text:style-name="Normal">For ease of reading, the results of the likelihood determination are documented in the section “Risk Determination”, below.</text:p>
      <text:h text:style-name="P781" text:outline-level="1"><text:bookmark-start text:name="_Toc266452956"/><text:bookmark-start text:name="_Toc434411365"/>Impact Analysis<text:bookmark-end text:name="_Toc266452956"/><text:bookmark-end text:name="_Toc434411365"/></text:h>
      <text:p text:style-name="Normal">To analyze the impact of a<text:s/>threat exercising a particular vulnerability, the Risk Assessment team used the<text:s/>matrix<text:s/>below.</text:p>
      <table:table table:style-name="Table782">
        <table:table-columns>
          <table:table-column table:style-name="TableColumn783"/>
          <table:table-column table:style-name="TableColumn784"/>
        </table:table-columns>
        <table:table-row table:style-name="TableRow785">
          <table:table-cell table:style-name="TableCell786">
            <text:p text:style-name="P787">Impact<text:s/>Level</text:p>
          </table:table-cell>
          <table:table-cell table:style-name="TableCell788">
            <text:p text:style-name="P789">Impact Definition</text:p>
          </table:table-cell>
        </table:table-row>
        <table:table-row table:style-name="TableRow790">
          <table:table-cell table:style-name="TableCell791">
            <text:p text:style-name="P792">High</text:p>
          </table:table-cell>
          <table:table-cell table:style-name="TableCell793">
            <text:p text:style-name="P794">The threat/vulnerability pair would impair<text:s/>our<text:s/>ability to deliver care, fulfill regulatory mandates,<text:s/>be a<text:s/>reportable<text:s/>breach of unsecured ePHI, or seriously impact operations.</text:p>
          </table:table-cell>
        </table:table-row>
        <table:table-row table:style-name="TableRow795">
          <table:table-cell table:style-name="TableCell796">
            <text:p text:style-name="P797">Medium</text:p>
          </table:table-cell>
          <table:table-cell table:style-name="TableCell798">
            <text:p text:style-name="P799">The threat/vulnerability pair would require a good deal of<text:s/>time and effort to recover from, or open additional vulnerabilities in our infrastructure.</text:p>
          </table:table-cell>
        </table:table-row>
        <table:table-row table:style-name="TableRow800">
          <table:table-cell table:style-name="TableCell801">
            <text:p text:style-name="P802">Low</text:p>
          </table:table-cell>
          <table:table-cell table:style-name="TableCell803">
            <text:p text:style-name="P804">The threat/vulnerability pair would not<text:s/>meet either of the criteria above.</text:p>
          </table:table-cell>
        </table:table-row>
      </table:table>
      <text:p text:style-name="Normal"/>
      <text:p text:style-name="Normal">For ease of reading, the results of the impact analysis are documented in the section “Risk Determination”, below.</text:p>
      <text:p text:style-name="Normal"/>
      <text:h text:style-name="P805" text:outline-level="1"><text:bookmark-start text:name="_Toc266452957"/><text:bookmark-start text:name="_Toc434411366"/>Risk Determination<text:bookmark-end text:name="_Toc266452957"/><text:bookmark-end text:name="_Toc434411366"/></text:h>
      <text:p text:style-name="Normal">The determination of risk for a particular threat/vulnerability pair was expressed as a function of:</text:p>
      <text:list text:style-name="LFO3" text:continue-numbering="true">
        <text:list-item>
          <text:p text:style-name="P806">The magnitude of the impact should a threat-source successfully exercise the vulnerability, determined in the Impact Analysis phase;<text:s/>and<text:s/></text:p>
        </text:list-item>
        <text:list-item>
          <text:p text:style-name="P807">The likelihood of a given threat-source’s attempting to<text:s/>exercise a given vulnerability, determined in the Likelihood Determination phase.</text:p>
        </text:list-item>
      </text:list>
      <text:p text:style-name="Normal">(Recall that Likelihood Determination includes the<text:s/><text:s/>control environment<text:s/>in place).<text:s/>Threat/Vulnerability pairs that were judged to be so unlikely as to not merit analysis or controls were rated “negligible” and not included in the written analysis.</text:p>
      <text:p text:style-name="Normal">The risk was calculated as below:</text:p>
      <table:table table:style-name="Table808">
        <table:table-columns>
          <table:table-column table:style-name="TableColumn809"/>
          <table:table-column table:style-name="TableColumn810"/>
          <table:table-column table:style-name="TableColumn811"/>
          <table:table-column table:style-name="TableColumn812"/>
        </table:table-columns>
        <table:table-row table:style-name="TableRow813">
          <table:table-cell table:style-name="TableCell814">
            <text:p text:style-name="P815"/>
          </table:table-cell>
          <table:table-cell table:style-name="TableCell816" table:number-columns-spanned="3">
            <text:p text:style-name="P817"><text:span text:style-name="T818">Impact</text:span></text:p>
          </table:table-cell>
          <table:covered-table-cell/>
          <table:covered-table-cell/>
        </table:table-row>
        <table:table-row table:style-name="TableRow819">
          <table:table-cell table:style-name="TableCell820">
            <text:p text:style-name="P821">Likelihood</text:p>
          </table:table-cell>
          <table:table-cell table:style-name="TableCell822">
            <text:p text:style-name="P823">High</text:p>
          </table:table-cell>
          <table:table-cell table:style-name="TableCell824">
            <text:p text:style-name="P825">Medium</text:p>
          </table:table-cell>
          <table:table-cell table:style-name="TableCell826">
            <text:p text:style-name="P827">Low</text:p>
          </table:table-cell>
        </table:table-row>
        <table:table-row table:style-name="TableRow828">
          <table:table-cell table:style-name="TableCell829">
            <text:p text:style-name="P830">High</text:p>
          </table:table-cell>
          <table:table-cell table:style-name="TableCell831">
            <text:p text:style-name="P832">High</text:p>
          </table:table-cell>
          <table:table-cell table:style-name="TableCell833">
            <text:p text:style-name="P834">High</text:p>
          </table:table-cell>
          <table:table-cell table:style-name="TableCell835">
            <text:p text:style-name="P836">Medium</text:p>
          </table:table-cell>
        </table:table-row>
        <table:table-row table:style-name="TableRow837">
          <table:table-cell table:style-name="TableCell838">
            <text:p text:style-name="P839">Medium</text:p>
          </table:table-cell>
          <table:table-cell table:style-name="TableCell840">
            <text:p text:style-name="P841">High</text:p>
          </table:table-cell>
          <table:table-cell table:style-name="TableCell842">
            <text:p text:style-name="P843">Medium</text:p>
          </table:table-cell>
          <table:table-cell table:style-name="TableCell844">
            <text:p text:style-name="P845">Low</text:p>
          </table:table-cell>
        </table:table-row>
        <table:table-row table:style-name="TableRow846">
          <table:table-cell table:style-name="TableCell847">
            <text:p text:style-name="P848">Low</text:p>
          </table:table-cell>
          <table:table-cell table:style-name="TableCell849">
            <text:p text:style-name="P850">Medium</text:p>
          </table:table-cell>
          <table:table-cell table:style-name="TableCell851">
            <text:p text:style-name="P852">Low</text:p>
          </table:table-cell>
          <table:table-cell table:style-name="TableCell853">
            <text:p text:style-name="P854">Low</text:p>
          </table:table-cell>
        </table:table-row>
      </table:table>
      <text:p text:style-name="Normal"/>
      <text:p text:style-name="Normal">Below find the documented risks, sorted by risk rating:</text:p>
      <table:table table:style-name="Table855">
        <table:table-columns>
          <table:table-column table:style-name="TableColumn856"/>
          <table:table-column table:style-name="TableColumn857"/>
          <table:table-column table:style-name="TableColumn858"/>
          <table:table-column table:style-name="TableColumn859"/>
          <table:table-column table:style-name="TableColumn860"/>
          <table:table-column table:style-name="TableColumn861"/>
        </table:table-columns>
        <table:table-header-rows>
          <table:table-row table:style-name="TableRow862">
            <table:table-cell table:style-name="TableCell863">
              <text:p text:style-name="P864">#</text:p>
            </table:table-cell>
            <table:table-cell table:style-name="TableCell865">
              <text:p text:style-name="P866">Threat</text:p>
            </table:table-cell>
            <table:table-cell table:style-name="TableCell867">
              <text:p text:style-name="P868">Vulnerability</text:p>
            </table:table-cell>
            <table:table-cell table:style-name="TableCell869">
              <text:p text:style-name="P870">Likelihood</text:p>
            </table:table-cell>
            <table:table-cell table:style-name="TableCell871">
              <text:p text:style-name="P872">Impact</text:p>
            </table:table-cell>
            <table:table-cell table:style-name="TableCell873">
              <text:p text:style-name="P874">Risk Rating</text:p>
            </table:table-cell>
          </table:table-row>
        </table:table-header-rows>
        <table:table-row table:style-name="TableRow875">
          <table:table-cell table:style-name="TableCell876">
            <text:list text:style-name="LFO10" text:continue-numbering="true">
              <text:list-item>
                <text:p text:style-name="P877"/>
              </text:list-item>
            </text:list>
          </table:table-cell>
          <table:table-cell table:style-name="TableCell878">
            <text:p text:style-name="P879">External Attacker</text:p>
          </table:table-cell>
          <table:table-cell table:style-name="TableCell880">
            <text:p text:style-name="P881"><text:span text:style-name="T882">Careless employees</text:span></text:p>
          </table:table-cell>
          <table:table-cell table:style-name="TableCell883">
            <text:p text:style-name="P884">L</text:p>
          </table:table-cell>
          <table:table-cell table:style-name="TableCell885">
            <text:p text:style-name="P886">H</text:p>
          </table:table-cell>
          <table:table-cell table:style-name="TableCell887">
            <text:p text:style-name="P888">M</text:p>
          </table:table-cell>
        </table:table-row>
        <table:table-row table:style-name="TableRow889">
          <table:table-cell table:style-name="TableCell890">
            <text:list text:style-name="LFO10" text:continue-numbering="true">
              <text:list-item>
                <text:p text:style-name="P891"/>
              </text:list-item>
            </text:list>
          </table:table-cell>
          <table:table-cell table:style-name="TableCell892">
            <text:p text:style-name="P893">External Attacker</text:p>
          </table:table-cell>
          <table:table-cell table:style-name="TableCell894">
            <text:p text:style-name="P895">Excessive user permissions</text:p>
          </table:table-cell>
          <table:table-cell table:style-name="TableCell896">
            <text:p text:style-name="P897">L</text:p>
          </table:table-cell>
          <table:table-cell table:style-name="TableCell898">
            <text:p text:style-name="P899">H</text:p>
          </table:table-cell>
          <table:table-cell table:style-name="TableCell900">
            <text:p text:style-name="P901">M</text:p>
          </table:table-cell>
        </table:table-row>
        <table:table-row table:style-name="TableRow902">
          <table:table-cell table:style-name="TableCell903">
            <text:list text:style-name="LFO10" text:continue-numbering="true">
              <text:list-item>
                <text:p text:style-name="P904"/>
              </text:list-item>
            </text:list>
          </table:table-cell>
          <table:table-cell table:style-name="TableCell905">
            <text:p text:style-name="P906">External Attacker</text:p>
          </table:table-cell>
          <table:table-cell table:style-name="TableCell907">
            <text:p text:style-name="P908">Flawed software without a patch</text:p>
          </table:table-cell>
          <table:table-cell table:style-name="TableCell909">
            <text:p text:style-name="P910">L</text:p>
          </table:table-cell>
          <table:table-cell table:style-name="TableCell911">
            <text:p text:style-name="P912">H</text:p>
          </table:table-cell>
          <table:table-cell table:style-name="TableCell913">
            <text:p text:style-name="P914">M</text:p>
          </table:table-cell>
        </table:table-row>
        <table:table-row table:style-name="TableRow915">
          <table:table-cell table:style-name="TableCell916">
            <text:list text:style-name="LFO10" text:continue-numbering="true">
              <text:list-item>
                <text:p text:style-name="P917"/>
              </text:list-item>
            </text:list>
          </table:table-cell>
          <table:table-cell table:style-name="TableCell918">
            <text:p text:style-name="P919">External Attacker</text:p>
          </table:table-cell>
          <table:table-cell table:style-name="TableCell920">
            <text:p text:style-name="P921">Insufficient physical security</text:p>
          </table:table-cell>
          <table:table-cell table:style-name="TableCell922">
            <text:p text:style-name="P923">L</text:p>
          </table:table-cell>
          <table:table-cell table:style-name="TableCell924">
            <text:p text:style-name="P925">H</text:p>
          </table:table-cell>
          <table:table-cell table:style-name="TableCell926">
            <text:p text:style-name="P927">L</text:p>
          </table:table-cell>
        </table:table-row>
        <table:table-row table:style-name="TableRow928">
          <table:table-cell table:style-name="TableCell929">
            <text:list text:style-name="LFO10" text:continue-numbering="true">
              <text:list-item>
                <text:p text:style-name="P930"/>
              </text:list-item>
            </text:list>
          </table:table-cell>
          <table:table-cell table:style-name="TableCell931">
            <text:p text:style-name="P932">Electrical Failure</text:p>
          </table:table-cell>
          <table:table-cell table:style-name="TableCell933">
            <text:p text:style-name="P934">Insufficient power capability</text:p>
          </table:table-cell>
          <table:table-cell table:style-name="TableCell935">
            <text:p text:style-name="P936">L</text:p>
          </table:table-cell>
          <table:table-cell table:style-name="TableCell937">
            <text:p text:style-name="P938">H</text:p>
          </table:table-cell>
          <table:table-cell table:style-name="TableCell939">
            <text:p text:style-name="P940">L</text:p>
          </table:table-cell>
        </table:table-row>
        <table:table-row table:style-name="TableRow941">
          <table:table-cell table:style-name="TableCell942">
            <text:list text:style-name="LFO10" text:continue-numbering="true">
              <text:list-item>
                <text:p text:style-name="P943"/>
              </text:list-item>
            </text:list>
          </table:table-cell>
          <table:table-cell table:style-name="TableCell944">
            <text:p text:style-name="P945">Fire</text:p>
          </table:table-cell>
          <table:table-cell table:style-name="TableCell946">
            <text:p text:style-name="P947">Insufficient power capability</text:p>
          </table:table-cell>
          <table:table-cell table:style-name="TableCell948">
            <text:p text:style-name="P949">L</text:p>
          </table:table-cell>
          <table:table-cell table:style-name="TableCell950">
            <text:p text:style-name="P951">H</text:p>
          </table:table-cell>
          <table:table-cell table:style-name="TableCell952">
            <text:p text:style-name="P953">L</text:p>
          </table:table-cell>
        </table:table-row>
        <table:table-row table:style-name="TableRow954">
          <table:table-cell table:style-name="TableCell955">
            <text:list text:style-name="LFO10" text:continue-numbering="true">
              <text:list-item>
                <text:p text:style-name="P956"/>
              </text:list-item>
            </text:list>
          </table:table-cell>
          <table:table-cell table:style-name="TableCell957">
            <text:p text:style-name="P958">Flood</text:p>
          </table:table-cell>
          <table:table-cell table:style-name="TableCell959">
            <text:p text:style-name="P960">Insufficient power capability</text:p>
          </table:table-cell>
          <table:table-cell table:style-name="TableCell961">
            <text:p text:style-name="P962">L</text:p>
          </table:table-cell>
          <table:table-cell table:style-name="TableCell963">
            <text:p text:style-name="P964">H</text:p>
          </table:table-cell>
          <table:table-cell table:style-name="TableCell965">
            <text:p text:style-name="P966">L</text:p>
          </table:table-cell>
        </table:table-row>
        <table:table-row table:style-name="TableRow967">
          <table:table-cell table:style-name="TableCell968">
            <text:list text:style-name="LFO10" text:continue-numbering="true">
              <text:list-item>
                <text:p text:style-name="P969"/>
              </text:list-item>
            </text:list>
          </table:table-cell>
          <table:table-cell table:style-name="TableCell970">
            <text:p text:style-name="P971">Severe Weather<text:s/></text:p>
          </table:table-cell>
          <table:table-cell table:style-name="TableCell972">
            <text:p text:style-name="P973">Insufficient power capability</text:p>
          </table:table-cell>
          <table:table-cell table:style-name="TableCell974">
            <text:p text:style-name="P975">L</text:p>
          </table:table-cell>
          <table:table-cell table:style-name="TableCell976">
            <text:p text:style-name="P977">H</text:p>
          </table:table-cell>
          <table:table-cell table:style-name="TableCell978">
            <text:p text:style-name="P979">L</text:p>
          </table:table-cell>
        </table:table-row>
        <table:table-row table:style-name="TableRow980">
          <table:table-cell table:style-name="TableCell981">
            <text:list text:style-name="LFO10" text:continue-numbering="true">
              <text:list-item>
                <text:p text:style-name="P982"/>
              </text:list-item>
            </text:list>
          </table:table-cell>
          <table:table-cell table:style-name="TableCell983">
            <text:p text:style-name="P984">External Attacker</text:p>
          </table:table-cell>
          <table:table-cell table:style-name="TableCell985">
            <text:p text:style-name="P986">Lost or stolen laptops</text:p>
          </table:table-cell>
          <table:table-cell table:style-name="TableCell987">
            <text:p text:style-name="P988">L</text:p>
          </table:table-cell>
          <table:table-cell table:style-name="TableCell989">
            <text:p text:style-name="P990">H</text:p>
          </table:table-cell>
          <table:table-cell table:style-name="TableCell991">
            <text:p text:style-name="P992">L</text:p>
          </table:table-cell>
        </table:table-row>
        <table:table-row table:style-name="TableRow993">
          <table:table-cell table:style-name="TableCell994">
            <text:list text:style-name="LFO10" text:continue-numbering="true">
              <text:list-item>
                <text:p text:style-name="P995"/>
              </text:list-item>
            </text:list>
          </table:table-cell>
          <table:table-cell table:style-name="TableCell996">
            <text:p text:style-name="P997">External Attacker</text:p>
          </table:table-cell>
          <table:table-cell table:style-name="TableCell998">
            <text:p text:style-name="P999">Misconfigured hardware or software</text:p>
          </table:table-cell>
          <table:table-cell table:style-name="TableCell1000">
            <text:p text:style-name="P1001">L</text:p>
          </table:table-cell>
          <table:table-cell table:style-name="TableCell1002">
            <text:p text:style-name="P1003">H</text:p>
          </table:table-cell>
          <table:table-cell table:style-name="TableCell1004">
            <text:p text:style-name="P1005">L</text:p>
          </table:table-cell>
        </table:table-row>
        <table:table-row table:style-name="TableRow1006">
          <table:table-cell table:style-name="TableCell1007">
            <text:list text:style-name="LFO10" text:continue-numbering="true">
              <text:list-item>
                <text:p text:style-name="P1008"/>
              </text:list-item>
            </text:list>
          </table:table-cell>
          <table:table-cell table:style-name="TableCell1009">
            <text:p text:style-name="P1010">External Attacker</text:p>
          </table:table-cell>
          <table:table-cell table:style-name="TableCell1011">
            <text:p text:style-name="P1012">Open or unneeded network ports</text:p>
          </table:table-cell>
          <table:table-cell table:style-name="TableCell1013">
            <text:p text:style-name="P1014">L</text:p>
          </table:table-cell>
          <table:table-cell table:style-name="TableCell1015">
            <text:p text:style-name="P1016">H</text:p>
          </table:table-cell>
          <table:table-cell table:style-name="TableCell1017">
            <text:p text:style-name="P1018">L</text:p>
          </table:table-cell>
        </table:table-row>
        <table:table-row table:style-name="TableRow1019">
          <table:table-cell table:style-name="TableCell1020">
            <text:list text:style-name="LFO10" text:continue-numbering="true">
              <text:list-item>
                <text:p text:style-name="P1021"/>
              </text:list-item>
            </text:list>
          </table:table-cell>
          <table:table-cell table:style-name="TableCell1022">
            <text:p text:style-name="P1023">External Attacker</text:p>
          </table:table-cell>
          <table:table-cell table:style-name="TableCell1024">
            <text:p text:style-name="P1025">Rogue devices</text:p>
          </table:table-cell>
          <table:table-cell table:style-name="TableCell1026">
            <text:p text:style-name="P1027">L</text:p>
          </table:table-cell>
          <table:table-cell table:style-name="TableCell1028">
            <text:p text:style-name="P1029">H</text:p>
          </table:table-cell>
          <table:table-cell table:style-name="TableCell1030">
            <text:p text:style-name="P1031">L</text:p>
          </table:table-cell>
        </table:table-row>
        <table:table-row table:style-name="TableRow1032">
          <table:table-cell table:style-name="TableCell1033">
            <text:list text:style-name="LFO10" text:continue-numbering="true">
              <text:list-item>
                <text:p text:style-name="P1034"/>
              </text:list-item>
            </text:list>
          </table:table-cell>
          <table:table-cell table:style-name="TableCell1035">
            <text:p text:style-name="P1036">Careless 3rd Party</text:p>
          </table:table-cell>
          <table:table-cell table:style-name="TableCell1037">
            <text:p text:style-name="P1038">Single points of failure – network</text:p>
          </table:table-cell>
          <table:table-cell table:style-name="TableCell1039">
            <text:p text:style-name="P1040">L</text:p>
          </table:table-cell>
          <table:table-cell table:style-name="TableCell1041">
            <text:p text:style-name="P1042">H</text:p>
          </table:table-cell>
          <table:table-cell table:style-name="TableCell1043">
            <text:p text:style-name="P1044">L</text:p>
          </table:table-cell>
        </table:table-row>
        <table:table-row table:style-name="TableRow1045">
          <table:table-cell table:style-name="TableCell1046">
            <text:list text:style-name="LFO10" text:continue-numbering="true">
              <text:list-item>
                <text:p text:style-name="P1047"/>
              </text:list-item>
            </text:list>
          </table:table-cell>
          <table:table-cell table:style-name="TableCell1048">
            <text:p text:style-name="P1049">Careless Insider</text:p>
          </table:table-cell>
          <table:table-cell table:style-name="TableCell1050">
            <text:p text:style-name="P1051">Single points of failure – network</text:p>
          </table:table-cell>
          <table:table-cell table:style-name="TableCell1052">
            <text:p text:style-name="P1053">L</text:p>
          </table:table-cell>
          <table:table-cell table:style-name="TableCell1054">
            <text:p text:style-name="P1055">H</text:p>
          </table:table-cell>
          <table:table-cell table:style-name="TableCell1056">
            <text:p text:style-name="P1057">L</text:p>
          </table:table-cell>
        </table:table-row>
        <table:table-row table:style-name="TableRow1058">
          <table:table-cell table:style-name="TableCell1059">
            <text:list text:style-name="LFO10" text:continue-numbering="true">
              <text:list-item>
                <text:p text:style-name="P1060"/>
              </text:list-item>
            </text:list>
          </table:table-cell>
          <table:table-cell table:style-name="TableCell1061">
            <text:p text:style-name="P1062">Careless Service Provider</text:p>
          </table:table-cell>
          <table:table-cell table:style-name="TableCell1063">
            <text:p text:style-name="P1064">Single points of failure – network</text:p>
          </table:table-cell>
          <table:table-cell table:style-name="TableCell1065">
            <text:p text:style-name="P1066">L</text:p>
          </table:table-cell>
          <table:table-cell table:style-name="TableCell1067">
            <text:p text:style-name="P1068">H</text:p>
          </table:table-cell>
          <table:table-cell table:style-name="TableCell1069">
            <text:p text:style-name="P1070">L</text:p>
          </table:table-cell>
        </table:table-row>
        <table:table-row table:style-name="TableRow1071">
          <table:table-cell table:style-name="TableCell1072">
            <text:list text:style-name="LFO10" text:continue-numbering="true">
              <text:list-item>
                <text:p text:style-name="P1073"/>
              </text:list-item>
            </text:list>
          </table:table-cell>
          <table:table-cell table:style-name="TableCell1074">
            <text:p text:style-name="P1075">External Attacker</text:p>
          </table:table-cell>
          <table:table-cell table:style-name="TableCell1076">
            <text:p text:style-name="P1077">Single points of failure – network</text:p>
          </table:table-cell>
          <table:table-cell table:style-name="TableCell1078">
            <text:p text:style-name="P1079">L</text:p>
          </table:table-cell>
          <table:table-cell table:style-name="TableCell1080">
            <text:p text:style-name="P1081">H</text:p>
          </table:table-cell>
          <table:table-cell table:style-name="TableCell1082">
            <text:p text:style-name="P1083">L</text:p>
          </table:table-cell>
        </table:table-row>
        <table:table-row table:style-name="TableRow1084">
          <table:table-cell table:style-name="TableCell1085">
            <text:list text:style-name="LFO10" text:continue-numbering="true">
              <text:list-item>
                <text:p text:style-name="P1086"/>
              </text:list-item>
            </text:list>
          </table:table-cell>
          <table:table-cell table:style-name="TableCell1087">
            <text:p text:style-name="P1088">Fire</text:p>
          </table:table-cell>
          <table:table-cell table:style-name="TableCell1089">
            <text:p text:style-name="P1090">Single points of failure – network</text:p>
          </table:table-cell>
          <table:table-cell table:style-name="TableCell1091">
            <text:p text:style-name="P1092">L</text:p>
          </table:table-cell>
          <table:table-cell table:style-name="TableCell1093">
            <text:p text:style-name="P1094">H</text:p>
          </table:table-cell>
          <table:table-cell table:style-name="TableCell1095">
            <text:p text:style-name="P1096">L</text:p>
          </table:table-cell>
        </table:table-row>
        <table:table-row table:style-name="TableRow1097">
          <table:table-cell table:style-name="TableCell1098">
            <text:list text:style-name="LFO10" text:continue-numbering="true">
              <text:list-item>
                <text:p text:style-name="P1099"/>
              </text:list-item>
            </text:list>
          </table:table-cell>
          <table:table-cell table:style-name="TableCell1100">
            <text:p text:style-name="P1101">Flood</text:p>
          </table:table-cell>
          <table:table-cell table:style-name="TableCell1102">
            <text:p text:style-name="P1103">Single points of failure – network</text:p>
          </table:table-cell>
          <table:table-cell table:style-name="TableCell1104">
            <text:p text:style-name="P1105">L</text:p>
          </table:table-cell>
          <table:table-cell table:style-name="TableCell1106">
            <text:p text:style-name="P1107">H</text:p>
          </table:table-cell>
          <table:table-cell table:style-name="TableCell1108">
            <text:p text:style-name="P1109">L</text:p>
          </table:table-cell>
        </table:table-row>
        <table:table-row table:style-name="TableRow1110">
          <table:table-cell table:style-name="TableCell1111">
            <text:list text:style-name="LFO10" text:continue-numbering="true">
              <text:list-item>
                <text:p text:style-name="P1112"/>
              </text:list-item>
            </text:list>
          </table:table-cell>
          <table:table-cell table:style-name="TableCell1113">
            <text:p text:style-name="P1114">Severe Weather<text:s/></text:p>
          </table:table-cell>
          <table:table-cell table:style-name="TableCell1115">
            <text:p text:style-name="P1116">Single points of failure – network</text:p>
          </table:table-cell>
          <table:table-cell table:style-name="TableCell1117">
            <text:p text:style-name="P1118">L</text:p>
          </table:table-cell>
          <table:table-cell table:style-name="TableCell1119">
            <text:p text:style-name="P1120">H</text:p>
          </table:table-cell>
          <table:table-cell table:style-name="TableCell1121">
            <text:p text:style-name="P1122">L</text:p>
          </table:table-cell>
        </table:table-row>
        <table:table-row table:style-name="TableRow1123">
          <table:table-cell table:style-name="TableCell1124">
            <text:list text:style-name="LFO10" text:continue-numbering="true">
              <text:list-item>
                <text:p text:style-name="P1125"/>
              </text:list-item>
            </text:list>
          </table:table-cell>
          <table:table-cell table:style-name="TableCell1126">
            <text:p text:style-name="P1127">Telecom. Failure</text:p>
          </table:table-cell>
          <table:table-cell table:style-name="TableCell1128">
            <text:p text:style-name="P1129">Single points of failure – network</text:p>
          </table:table-cell>
          <table:table-cell table:style-name="TableCell1130">
            <text:p text:style-name="P1131">L</text:p>
          </table:table-cell>
          <table:table-cell table:style-name="TableCell1132">
            <text:p text:style-name="P1133">H</text:p>
          </table:table-cell>
          <table:table-cell table:style-name="TableCell1134">
            <text:p text:style-name="P1135">L</text:p>
          </table:table-cell>
        </table:table-row>
        <table:table-row table:style-name="TableRow1136">
          <table:table-cell table:style-name="TableCell1137">
            <text:list text:style-name="LFO10" text:continue-numbering="true">
              <text:list-item>
                <text:p text:style-name="P1138"/>
              </text:list-item>
            </text:list>
          </table:table-cell>
          <table:table-cell table:style-name="TableCell1139">
            <text:p text:style-name="P1140">External Attacker</text:p>
          </table:table-cell>
          <table:table-cell table:style-name="TableCell1141">
            <text:p text:style-name="P1142">Unpatched software</text:p>
          </table:table-cell>
          <table:table-cell table:style-name="TableCell1143">
            <text:p text:style-name="P1144">L</text:p>
          </table:table-cell>
          <table:table-cell table:style-name="TableCell1145">
            <text:p text:style-name="P1146">H</text:p>
          </table:table-cell>
          <table:table-cell table:style-name="TableCell1147">
            <text:p text:style-name="P1148">L</text:p>
          </table:table-cell>
        </table:table-row>
        <table:table-row table:style-name="TableRow1149">
          <table:table-cell table:style-name="TableCell1150">
            <text:list text:style-name="LFO10" text:continue-numbering="true">
              <text:list-item>
                <text:p text:style-name="P1151"/>
              </text:list-item>
            </text:list>
          </table:table-cell>
          <table:table-cell table:style-name="TableCell1152">
            <text:p text:style-name="P1153">External Attacker</text:p>
          </table:table-cell>
          <table:table-cell table:style-name="TableCell1154">
            <text:p text:style-name="P1155">Un-validated data</text:p>
          </table:table-cell>
          <table:table-cell table:style-name="TableCell1156">
            <text:p text:style-name="P1157">L</text:p>
          </table:table-cell>
          <table:table-cell table:style-name="TableCell1158">
            <text:p text:style-name="P1159">H</text:p>
          </table:table-cell>
          <table:table-cell table:style-name="TableCell1160">
            <text:p text:style-name="P1161">L</text:p>
          </table:table-cell>
        </table:table-row>
        <table:table-row table:style-name="TableRow1162">
          <table:table-cell table:style-name="TableCell1163">
            <text:list text:style-name="LFO10" text:continue-numbering="true">
              <text:list-item>
                <text:p text:style-name="P1164"/>
              </text:list-item>
            </text:list>
          </table:table-cell>
          <table:table-cell table:style-name="TableCell1165">
            <text:p text:style-name="P1166">External Attacker</text:p>
          </table:table-cell>
          <table:table-cell table:style-name="TableCell1167">
            <text:p text:style-name="P1168">Vulnerabilities in 3rd parties</text:p>
          </table:table-cell>
          <table:table-cell table:style-name="TableCell1169">
            <text:p text:style-name="P1170">L</text:p>
          </table:table-cell>
          <table:table-cell table:style-name="TableCell1171">
            <text:p text:style-name="P1172">H</text:p>
          </table:table-cell>
          <table:table-cell table:style-name="TableCell1173">
            <text:p text:style-name="P1174">L</text:p>
          </table:table-cell>
        </table:table-row>
        <table:table-row table:style-name="TableRow1175">
          <table:table-cell table:style-name="TableCell1176">
            <text:list text:style-name="LFO10" text:continue-numbering="true">
              <text:list-item>
                <text:p text:style-name="P1177"/>
              </text:list-item>
            </text:list>
          </table:table-cell>
          <table:table-cell table:style-name="TableCell1178">
            <text:p text:style-name="P1179">Careless 3rd Party</text:p>
          </table:table-cell>
          <table:table-cell table:style-name="TableCell1180">
            <text:p text:style-name="P1181"><text:span text:style-name="T1182">Weak or missing encryption of data at rest on laptops</text:span></text:p>
          </table:table-cell>
          <table:table-cell table:style-name="TableCell1183">
            <text:p text:style-name="P1184">L</text:p>
          </table:table-cell>
          <table:table-cell table:style-name="TableCell1185">
            <text:p text:style-name="P1186">H</text:p>
          </table:table-cell>
          <table:table-cell table:style-name="TableCell1187">
            <text:p text:style-name="P1188">L</text:p>
          </table:table-cell>
        </table:table-row>
        <table:table-row table:style-name="TableRow1189">
          <table:table-cell table:style-name="TableCell1190">
            <text:list text:style-name="LFO10" text:continue-numbering="true">
              <text:list-item>
                <text:p text:style-name="P1191"/>
              </text:list-item>
            </text:list>
          </table:table-cell>
          <table:table-cell table:style-name="TableCell1192">
            <text:p text:style-name="P1193">Careless Insider</text:p>
          </table:table-cell>
          <table:table-cell table:style-name="TableCell1194">
            <text:p text:style-name="P1195"><text:span text:style-name="T1196">Weak or missing encryption of data at rest on laptops</text:span></text:p>
          </table:table-cell>
          <table:table-cell table:style-name="TableCell1197">
            <text:p text:style-name="P1198">L</text:p>
          </table:table-cell>
          <table:table-cell table:style-name="TableCell1199">
            <text:p text:style-name="P1200">H</text:p>
          </table:table-cell>
          <table:table-cell table:style-name="TableCell1201">
            <text:p text:style-name="P1202">L</text:p>
          </table:table-cell>
        </table:table-row>
        <table:table-row table:style-name="TableRow1203">
          <table:table-cell table:style-name="TableCell1204">
            <text:list text:style-name="LFO10" text:continue-numbering="true">
              <text:list-item>
                <text:p text:style-name="P1205"/>
              </text:list-item>
            </text:list>
          </table:table-cell>
          <table:table-cell table:style-name="TableCell1206">
            <text:p text:style-name="P1207">External Attacker</text:p>
          </table:table-cell>
          <table:table-cell table:style-name="TableCell1208">
            <text:p text:style-name="P1209">Weak or missing encryption of data at rest on laptops</text:p>
          </table:table-cell>
          <table:table-cell table:style-name="TableCell1210">
            <text:p text:style-name="P1211">L</text:p>
          </table:table-cell>
          <table:table-cell table:style-name="TableCell1212">
            <text:p text:style-name="P1213">H</text:p>
          </table:table-cell>
          <table:table-cell table:style-name="TableCell1214">
            <text:p text:style-name="P1215">L</text:p>
          </table:table-cell>
        </table:table-row>
        <table:table-row table:style-name="TableRow1216">
          <table:table-cell table:style-name="TableCell1217">
            <text:list text:style-name="LFO10" text:continue-numbering="true">
              <text:list-item>
                <text:p text:style-name="P1218"/>
              </text:list-item>
            </text:list>
          </table:table-cell>
          <table:table-cell table:style-name="TableCell1219">
            <text:p text:style-name="P1220">Malicious 3rd Party</text:p>
          </table:table-cell>
          <table:table-cell table:style-name="TableCell1221">
            <text:p text:style-name="P1222"><text:span text:style-name="T1223">Weak or missing encryption of data at rest on laptops</text:span></text:p>
          </table:table-cell>
          <table:table-cell table:style-name="TableCell1224">
            <text:p text:style-name="P1225">L</text:p>
          </table:table-cell>
          <table:table-cell table:style-name="TableCell1226">
            <text:p text:style-name="P1227">H</text:p>
          </table:table-cell>
          <table:table-cell table:style-name="TableCell1228">
            <text:p text:style-name="P1229">L</text:p>
          </table:table-cell>
        </table:table-row>
        <table:table-row table:style-name="TableRow1230">
          <table:table-cell table:style-name="TableCell1231">
            <text:list text:style-name="LFO10" text:continue-numbering="true">
              <text:list-item>
                <text:p text:style-name="P1232"/>
              </text:list-item>
            </text:list>
          </table:table-cell>
          <table:table-cell table:style-name="TableCell1233">
            <text:p text:style-name="P1234">Malicious Insider</text:p>
          </table:table-cell>
          <table:table-cell table:style-name="TableCell1235">
            <text:p text:style-name="P1236"><text:span text:style-name="T1237">Weak or missing encryption of data at rest on laptops</text:span></text:p>
          </table:table-cell>
          <table:table-cell table:style-name="TableCell1238">
            <text:p text:style-name="P1239">L</text:p>
          </table:table-cell>
          <table:table-cell table:style-name="TableCell1240">
            <text:p text:style-name="P1241">H</text:p>
          </table:table-cell>
          <table:table-cell table:style-name="TableCell1242">
            <text:p text:style-name="P1243">L</text:p>
          </table:table-cell>
        </table:table-row>
        <table:table-row table:style-name="TableRow1244">
          <table:table-cell table:style-name="TableCell1245">
            <text:list text:style-name="LFO10" text:continue-numbering="true">
              <text:list-item>
                <text:p text:style-name="P1246"/>
              </text:list-item>
            </text:list>
          </table:table-cell>
          <table:table-cell table:style-name="TableCell1247">
            <text:p text:style-name="P1248">Snooping 3rd Party</text:p>
          </table:table-cell>
          <table:table-cell table:style-name="TableCell1249">
            <text:p text:style-name="P1250"><text:span text:style-name="T1251">Weak or missing encryption of data at rest on laptops</text:span></text:p>
          </table:table-cell>
          <table:table-cell table:style-name="TableCell1252">
            <text:p text:style-name="P1253">L</text:p>
          </table:table-cell>
          <table:table-cell table:style-name="TableCell1254">
            <text:p text:style-name="P1255">H</text:p>
          </table:table-cell>
          <table:table-cell table:style-name="TableCell1256">
            <text:p text:style-name="P1257">L</text:p>
          </table:table-cell>
        </table:table-row>
        <table:table-row table:style-name="TableRow1258">
          <table:table-cell table:style-name="TableCell1259">
            <text:list text:style-name="LFO10" text:continue-numbering="true">
              <text:list-item>
                <text:p text:style-name="P1260"/>
              </text:list-item>
            </text:list>
          </table:table-cell>
          <table:table-cell table:style-name="TableCell1261">
            <text:p text:style-name="P1262">Snooping Insider</text:p>
          </table:table-cell>
          <table:table-cell table:style-name="TableCell1263">
            <text:p text:style-name="P1264"><text:span text:style-name="T1265">Weak or missing encryption of data at rest on laptops</text:span></text:p>
          </table:table-cell>
          <table:table-cell table:style-name="TableCell1266">
            <text:p text:style-name="P1267">L</text:p>
          </table:table-cell>
          <table:table-cell table:style-name="TableCell1268">
            <text:p text:style-name="P1269">H</text:p>
          </table:table-cell>
          <table:table-cell table:style-name="TableCell1270">
            <text:p text:style-name="P1271">L</text:p>
          </table:table-cell>
        </table:table-row>
        <table:table-row table:style-name="TableRow1272">
          <table:table-cell table:style-name="TableCell1273">
            <text:list text:style-name="LFO10" text:continue-numbering="true">
              <text:list-item>
                <text:p text:style-name="P1274"/>
              </text:list-item>
            </text:list>
          </table:table-cell>
          <table:table-cell table:style-name="TableCell1275">
            <text:p text:style-name="P1276">External Attacker</text:p>
          </table:table-cell>
          <table:table-cell table:style-name="TableCell1277">
            <text:p text:style-name="P1278">Weak or missing encryption of data in motion</text:p>
          </table:table-cell>
          <table:table-cell table:style-name="TableCell1279">
            <text:p text:style-name="P1280">L</text:p>
          </table:table-cell>
          <table:table-cell table:style-name="TableCell1281">
            <text:p text:style-name="P1282">H</text:p>
          </table:table-cell>
          <table:table-cell table:style-name="TableCell1283">
            <text:p text:style-name="P1284">L</text:p>
          </table:table-cell>
        </table:table-row>
        <table:table-row table:style-name="TableRow1285">
          <table:table-cell table:style-name="TableCell1286">
            <text:list text:style-name="LFO10" text:continue-numbering="true">
              <text:list-item>
                <text:p text:style-name="P1287"/>
              </text:list-item>
            </text:list>
          </table:table-cell>
          <table:table-cell table:style-name="TableCell1288">
            <text:p text:style-name="P1289">External Attacker</text:p>
          </table:table-cell>
          <table:table-cell table:style-name="TableCell1290">
            <text:p text:style-name="P1291">Weak passwords</text:p>
          </table:table-cell>
          <table:table-cell table:style-name="TableCell1292">
            <text:p text:style-name="P1293">L</text:p>
          </table:table-cell>
          <table:table-cell table:style-name="TableCell1294">
            <text:p text:style-name="P1295">H</text:p>
          </table:table-cell>
          <table:table-cell table:style-name="TableCell1296">
            <text:p text:style-name="P1297">L</text:p>
          </table:table-cell>
        </table:table-row>
        <table:table-row table:style-name="TableRow1298">
          <table:table-cell table:style-name="TableCell1299">
            <text:list text:style-name="LFO10" text:continue-numbering="true">
              <text:list-item>
                <text:p text:style-name="P1300"/>
              </text:list-item>
            </text:list>
          </table:table-cell>
          <table:table-cell table:style-name="TableCell1301">
            <text:p text:style-name="P1302">Electrical Failure</text:p>
          </table:table-cell>
          <table:table-cell table:style-name="TableCell1303">
            <text:p text:style-name="P1304">Electrically unshielded equipment</text:p>
          </table:table-cell>
          <table:table-cell table:style-name="TableCell1305">
            <text:p text:style-name="P1306">L</text:p>
          </table:table-cell>
          <table:table-cell table:style-name="TableCell1307">
            <text:p text:style-name="P1308">L</text:p>
          </table:table-cell>
          <table:table-cell table:style-name="TableCell1309">
            <text:p text:style-name="P1310">L</text:p>
          </table:table-cell>
        </table:table-row>
        <table:table-row table:style-name="TableRow1311">
          <table:table-cell table:style-name="TableCell1312">
            <text:list text:style-name="LFO10" text:continue-numbering="true">
              <text:list-item>
                <text:p text:style-name="P1313"/>
              </text:list-item>
            </text:list>
          </table:table-cell>
          <table:table-cell table:style-name="TableCell1314">
            <text:p text:style-name="P1315">Severe Weather<text:s/></text:p>
          </table:table-cell>
          <table:table-cell table:style-name="TableCell1316">
            <text:p text:style-name="P1317">Electrically unshielded equipment</text:p>
          </table:table-cell>
          <table:table-cell table:style-name="TableCell1318">
            <text:p text:style-name="P1319">L</text:p>
          </table:table-cell>
          <table:table-cell table:style-name="TableCell1320">
            <text:p text:style-name="P1321">L</text:p>
          </table:table-cell>
          <table:table-cell table:style-name="TableCell1322">
            <text:p text:style-name="P1323">L</text:p>
          </table:table-cell>
        </table:table-row>
        <table:table-row table:style-name="TableRow1324">
          <table:table-cell table:style-name="TableCell1325">
            <text:list text:style-name="LFO10" text:continue-numbering="true">
              <text:list-item>
                <text:p text:style-name="P1326"/>
              </text:list-item>
            </text:list>
          </table:table-cell>
          <table:table-cell table:style-name="TableCell1327">
            <text:p text:style-name="P1328">Severe Weather<text:s/></text:p>
          </table:table-cell>
          <table:table-cell table:style-name="TableCell1329">
            <text:p text:style-name="P1330">Key person</text:p>
          </table:table-cell>
          <table:table-cell table:style-name="TableCell1331">
            <text:p text:style-name="P1332">L</text:p>
          </table:table-cell>
          <table:table-cell table:style-name="TableCell1333">
            <text:p text:style-name="P1334">L</text:p>
          </table:table-cell>
          <table:table-cell table:style-name="TableCell1335">
            <text:p text:style-name="P1336">L</text:p>
          </table:table-cell>
        </table:table-row>
        <table:table-row table:style-name="TableRow1337">
          <table:table-cell table:style-name="TableCell1338">
            <text:list text:style-name="LFO10" text:continue-numbering="true">
              <text:list-item>
                <text:p text:style-name="P1339"/>
              </text:list-item>
            </text:list>
          </table:table-cell>
          <table:table-cell table:style-name="TableCell1340">
            <text:p text:style-name="P1341">Flood</text:p>
          </table:table-cell>
          <table:table-cell table:style-name="TableCell1342">
            <text:p text:style-name="P1343">Poor plumbing</text:p>
          </table:table-cell>
          <table:table-cell table:style-name="TableCell1344">
            <text:p text:style-name="P1345">L</text:p>
          </table:table-cell>
          <table:table-cell table:style-name="TableCell1346">
            <text:p text:style-name="P1347">L</text:p>
          </table:table-cell>
          <table:table-cell table:style-name="TableCell1348">
            <text:p text:style-name="P1349">L</text:p>
          </table:table-cell>
        </table:table-row>
        <table:table-row table:style-name="TableRow1350">
          <table:table-cell table:style-name="TableCell1351">
            <text:list text:style-name="LFO10" text:continue-numbering="true">
              <text:list-item>
                <text:p text:style-name="P1352"/>
              </text:list-item>
            </text:list>
          </table:table-cell>
          <table:table-cell table:style-name="TableCell1353">
            <text:p text:style-name="P1354">Electrical Failure</text:p>
          </table:table-cell>
          <table:table-cell table:style-name="TableCell1355">
            <text:p text:style-name="P1356">Single points of failure – hardware</text:p>
          </table:table-cell>
          <table:table-cell table:style-name="TableCell1357">
            <text:p text:style-name="P1358">L</text:p>
          </table:table-cell>
          <table:table-cell table:style-name="TableCell1359">
            <text:p text:style-name="P1360">L</text:p>
          </table:table-cell>
          <table:table-cell table:style-name="TableCell1361">
            <text:p text:style-name="P1362">L</text:p>
          </table:table-cell>
        </table:table-row>
        <table:table-row table:style-name="TableRow1363">
          <table:table-cell table:style-name="TableCell1364">
            <text:list text:style-name="LFO10" text:continue-numbering="true">
              <text:list-item>
                <text:p text:style-name="P1365"/>
              </text:list-item>
            </text:list>
          </table:table-cell>
          <table:table-cell table:style-name="TableCell1366">
            <text:p text:style-name="P1367">External Attacker</text:p>
          </table:table-cell>
          <table:table-cell table:style-name="TableCell1368">
            <text:p text:style-name="P1369">Single points of failure – hardware</text:p>
          </table:table-cell>
          <table:table-cell table:style-name="TableCell1370">
            <text:p text:style-name="P1371">L</text:p>
          </table:table-cell>
          <table:table-cell table:style-name="TableCell1372">
            <text:p text:style-name="P1373">L</text:p>
          </table:table-cell>
          <table:table-cell table:style-name="TableCell1374">
            <text:p text:style-name="P1375">L</text:p>
          </table:table-cell>
        </table:table-row>
        <table:table-row table:style-name="TableRow1376">
          <table:table-cell table:style-name="TableCell1377">
            <text:list text:style-name="LFO10" text:continue-numbering="true">
              <text:list-item>
                <text:p text:style-name="P1378"/>
              </text:list-item>
            </text:list>
          </table:table-cell>
          <table:table-cell table:style-name="TableCell1379">
            <text:p text:style-name="P1380">Fire</text:p>
          </table:table-cell>
          <table:table-cell table:style-name="TableCell1381">
            <text:p text:style-name="P1382">Single points of failure – hardware</text:p>
          </table:table-cell>
          <table:table-cell table:style-name="TableCell1383">
            <text:p text:style-name="P1384">L</text:p>
          </table:table-cell>
          <table:table-cell table:style-name="TableCell1385">
            <text:p text:style-name="P1386">L</text:p>
          </table:table-cell>
          <table:table-cell table:style-name="TableCell1387">
            <text:p text:style-name="P1388">L</text:p>
          </table:table-cell>
        </table:table-row>
        <table:table-row table:style-name="TableRow1389">
          <table:table-cell table:style-name="TableCell1390">
            <text:list text:style-name="LFO10" text:continue-numbering="true">
              <text:list-item>
                <text:p text:style-name="P1391"/>
              </text:list-item>
            </text:list>
          </table:table-cell>
          <table:table-cell table:style-name="TableCell1392">
            <text:p text:style-name="P1393">Hardware Failure</text:p>
          </table:table-cell>
          <table:table-cell table:style-name="TableCell1394">
            <text:p text:style-name="P1395">Single points of failure – hardware</text:p>
          </table:table-cell>
          <table:table-cell table:style-name="TableCell1396">
            <text:p text:style-name="P1397">L</text:p>
          </table:table-cell>
          <table:table-cell table:style-name="TableCell1398">
            <text:p text:style-name="P1399">L</text:p>
          </table:table-cell>
          <table:table-cell table:style-name="TableCell1400">
            <text:p text:style-name="P1401">L</text:p>
          </table:table-cell>
        </table:table-row>
        <table:table-row table:style-name="TableRow1402">
          <table:table-cell table:style-name="TableCell1403">
            <text:list text:style-name="LFO10" text:continue-numbering="true">
              <text:list-item>
                <text:p text:style-name="P1404"/>
              </text:list-item>
            </text:list>
          </table:table-cell>
          <table:table-cell table:style-name="TableCell1405">
            <text:p text:style-name="P1406">Careless 3rd Party</text:p>
          </table:table-cell>
          <table:table-cell table:style-name="TableCell1407">
            <text:p text:style-name="P1408"><text:span text:style-name="T1409">Careless employees</text:span></text:p>
          </table:table-cell>
          <table:table-cell table:style-name="TableCell1410">
            <text:p text:style-name="P1411">L</text:p>
          </table:table-cell>
          <table:table-cell table:style-name="TableCell1412">
            <text:p text:style-name="P1413">M</text:p>
          </table:table-cell>
          <table:table-cell table:style-name="TableCell1414">
            <text:p text:style-name="P1415">L</text:p>
          </table:table-cell>
        </table:table-row>
        <table:table-row table:style-name="TableRow1416">
          <table:table-cell table:style-name="TableCell1417">
            <text:list text:style-name="LFO10" text:continue-numbering="true">
              <text:list-item>
                <text:p text:style-name="P1418"/>
              </text:list-item>
            </text:list>
          </table:table-cell>
          <table:table-cell table:style-name="TableCell1419">
            <text:p text:style-name="P1420">Careless Insider</text:p>
          </table:table-cell>
          <table:table-cell table:style-name="TableCell1421">
            <text:p text:style-name="P1422"><text:span text:style-name="T1423">Careless employees</text:span></text:p>
          </table:table-cell>
          <table:table-cell table:style-name="TableCell1424">
            <text:p text:style-name="P1425">L</text:p>
          </table:table-cell>
          <table:table-cell table:style-name="TableCell1426">
            <text:p text:style-name="P1427">M</text:p>
          </table:table-cell>
          <table:table-cell table:style-name="TableCell1428">
            <text:p text:style-name="P1429">L</text:p>
          </table:table-cell>
        </table:table-row>
        <table:table-row table:style-name="TableRow1430">
          <table:table-cell table:style-name="TableCell1431">
            <text:list text:style-name="LFO10" text:continue-numbering="true">
              <text:list-item>
                <text:p text:style-name="P1432"/>
              </text:list-item>
            </text:list>
          </table:table-cell>
          <table:table-cell table:style-name="TableCell1433">
            <text:p text:style-name="P1434">Malicious 3rd Party</text:p>
          </table:table-cell>
          <table:table-cell table:style-name="TableCell1435">
            <text:p text:style-name="P1436"><text:span text:style-name="T1437">Careless employees</text:span></text:p>
          </table:table-cell>
          <table:table-cell table:style-name="TableCell1438">
            <text:p text:style-name="P1439">L</text:p>
          </table:table-cell>
          <table:table-cell table:style-name="TableCell1440">
            <text:p text:style-name="P1441">M</text:p>
          </table:table-cell>
          <table:table-cell table:style-name="TableCell1442">
            <text:p text:style-name="P1443">L</text:p>
          </table:table-cell>
        </table:table-row>
        <table:table-row table:style-name="TableRow1444">
          <table:table-cell table:style-name="TableCell1445">
            <text:list text:style-name="LFO10" text:continue-numbering="true">
              <text:list-item>
                <text:p text:style-name="P1446"/>
              </text:list-item>
            </text:list>
          </table:table-cell>
          <table:table-cell table:style-name="TableCell1447">
            <text:p text:style-name="P1448">Malicious Insider</text:p>
          </table:table-cell>
          <table:table-cell table:style-name="TableCell1449">
            <text:p text:style-name="P1450">Careless employees</text:p>
          </table:table-cell>
          <table:table-cell table:style-name="TableCell1451">
            <text:p text:style-name="P1452">L</text:p>
          </table:table-cell>
          <table:table-cell table:style-name="TableCell1453">
            <text:p text:style-name="P1454">M</text:p>
          </table:table-cell>
          <table:table-cell table:style-name="TableCell1455">
            <text:p text:style-name="P1456">L</text:p>
          </table:table-cell>
        </table:table-row>
        <table:table-row table:style-name="TableRow1457">
          <table:table-cell table:style-name="TableCell1458">
            <text:list text:style-name="LFO10" text:continue-numbering="true">
              <text:list-item>
                <text:p text:style-name="P1459"/>
              </text:list-item>
            </text:list>
          </table:table-cell>
          <table:table-cell table:style-name="TableCell1460">
            <text:p text:style-name="P1461">Malware</text:p>
          </table:table-cell>
          <table:table-cell table:style-name="TableCell1462">
            <text:p text:style-name="P1463"><text:span text:style-name="T1464">Careless employees</text:span></text:p>
          </table:table-cell>
          <table:table-cell table:style-name="TableCell1465">
            <text:p text:style-name="P1466">L</text:p>
          </table:table-cell>
          <table:table-cell table:style-name="TableCell1467">
            <text:p text:style-name="P1468">M</text:p>
          </table:table-cell>
          <table:table-cell table:style-name="TableCell1469">
            <text:p text:style-name="P1470">L</text:p>
          </table:table-cell>
        </table:table-row>
        <table:table-row table:style-name="TableRow1471">
          <table:table-cell table:style-name="TableCell1472">
            <text:list text:style-name="LFO10" text:continue-numbering="true">
              <text:list-item>
                <text:p text:style-name="P1473"/>
              </text:list-item>
            </text:list>
          </table:table-cell>
          <table:table-cell table:style-name="TableCell1474">
            <text:p text:style-name="P1475">Snooping 3rd Party</text:p>
          </table:table-cell>
          <table:table-cell table:style-name="TableCell1476">
            <text:p text:style-name="P1477"><text:span text:style-name="T1478">Careless employees</text:span></text:p>
          </table:table-cell>
          <table:table-cell table:style-name="TableCell1479">
            <text:p text:style-name="P1480">L</text:p>
          </table:table-cell>
          <table:table-cell table:style-name="TableCell1481">
            <text:p text:style-name="P1482">M</text:p>
          </table:table-cell>
          <table:table-cell table:style-name="TableCell1483">
            <text:p text:style-name="P1484">L</text:p>
          </table:table-cell>
        </table:table-row>
        <table:table-row table:style-name="TableRow1485">
          <table:table-cell table:style-name="TableCell1486">
            <text:list text:style-name="LFO10" text:continue-numbering="true">
              <text:list-item>
                <text:p text:style-name="P1487"/>
              </text:list-item>
            </text:list>
          </table:table-cell>
          <table:table-cell table:style-name="TableCell1488">
            <text:p text:style-name="P1489">Snooping Insider</text:p>
          </table:table-cell>
          <table:table-cell table:style-name="TableCell1490">
            <text:p text:style-name="P1491"><text:span text:style-name="T1492">Careless employees</text:span></text:p>
          </table:table-cell>
          <table:table-cell table:style-name="TableCell1493">
            <text:p text:style-name="P1494">L</text:p>
          </table:table-cell>
          <table:table-cell table:style-name="TableCell1495">
            <text:p text:style-name="P1496">M</text:p>
          </table:table-cell>
          <table:table-cell table:style-name="TableCell1497">
            <text:p text:style-name="P1498">L</text:p>
          </table:table-cell>
        </table:table-row>
        <table:table-row table:style-name="TableRow1499">
          <table:table-cell table:style-name="TableCell1500">
            <text:list text:style-name="LFO10" text:continue-numbering="true">
              <text:list-item>
                <text:p text:style-name="P1501"/>
              </text:list-item>
            </text:list>
          </table:table-cell>
          <table:table-cell table:style-name="TableCell1502">
            <text:p text:style-name="P1503">Careless Service Provider</text:p>
          </table:table-cell>
          <table:table-cell table:style-name="TableCell1504">
            <text:p text:style-name="P1505">Electrically unshielded equipment</text:p>
          </table:table-cell>
          <table:table-cell table:style-name="TableCell1506">
            <text:p text:style-name="P1507">L</text:p>
          </table:table-cell>
          <table:table-cell table:style-name="TableCell1508">
            <text:p text:style-name="P1509">M</text:p>
          </table:table-cell>
          <table:table-cell table:style-name="TableCell1510">
            <text:p text:style-name="P1511">L</text:p>
          </table:table-cell>
        </table:table-row>
        <table:table-row table:style-name="TableRow1512">
          <table:table-cell table:style-name="TableCell1513">
            <text:list text:style-name="LFO10" text:continue-numbering="true">
              <text:list-item>
                <text:p text:style-name="P1514"/>
              </text:list-item>
            </text:list>
          </table:table-cell>
          <table:table-cell table:style-name="TableCell1515">
            <text:p text:style-name="P1516">Careless 3rd Party</text:p>
          </table:table-cell>
          <table:table-cell table:style-name="TableCell1517">
            <text:p text:style-name="P1518">Excessive user permissions</text:p>
          </table:table-cell>
          <table:table-cell table:style-name="TableCell1519">
            <text:p text:style-name="P1520">L</text:p>
          </table:table-cell>
          <table:table-cell table:style-name="TableCell1521">
            <text:p text:style-name="P1522">M</text:p>
          </table:table-cell>
          <table:table-cell table:style-name="TableCell1523">
            <text:p text:style-name="P1524">L</text:p>
          </table:table-cell>
        </table:table-row>
        <table:table-row table:style-name="TableRow1525">
          <table:table-cell table:style-name="TableCell1526">
            <text:list text:style-name="LFO10" text:continue-numbering="true">
              <text:list-item>
                <text:p text:style-name="P1527"/>
              </text:list-item>
            </text:list>
          </table:table-cell>
          <table:table-cell table:style-name="TableCell1528">
            <text:p text:style-name="P1529">Careless Insider</text:p>
          </table:table-cell>
          <table:table-cell table:style-name="TableCell1530">
            <text:p text:style-name="P1531">Excessive user permissions</text:p>
          </table:table-cell>
          <table:table-cell table:style-name="TableCell1532">
            <text:p text:style-name="P1533">L</text:p>
          </table:table-cell>
          <table:table-cell table:style-name="TableCell1534">
            <text:p text:style-name="P1535">M</text:p>
          </table:table-cell>
          <table:table-cell table:style-name="TableCell1536">
            <text:p text:style-name="P1537">L</text:p>
          </table:table-cell>
        </table:table-row>
        <table:table-row table:style-name="TableRow1538">
          <table:table-cell table:style-name="TableCell1539">
            <text:list text:style-name="LFO10" text:continue-numbering="true">
              <text:list-item>
                <text:p text:style-name="P1540"/>
              </text:list-item>
            </text:list>
          </table:table-cell>
          <table:table-cell table:style-name="TableCell1541">
            <text:p text:style-name="P1542">Malicious 3rd Party</text:p>
          </table:table-cell>
          <table:table-cell table:style-name="TableCell1543">
            <text:p text:style-name="P1544">Excessive user permissions</text:p>
          </table:table-cell>
          <table:table-cell table:style-name="TableCell1545">
            <text:p text:style-name="P1546">L</text:p>
          </table:table-cell>
          <table:table-cell table:style-name="TableCell1547">
            <text:p text:style-name="P1548">M</text:p>
          </table:table-cell>
          <table:table-cell table:style-name="TableCell1549">
            <text:p text:style-name="P1550">L</text:p>
          </table:table-cell>
        </table:table-row>
        <table:table-row table:style-name="TableRow1551">
          <table:table-cell table:style-name="TableCell1552">
            <text:list text:style-name="LFO10" text:continue-numbering="true">
              <text:list-item>
                <text:p text:style-name="P1553"/>
              </text:list-item>
            </text:list>
          </table:table-cell>
          <table:table-cell table:style-name="TableCell1554">
            <text:p text:style-name="P1555">Malicious Insider</text:p>
          </table:table-cell>
          <table:table-cell table:style-name="TableCell1556">
            <text:p text:style-name="P1557">Excessive user permissions</text:p>
          </table:table-cell>
          <table:table-cell table:style-name="TableCell1558">
            <text:p text:style-name="P1559">L</text:p>
          </table:table-cell>
          <table:table-cell table:style-name="TableCell1560">
            <text:p text:style-name="P1561">M</text:p>
          </table:table-cell>
          <table:table-cell table:style-name="TableCell1562">
            <text:p text:style-name="P1563">L</text:p>
          </table:table-cell>
        </table:table-row>
        <table:table-row table:style-name="TableRow1564">
          <table:table-cell table:style-name="TableCell1565">
            <text:list text:style-name="LFO10" text:continue-numbering="true">
              <text:list-item>
                <text:p text:style-name="P1566"/>
              </text:list-item>
            </text:list>
          </table:table-cell>
          <table:table-cell table:style-name="TableCell1567">
            <text:p text:style-name="P1568">Malware</text:p>
          </table:table-cell>
          <table:table-cell table:style-name="TableCell1569">
            <text:p text:style-name="P1570">Excessive user permissions</text:p>
          </table:table-cell>
          <table:table-cell table:style-name="TableCell1571">
            <text:p text:style-name="P1572">L</text:p>
          </table:table-cell>
          <table:table-cell table:style-name="TableCell1573">
            <text:p text:style-name="P1574">M</text:p>
          </table:table-cell>
          <table:table-cell table:style-name="TableCell1575">
            <text:p text:style-name="P1576">L</text:p>
          </table:table-cell>
        </table:table-row>
        <table:table-row table:style-name="TableRow1577">
          <table:table-cell table:style-name="TableCell1578">
            <text:list text:style-name="LFO10" text:continue-numbering="true">
              <text:list-item>
                <text:p text:style-name="P1579"/>
              </text:list-item>
            </text:list>
          </table:table-cell>
          <table:table-cell table:style-name="TableCell1580">
            <text:p text:style-name="P1581">Snooping 3rd Party</text:p>
          </table:table-cell>
          <table:table-cell table:style-name="TableCell1582">
            <text:p text:style-name="P1583">Excessive user permissions</text:p>
          </table:table-cell>
          <table:table-cell table:style-name="TableCell1584">
            <text:p text:style-name="P1585">L</text:p>
          </table:table-cell>
          <table:table-cell table:style-name="TableCell1586">
            <text:p text:style-name="P1587">M</text:p>
          </table:table-cell>
          <table:table-cell table:style-name="TableCell1588">
            <text:p text:style-name="P1589">L</text:p>
          </table:table-cell>
        </table:table-row>
        <table:table-row table:style-name="TableRow1590">
          <table:table-cell table:style-name="TableCell1591">
            <text:list text:style-name="LFO10" text:continue-numbering="true">
              <text:list-item>
                <text:p text:style-name="P1592"/>
              </text:list-item>
            </text:list>
          </table:table-cell>
          <table:table-cell table:style-name="TableCell1593">
            <text:p text:style-name="P1594">Snooping Insider</text:p>
          </table:table-cell>
          <table:table-cell table:style-name="TableCell1595">
            <text:p text:style-name="P1596">Excessive user permissions</text:p>
          </table:table-cell>
          <table:table-cell table:style-name="TableCell1597">
            <text:p text:style-name="P1598">L</text:p>
          </table:table-cell>
          <table:table-cell table:style-name="TableCell1599">
            <text:p text:style-name="P1600">M</text:p>
          </table:table-cell>
          <table:table-cell table:style-name="TableCell1601">
            <text:p text:style-name="P1602">L</text:p>
          </table:table-cell>
        </table:table-row>
        <table:table-row table:style-name="TableRow1603">
          <table:table-cell table:style-name="TableCell1604">
            <text:list text:style-name="LFO10" text:continue-numbering="true">
              <text:list-item>
                <text:p text:style-name="P1605"/>
              </text:list-item>
            </text:list>
          </table:table-cell>
          <table:table-cell table:style-name="TableCell1606">
            <text:p text:style-name="P1607">Careless Service Provider</text:p>
          </table:table-cell>
          <table:table-cell table:style-name="TableCell1608">
            <text:p text:style-name="P1609">Flawed software without a patch</text:p>
          </table:table-cell>
          <table:table-cell table:style-name="TableCell1610">
            <text:p text:style-name="P1611">L</text:p>
          </table:table-cell>
          <table:table-cell table:style-name="TableCell1612">
            <text:p text:style-name="P1613">M</text:p>
          </table:table-cell>
          <table:table-cell table:style-name="TableCell1614">
            <text:p text:style-name="P1615">L</text:p>
          </table:table-cell>
        </table:table-row>
        <table:table-row table:style-name="TableRow1616">
          <table:table-cell table:style-name="TableCell1617">
            <text:list text:style-name="LFO10" text:continue-numbering="true">
              <text:list-item>
                <text:p text:style-name="P1618"/>
              </text:list-item>
            </text:list>
          </table:table-cell>
          <table:table-cell table:style-name="TableCell1619">
            <text:p text:style-name="P1620">Malware</text:p>
          </table:table-cell>
          <table:table-cell table:style-name="TableCell1621">
            <text:p text:style-name="P1622">Flawed software without a patch</text:p>
          </table:table-cell>
          <table:table-cell table:style-name="TableCell1623">
            <text:p text:style-name="P1624">L</text:p>
          </table:table-cell>
          <table:table-cell table:style-name="TableCell1625">
            <text:p text:style-name="P1626">M</text:p>
          </table:table-cell>
          <table:table-cell table:style-name="TableCell1627">
            <text:p text:style-name="P1628">L</text:p>
          </table:table-cell>
        </table:table-row>
        <table:table-row table:style-name="TableRow1629">
          <table:table-cell table:style-name="TableCell1630">
            <text:list text:style-name="LFO10" text:continue-numbering="true">
              <text:list-item>
                <text:p text:style-name="P1631"/>
              </text:list-item>
            </text:list>
          </table:table-cell>
          <table:table-cell table:style-name="TableCell1632">
            <text:p text:style-name="P1633">Careless 3rd Party</text:p>
          </table:table-cell>
          <table:table-cell table:style-name="TableCell1634">
            <text:p text:style-name="P1635">Insufficient physical security</text:p>
          </table:table-cell>
          <table:table-cell table:style-name="TableCell1636">
            <text:p text:style-name="P1637">L</text:p>
          </table:table-cell>
          <table:table-cell table:style-name="TableCell1638">
            <text:p text:style-name="P1639">M</text:p>
          </table:table-cell>
          <table:table-cell table:style-name="TableCell1640">
            <text:p text:style-name="P1641">L</text:p>
          </table:table-cell>
        </table:table-row>
        <table:table-row table:style-name="TableRow1642">
          <table:table-cell table:style-name="TableCell1643">
            <text:list text:style-name="LFO10" text:continue-numbering="true">
              <text:list-item>
                <text:p text:style-name="P1644"/>
              </text:list-item>
            </text:list>
          </table:table-cell>
          <table:table-cell table:style-name="TableCell1645">
            <text:p text:style-name="P1646">Careless Insider</text:p>
          </table:table-cell>
          <table:table-cell table:style-name="TableCell1647">
            <text:p text:style-name="P1648">Insufficient physical security</text:p>
          </table:table-cell>
          <table:table-cell table:style-name="TableCell1649">
            <text:p text:style-name="P1650">L</text:p>
          </table:table-cell>
          <table:table-cell table:style-name="TableCell1651">
            <text:p text:style-name="P1652">M</text:p>
          </table:table-cell>
          <table:table-cell table:style-name="TableCell1653">
            <text:p text:style-name="P1654">L</text:p>
          </table:table-cell>
        </table:table-row>
        <table:table-row table:style-name="TableRow1655">
          <table:table-cell table:style-name="TableCell1656">
            <text:list text:style-name="LFO10" text:continue-numbering="true">
              <text:list-item>
                <text:p text:style-name="P1657"/>
              </text:list-item>
            </text:list>
          </table:table-cell>
          <table:table-cell table:style-name="TableCell1658">
            <text:p text:style-name="P1659">Careless Insider</text:p>
          </table:table-cell>
          <table:table-cell table:style-name="TableCell1660">
            <text:p text:style-name="P1661">Insufficient power capability</text:p>
          </table:table-cell>
          <table:table-cell table:style-name="TableCell1662">
            <text:p text:style-name="P1663">L</text:p>
          </table:table-cell>
          <table:table-cell table:style-name="TableCell1664">
            <text:p text:style-name="P1665">M</text:p>
          </table:table-cell>
          <table:table-cell table:style-name="TableCell1666">
            <text:p text:style-name="P1667">L</text:p>
          </table:table-cell>
        </table:table-row>
        <table:table-row table:style-name="TableRow1668">
          <table:table-cell table:style-name="TableCell1669">
            <text:list text:style-name="LFO10" text:continue-numbering="true">
              <text:list-item>
                <text:p text:style-name="P1670"/>
              </text:list-item>
            </text:list>
          </table:table-cell>
          <table:table-cell table:style-name="TableCell1671">
            <text:p text:style-name="P1672">Careless Service Provider</text:p>
          </table:table-cell>
          <table:table-cell table:style-name="TableCell1673">
            <text:p text:style-name="P1674">Insufficient power capability</text:p>
          </table:table-cell>
          <table:table-cell table:style-name="TableCell1675">
            <text:p text:style-name="P1676">L</text:p>
          </table:table-cell>
          <table:table-cell table:style-name="TableCell1677">
            <text:p text:style-name="P1678">M</text:p>
          </table:table-cell>
          <table:table-cell table:style-name="TableCell1679">
            <text:p text:style-name="P1680">L</text:p>
          </table:table-cell>
        </table:table-row>
        <table:table-row table:style-name="TableRow1681">
          <table:table-cell table:style-name="TableCell1682">
            <text:list text:style-name="LFO10" text:continue-numbering="true">
              <text:list-item>
                <text:p text:style-name="P1683"/>
              </text:list-item>
            </text:list>
          </table:table-cell>
          <table:table-cell table:style-name="TableCell1684">
            <text:p text:style-name="P1685">Careless 3rd Party</text:p>
          </table:table-cell>
          <table:table-cell table:style-name="TableCell1686">
            <text:p text:style-name="P1687">Insufficient system change controls</text:p>
          </table:table-cell>
          <table:table-cell table:style-name="TableCell1688">
            <text:p text:style-name="P1689">L</text:p>
          </table:table-cell>
          <table:table-cell table:style-name="TableCell1690">
            <text:p text:style-name="P1691">M</text:p>
          </table:table-cell>
          <table:table-cell table:style-name="TableCell1692">
            <text:p text:style-name="P1693">L</text:p>
          </table:table-cell>
        </table:table-row>
        <table:table-row table:style-name="TableRow1694">
          <table:table-cell table:style-name="TableCell1695">
            <text:list text:style-name="LFO10" text:continue-numbering="true">
              <text:list-item>
                <text:p text:style-name="P1696"/>
              </text:list-item>
            </text:list>
          </table:table-cell>
          <table:table-cell table:style-name="TableCell1697">
            <text:p text:style-name="P1698">Careless Insider</text:p>
          </table:table-cell>
          <table:table-cell table:style-name="TableCell1699">
            <text:p text:style-name="P1700">Insufficient system change controls</text:p>
          </table:table-cell>
          <table:table-cell table:style-name="TableCell1701">
            <text:p text:style-name="P1702">L</text:p>
          </table:table-cell>
          <table:table-cell table:style-name="TableCell1703">
            <text:p text:style-name="P1704">M</text:p>
          </table:table-cell>
          <table:table-cell table:style-name="TableCell1705">
            <text:p text:style-name="P1706">L</text:p>
          </table:table-cell>
        </table:table-row>
        <table:table-row table:style-name="TableRow1707">
          <table:table-cell table:style-name="TableCell1708">
            <text:list text:style-name="LFO10" text:continue-numbering="true">
              <text:list-item>
                <text:p text:style-name="P1709"/>
              </text:list-item>
            </text:list>
          </table:table-cell>
          <table:table-cell table:style-name="TableCell1710">
            <text:p text:style-name="P1711">Careless Service Provider</text:p>
          </table:table-cell>
          <table:table-cell table:style-name="TableCell1712">
            <text:p text:style-name="P1713">Insufficient system change controls</text:p>
          </table:table-cell>
          <table:table-cell table:style-name="TableCell1714">
            <text:p text:style-name="P1715">L</text:p>
          </table:table-cell>
          <table:table-cell table:style-name="TableCell1716">
            <text:p text:style-name="P1717">M</text:p>
          </table:table-cell>
          <table:table-cell table:style-name="TableCell1718">
            <text:p text:style-name="P1719">L</text:p>
          </table:table-cell>
        </table:table-row>
        <table:table-row table:style-name="TableRow1720">
          <table:table-cell table:style-name="TableCell1721">
            <text:list text:style-name="LFO10" text:continue-numbering="true">
              <text:list-item>
                <text:p text:style-name="P1722"/>
              </text:list-item>
            </text:list>
          </table:table-cell>
          <table:table-cell table:style-name="TableCell1723">
            <text:p text:style-name="P1724">External Attacker</text:p>
          </table:table-cell>
          <table:table-cell table:style-name="TableCell1725">
            <text:p text:style-name="P1726">Insufficient system change controls</text:p>
          </table:table-cell>
          <table:table-cell table:style-name="TableCell1727">
            <text:p text:style-name="P1728">L</text:p>
          </table:table-cell>
          <table:table-cell table:style-name="TableCell1729">
            <text:p text:style-name="P1730">M</text:p>
          </table:table-cell>
          <table:table-cell table:style-name="TableCell1731">
            <text:p text:style-name="P1732">L</text:p>
          </table:table-cell>
        </table:table-row>
        <table:table-row table:style-name="TableRow1733">
          <table:table-cell table:style-name="TableCell1734">
            <text:list text:style-name="LFO10" text:continue-numbering="true">
              <text:list-item>
                <text:p text:style-name="P1735"/>
              </text:list-item>
            </text:list>
          </table:table-cell>
          <table:table-cell table:style-name="TableCell1736">
            <text:p text:style-name="P1737">Malicious Insider</text:p>
          </table:table-cell>
          <table:table-cell table:style-name="TableCell1738">
            <text:p text:style-name="P1739">Insufficient system change controls</text:p>
          </table:table-cell>
          <table:table-cell table:style-name="TableCell1740">
            <text:p text:style-name="P1741">L</text:p>
          </table:table-cell>
          <table:table-cell table:style-name="TableCell1742">
            <text:p text:style-name="P1743">M</text:p>
          </table:table-cell>
          <table:table-cell table:style-name="TableCell1744">
            <text:p text:style-name="P1745">L</text:p>
          </table:table-cell>
        </table:table-row>
        <table:table-row table:style-name="TableRow1746">
          <table:table-cell table:style-name="TableCell1747">
            <text:list text:style-name="LFO10" text:continue-numbering="true">
              <text:list-item>
                <text:p text:style-name="P1748"/>
              </text:list-item>
            </text:list>
          </table:table-cell>
          <table:table-cell table:style-name="TableCell1749">
            <text:p text:style-name="P1750">Careless Insider</text:p>
          </table:table-cell>
          <table:table-cell table:style-name="TableCell1751">
            <text:p text:style-name="P1752">Key person</text:p>
          </table:table-cell>
          <table:table-cell table:style-name="TableCell1753">
            <text:p text:style-name="P1754">L</text:p>
          </table:table-cell>
          <table:table-cell table:style-name="TableCell1755">
            <text:p text:style-name="P1756">M</text:p>
          </table:table-cell>
          <table:table-cell table:style-name="TableCell1757">
            <text:p text:style-name="P1758">L</text:p>
          </table:table-cell>
        </table:table-row>
        <table:table-row table:style-name="TableRow1759">
          <table:table-cell table:style-name="TableCell1760">
            <text:list text:style-name="LFO10" text:continue-numbering="true">
              <text:list-item>
                <text:p text:style-name="P1761"/>
              </text:list-item>
            </text:list>
          </table:table-cell>
          <table:table-cell table:style-name="TableCell1762">
            <text:p text:style-name="P1763">Malicious Insider</text:p>
          </table:table-cell>
          <table:table-cell table:style-name="TableCell1764">
            <text:p text:style-name="P1765">Key person</text:p>
          </table:table-cell>
          <table:table-cell table:style-name="TableCell1766">
            <text:p text:style-name="P1767">L</text:p>
          </table:table-cell>
          <table:table-cell table:style-name="TableCell1768">
            <text:p text:style-name="P1769">M</text:p>
          </table:table-cell>
          <table:table-cell table:style-name="TableCell1770">
            <text:p text:style-name="P1771">L</text:p>
          </table:table-cell>
        </table:table-row>
        <table:table-row table:style-name="TableRow1772">
          <table:table-cell table:style-name="TableCell1773">
            <text:list text:style-name="LFO10" text:continue-numbering="true">
              <text:list-item>
                <text:p text:style-name="P1774"/>
              </text:list-item>
            </text:list>
          </table:table-cell>
          <table:table-cell table:style-name="TableCell1775">
            <text:p text:style-name="P1776">Snooping Insider</text:p>
          </table:table-cell>
          <table:table-cell table:style-name="TableCell1777">
            <text:p text:style-name="P1778">Key person</text:p>
          </table:table-cell>
          <table:table-cell table:style-name="TableCell1779">
            <text:p text:style-name="P1780">L</text:p>
          </table:table-cell>
          <table:table-cell table:style-name="TableCell1781">
            <text:p text:style-name="P1782">M</text:p>
          </table:table-cell>
          <table:table-cell table:style-name="TableCell1783">
            <text:p text:style-name="P1784">L</text:p>
          </table:table-cell>
        </table:table-row>
        <table:table-row table:style-name="TableRow1785">
          <table:table-cell table:style-name="TableCell1786">
            <text:list text:style-name="LFO10" text:continue-numbering="true">
              <text:list-item>
                <text:p text:style-name="P1787"/>
              </text:list-item>
            </text:list>
          </table:table-cell>
          <table:table-cell table:style-name="TableCell1788">
            <text:p text:style-name="P1789">Careless 3rd Party</text:p>
          </table:table-cell>
          <table:table-cell table:style-name="TableCell1790">
            <text:p text:style-name="P1791">Lost or stolen laptops</text:p>
          </table:table-cell>
          <table:table-cell table:style-name="TableCell1792">
            <text:p text:style-name="P1793">L</text:p>
          </table:table-cell>
          <table:table-cell table:style-name="TableCell1794">
            <text:p text:style-name="P1795">M</text:p>
          </table:table-cell>
          <table:table-cell table:style-name="TableCell1796">
            <text:p text:style-name="P1797">L</text:p>
          </table:table-cell>
        </table:table-row>
        <table:table-row table:style-name="TableRow1798">
          <table:table-cell table:style-name="TableCell1799">
            <text:list text:style-name="LFO10" text:continue-numbering="true">
              <text:list-item>
                <text:p text:style-name="P1800"/>
              </text:list-item>
            </text:list>
          </table:table-cell>
          <table:table-cell table:style-name="TableCell1801">
            <text:p text:style-name="P1802">Careless Insider</text:p>
          </table:table-cell>
          <table:table-cell table:style-name="TableCell1803">
            <text:p text:style-name="P1804">Lost or stolen laptops</text:p>
          </table:table-cell>
          <table:table-cell table:style-name="TableCell1805">
            <text:p text:style-name="P1806">L</text:p>
          </table:table-cell>
          <table:table-cell table:style-name="TableCell1807">
            <text:p text:style-name="P1808">M</text:p>
          </table:table-cell>
          <table:table-cell table:style-name="TableCell1809">
            <text:p text:style-name="P1810">L</text:p>
          </table:table-cell>
        </table:table-row>
        <table:table-row table:style-name="TableRow1811">
          <table:table-cell table:style-name="TableCell1812">
            <text:list text:style-name="LFO10" text:continue-numbering="true">
              <text:list-item>
                <text:p text:style-name="P1813"/>
              </text:list-item>
            </text:list>
          </table:table-cell>
          <table:table-cell table:style-name="TableCell1814">
            <text:p text:style-name="P1815">Malicious 3rd Party</text:p>
          </table:table-cell>
          <table:table-cell table:style-name="TableCell1816">
            <text:p text:style-name="P1817">Lost or stolen laptops</text:p>
          </table:table-cell>
          <table:table-cell table:style-name="TableCell1818">
            <text:p text:style-name="P1819">L</text:p>
          </table:table-cell>
          <table:table-cell table:style-name="TableCell1820">
            <text:p text:style-name="P1821">M</text:p>
          </table:table-cell>
          <table:table-cell table:style-name="TableCell1822">
            <text:p text:style-name="P1823">L</text:p>
          </table:table-cell>
        </table:table-row>
        <table:table-row table:style-name="TableRow1824">
          <table:table-cell table:style-name="TableCell1825">
            <text:list text:style-name="LFO10" text:continue-numbering="true">
              <text:list-item>
                <text:p text:style-name="P1826"/>
              </text:list-item>
            </text:list>
          </table:table-cell>
          <table:table-cell table:style-name="TableCell1827">
            <text:p text:style-name="P1828">Malicious Insider</text:p>
          </table:table-cell>
          <table:table-cell table:style-name="TableCell1829">
            <text:p text:style-name="P1830">Lost or stolen laptops</text:p>
          </table:table-cell>
          <table:table-cell table:style-name="TableCell1831">
            <text:p text:style-name="P1832">L</text:p>
          </table:table-cell>
          <table:table-cell table:style-name="TableCell1833">
            <text:p text:style-name="P1834">M</text:p>
          </table:table-cell>
          <table:table-cell table:style-name="TableCell1835">
            <text:p text:style-name="P1836">L</text:p>
          </table:table-cell>
        </table:table-row>
        <table:table-row table:style-name="TableRow1837">
          <table:table-cell table:style-name="TableCell1838">
            <text:list text:style-name="LFO10" text:continue-numbering="true">
              <text:list-item>
                <text:p text:style-name="P1839"/>
              </text:list-item>
            </text:list>
          </table:table-cell>
          <table:table-cell table:style-name="TableCell1840">
            <text:p text:style-name="P1841">Snooping 3rd Party</text:p>
          </table:table-cell>
          <table:table-cell table:style-name="TableCell1842">
            <text:p text:style-name="P1843">Lost or stolen laptops</text:p>
          </table:table-cell>
          <table:table-cell table:style-name="TableCell1844">
            <text:p text:style-name="P1845">L</text:p>
          </table:table-cell>
          <table:table-cell table:style-name="TableCell1846">
            <text:p text:style-name="P1847">M</text:p>
          </table:table-cell>
          <table:table-cell table:style-name="TableCell1848">
            <text:p text:style-name="P1849">L</text:p>
          </table:table-cell>
        </table:table-row>
        <table:table-row table:style-name="TableRow1850">
          <table:table-cell table:style-name="TableCell1851">
            <text:list text:style-name="LFO10" text:continue-numbering="true">
              <text:list-item>
                <text:p text:style-name="P1852"/>
              </text:list-item>
            </text:list>
          </table:table-cell>
          <table:table-cell table:style-name="TableCell1853">
            <text:p text:style-name="P1854">Snooping Insider</text:p>
          </table:table-cell>
          <table:table-cell table:style-name="TableCell1855">
            <text:p text:style-name="P1856">Lost or stolen laptops</text:p>
          </table:table-cell>
          <table:table-cell table:style-name="TableCell1857">
            <text:p text:style-name="P1858">L</text:p>
          </table:table-cell>
          <table:table-cell table:style-name="TableCell1859">
            <text:p text:style-name="P1860">M</text:p>
          </table:table-cell>
          <table:table-cell table:style-name="TableCell1861">
            <text:p text:style-name="P1862">L</text:p>
          </table:table-cell>
        </table:table-row>
        <table:table-row table:style-name="TableRow1863">
          <table:table-cell table:style-name="TableCell1864">
            <text:list text:style-name="LFO10" text:continue-numbering="true">
              <text:list-item>
                <text:p text:style-name="P1865"/>
              </text:list-item>
            </text:list>
          </table:table-cell>
          <table:table-cell table:style-name="TableCell1866">
            <text:p text:style-name="P1867">Careless Service Provider</text:p>
          </table:table-cell>
          <table:table-cell table:style-name="TableCell1868">
            <text:p text:style-name="P1869">Misconfigured hardware or software</text:p>
          </table:table-cell>
          <table:table-cell table:style-name="TableCell1870">
            <text:p text:style-name="P1871">L</text:p>
          </table:table-cell>
          <table:table-cell table:style-name="TableCell1872">
            <text:p text:style-name="P1873">M</text:p>
          </table:table-cell>
          <table:table-cell table:style-name="TableCell1874">
            <text:p text:style-name="P1875">L</text:p>
          </table:table-cell>
        </table:table-row>
        <table:table-row table:style-name="TableRow1876">
          <table:table-cell table:style-name="TableCell1877">
            <text:list text:style-name="LFO10" text:continue-numbering="true">
              <text:list-item>
                <text:p text:style-name="P1878"/>
              </text:list-item>
            </text:list>
          </table:table-cell>
          <table:table-cell table:style-name="TableCell1879">
            <text:p text:style-name="P1880">Careless Service Provider</text:p>
          </table:table-cell>
          <table:table-cell table:style-name="TableCell1881">
            <text:p text:style-name="P1882">Open or unneeded network ports</text:p>
          </table:table-cell>
          <table:table-cell table:style-name="TableCell1883">
            <text:p text:style-name="P1884">L</text:p>
          </table:table-cell>
          <table:table-cell table:style-name="TableCell1885">
            <text:p text:style-name="P1886">M</text:p>
          </table:table-cell>
          <table:table-cell table:style-name="TableCell1887">
            <text:p text:style-name="P1888">L</text:p>
          </table:table-cell>
        </table:table-row>
        <table:table-row table:style-name="TableRow1889">
          <table:table-cell table:style-name="TableCell1890">
            <text:list text:style-name="LFO10" text:continue-numbering="true">
              <text:list-item>
                <text:p text:style-name="P1891"/>
              </text:list-item>
            </text:list>
          </table:table-cell>
          <table:table-cell table:style-name="TableCell1892">
            <text:p text:style-name="P1893">Malware</text:p>
          </table:table-cell>
          <table:table-cell table:style-name="TableCell1894">
            <text:p text:style-name="P1895">Open or unneeded network ports</text:p>
          </table:table-cell>
          <table:table-cell table:style-name="TableCell1896">
            <text:p text:style-name="P1897">L</text:p>
          </table:table-cell>
          <table:table-cell table:style-name="TableCell1898">
            <text:p text:style-name="P1899">M</text:p>
          </table:table-cell>
          <table:table-cell table:style-name="TableCell1900">
            <text:p text:style-name="P1901">L</text:p>
          </table:table-cell>
        </table:table-row>
        <table:table-row table:style-name="TableRow1902">
          <table:table-cell table:style-name="TableCell1903">
            <text:list text:style-name="LFO10" text:continue-numbering="true">
              <text:list-item>
                <text:p text:style-name="P1904"/>
              </text:list-item>
            </text:list>
          </table:table-cell>
          <table:table-cell table:style-name="TableCell1905">
            <text:p text:style-name="P1906">Careless Service Provider</text:p>
          </table:table-cell>
          <table:table-cell table:style-name="TableCell1907">
            <text:p text:style-name="P1908">Poor plumbing</text:p>
          </table:table-cell>
          <table:table-cell table:style-name="TableCell1909">
            <text:p text:style-name="P1910">L</text:p>
          </table:table-cell>
          <table:table-cell table:style-name="TableCell1911">
            <text:p text:style-name="P1912">M</text:p>
          </table:table-cell>
          <table:table-cell table:style-name="TableCell1913">
            <text:p text:style-name="P1914">L</text:p>
          </table:table-cell>
        </table:table-row>
        <table:table-row table:style-name="TableRow1915">
          <table:table-cell table:style-name="TableCell1916">
            <text:list text:style-name="LFO10" text:continue-numbering="true">
              <text:list-item>
                <text:p text:style-name="P1917"/>
              </text:list-item>
            </text:list>
          </table:table-cell>
          <table:table-cell table:style-name="TableCell1918">
            <text:p text:style-name="P1919">Severe Weather<text:s/></text:p>
          </table:table-cell>
          <table:table-cell table:style-name="TableCell1920">
            <text:p text:style-name="P1921">Poor plumbing</text:p>
          </table:table-cell>
          <table:table-cell table:style-name="TableCell1922">
            <text:p text:style-name="P1923">L</text:p>
          </table:table-cell>
          <table:table-cell table:style-name="TableCell1924">
            <text:p text:style-name="P1925">M</text:p>
          </table:table-cell>
          <table:table-cell table:style-name="TableCell1926">
            <text:p text:style-name="P1927">L</text:p>
          </table:table-cell>
        </table:table-row>
        <table:table-row table:style-name="TableRow1928">
          <table:table-cell table:style-name="TableCell1929">
            <text:list text:style-name="LFO10" text:continue-numbering="true">
              <text:list-item>
                <text:p text:style-name="P1930"/>
              </text:list-item>
            </text:list>
          </table:table-cell>
          <table:table-cell table:style-name="TableCell1931">
            <text:p text:style-name="P1932">Malicious 3rd Party</text:p>
          </table:table-cell>
          <table:table-cell table:style-name="TableCell1933">
            <text:p text:style-name="P1934">Rogue devices</text:p>
          </table:table-cell>
          <table:table-cell table:style-name="TableCell1935">
            <text:p text:style-name="P1936">L</text:p>
          </table:table-cell>
          <table:table-cell table:style-name="TableCell1937">
            <text:p text:style-name="P1938">M</text:p>
          </table:table-cell>
          <table:table-cell table:style-name="TableCell1939">
            <text:p text:style-name="P1940">L</text:p>
          </table:table-cell>
        </table:table-row>
        <table:table-row table:style-name="TableRow1941">
          <table:table-cell table:style-name="TableCell1942">
            <text:list text:style-name="LFO10" text:continue-numbering="true">
              <text:list-item>
                <text:p text:style-name="P1943"/>
              </text:list-item>
            </text:list>
          </table:table-cell>
          <table:table-cell table:style-name="TableCell1944">
            <text:p text:style-name="P1945">Malicious Insider</text:p>
          </table:table-cell>
          <table:table-cell table:style-name="TableCell1946">
            <text:p text:style-name="P1947">Rogue devices</text:p>
          </table:table-cell>
          <table:table-cell table:style-name="TableCell1948">
            <text:p text:style-name="P1949">L</text:p>
          </table:table-cell>
          <table:table-cell table:style-name="TableCell1950">
            <text:p text:style-name="P1951">M</text:p>
          </table:table-cell>
          <table:table-cell table:style-name="TableCell1952">
            <text:p text:style-name="P1953">L</text:p>
          </table:table-cell>
        </table:table-row>
        <table:table-row table:style-name="TableRow1954">
          <table:table-cell table:style-name="TableCell1955">
            <text:list text:style-name="LFO10" text:continue-numbering="true">
              <text:list-item>
                <text:p text:style-name="P1956"/>
              </text:list-item>
            </text:list>
          </table:table-cell>
          <table:table-cell table:style-name="TableCell1957">
            <text:p text:style-name="P1958">Careless 3rd Party</text:p>
          </table:table-cell>
          <table:table-cell table:style-name="TableCell1959">
            <text:p text:style-name="P1960">Single points of failure – hardware</text:p>
          </table:table-cell>
          <table:table-cell table:style-name="TableCell1961">
            <text:p text:style-name="P1962">L</text:p>
          </table:table-cell>
          <table:table-cell table:style-name="TableCell1963">
            <text:p text:style-name="P1964">M</text:p>
          </table:table-cell>
          <table:table-cell table:style-name="TableCell1965">
            <text:p text:style-name="P1966">L</text:p>
          </table:table-cell>
        </table:table-row>
        <table:table-row table:style-name="TableRow1967">
          <table:table-cell table:style-name="TableCell1968">
            <text:list text:style-name="LFO10" text:continue-numbering="true">
              <text:list-item>
                <text:p text:style-name="P1969"/>
              </text:list-item>
            </text:list>
          </table:table-cell>
          <table:table-cell table:style-name="TableCell1970">
            <text:p text:style-name="P1971">Careless Insider</text:p>
          </table:table-cell>
          <table:table-cell table:style-name="TableCell1972">
            <text:p text:style-name="P1973">Single points of failure – hardware</text:p>
          </table:table-cell>
          <table:table-cell table:style-name="TableCell1974">
            <text:p text:style-name="P1975">L</text:p>
          </table:table-cell>
          <table:table-cell table:style-name="TableCell1976">
            <text:p text:style-name="P1977">M</text:p>
          </table:table-cell>
          <table:table-cell table:style-name="TableCell1978">
            <text:p text:style-name="P1979">L</text:p>
          </table:table-cell>
        </table:table-row>
        <table:table-row table:style-name="TableRow1980">
          <table:table-cell table:style-name="TableCell1981">
            <text:list text:style-name="LFO10" text:continue-numbering="true">
              <text:list-item>
                <text:p text:style-name="P1982"/>
              </text:list-item>
            </text:list>
          </table:table-cell>
          <table:table-cell table:style-name="TableCell1983">
            <text:p text:style-name="P1984">Careless Service Provider</text:p>
          </table:table-cell>
          <table:table-cell table:style-name="TableCell1985">
            <text:p text:style-name="P1986">Single points of failure – hardware</text:p>
          </table:table-cell>
          <table:table-cell table:style-name="TableCell1987">
            <text:p text:style-name="P1988">L</text:p>
          </table:table-cell>
          <table:table-cell table:style-name="TableCell1989">
            <text:p text:style-name="P1990">M</text:p>
          </table:table-cell>
          <table:table-cell table:style-name="TableCell1991">
            <text:p text:style-name="P1992">L</text:p>
          </table:table-cell>
        </table:table-row>
        <table:table-row table:style-name="TableRow1993">
          <table:table-cell table:style-name="TableCell1994">
            <text:list text:style-name="LFO10" text:continue-numbering="true">
              <text:list-item>
                <text:p text:style-name="P1995"/>
              </text:list-item>
            </text:list>
          </table:table-cell>
          <table:table-cell table:style-name="TableCell1996">
            <text:p text:style-name="P1997">Flood</text:p>
          </table:table-cell>
          <table:table-cell table:style-name="TableCell1998">
            <text:p text:style-name="P1999">Single points of failure – hardware</text:p>
          </table:table-cell>
          <table:table-cell table:style-name="TableCell2000">
            <text:p text:style-name="P2001">L</text:p>
          </table:table-cell>
          <table:table-cell table:style-name="TableCell2002">
            <text:p text:style-name="P2003">M</text:p>
          </table:table-cell>
          <table:table-cell table:style-name="TableCell2004">
            <text:p text:style-name="P2005">L</text:p>
          </table:table-cell>
        </table:table-row>
        <table:table-row table:style-name="TableRow2006">
          <table:table-cell table:style-name="TableCell2007">
            <text:list text:style-name="LFO10" text:continue-numbering="true">
              <text:list-item>
                <text:p text:style-name="P2008"/>
              </text:list-item>
            </text:list>
          </table:table-cell>
          <table:table-cell table:style-name="TableCell2009">
            <text:p text:style-name="P2010">Careless Service Provider</text:p>
          </table:table-cell>
          <table:table-cell table:style-name="TableCell2011">
            <text:p text:style-name="P2012">Unpatched software</text:p>
          </table:table-cell>
          <table:table-cell table:style-name="TableCell2013">
            <text:p text:style-name="P2014">L</text:p>
          </table:table-cell>
          <table:table-cell table:style-name="TableCell2015">
            <text:p text:style-name="P2016">M</text:p>
          </table:table-cell>
          <table:table-cell table:style-name="TableCell2017">
            <text:p text:style-name="P2018">L</text:p>
          </table:table-cell>
        </table:table-row>
        <table:table-row table:style-name="TableRow2019">
          <table:table-cell table:style-name="TableCell2020">
            <text:list text:style-name="LFO10" text:continue-numbering="true">
              <text:list-item>
                <text:p text:style-name="P2021"/>
              </text:list-item>
            </text:list>
          </table:table-cell>
          <table:table-cell table:style-name="TableCell2022">
            <text:p text:style-name="P2023">Malware</text:p>
          </table:table-cell>
          <table:table-cell table:style-name="TableCell2024">
            <text:p text:style-name="P2025">Unpatched software</text:p>
          </table:table-cell>
          <table:table-cell table:style-name="TableCell2026">
            <text:p text:style-name="P2027">L</text:p>
          </table:table-cell>
          <table:table-cell table:style-name="TableCell2028">
            <text:p text:style-name="P2029">M</text:p>
          </table:table-cell>
          <table:table-cell table:style-name="TableCell2030">
            <text:p text:style-name="P2031">L</text:p>
          </table:table-cell>
        </table:table-row>
        <table:table-row table:style-name="TableRow2032">
          <table:table-cell table:style-name="TableCell2033">
            <text:list text:style-name="LFO10" text:continue-numbering="true">
              <text:list-item>
                <text:p text:style-name="P2034"/>
              </text:list-item>
            </text:list>
          </table:table-cell>
          <table:table-cell table:style-name="TableCell2035">
            <text:p text:style-name="P2036">Careless 3rd Party</text:p>
          </table:table-cell>
          <table:table-cell table:style-name="TableCell2037">
            <text:p text:style-name="P2038">Un-validated data</text:p>
          </table:table-cell>
          <table:table-cell table:style-name="TableCell2039">
            <text:p text:style-name="P2040">L</text:p>
          </table:table-cell>
          <table:table-cell table:style-name="TableCell2041">
            <text:p text:style-name="P2042">M</text:p>
          </table:table-cell>
          <table:table-cell table:style-name="TableCell2043">
            <text:p text:style-name="P2044">L</text:p>
          </table:table-cell>
        </table:table-row>
        <table:table-row table:style-name="TableRow2045">
          <table:table-cell table:style-name="TableCell2046">
            <text:list text:style-name="LFO10" text:continue-numbering="true">
              <text:list-item>
                <text:p text:style-name="P2047"/>
              </text:list-item>
            </text:list>
          </table:table-cell>
          <table:table-cell table:style-name="TableCell2048">
            <text:p text:style-name="P2049">Careless Insider</text:p>
          </table:table-cell>
          <table:table-cell table:style-name="TableCell2050">
            <text:p text:style-name="P2051">Un-validated data</text:p>
          </table:table-cell>
          <table:table-cell table:style-name="TableCell2052">
            <text:p text:style-name="P2053">L</text:p>
          </table:table-cell>
          <table:table-cell table:style-name="TableCell2054">
            <text:p text:style-name="P2055">M</text:p>
          </table:table-cell>
          <table:table-cell table:style-name="TableCell2056">
            <text:p text:style-name="P2057">L</text:p>
          </table:table-cell>
        </table:table-row>
        <table:table-row table:style-name="TableRow2058">
          <table:table-cell table:style-name="TableCell2059">
            <text:list text:style-name="LFO10" text:continue-numbering="true">
              <text:list-item>
                <text:p text:style-name="P2060"/>
              </text:list-item>
            </text:list>
          </table:table-cell>
          <table:table-cell table:style-name="TableCell2061">
            <text:p text:style-name="P2062">Careless Service Provider</text:p>
          </table:table-cell>
          <table:table-cell table:style-name="TableCell2063">
            <text:p text:style-name="P2064">Un-validated data</text:p>
          </table:table-cell>
          <table:table-cell table:style-name="TableCell2065">
            <text:p text:style-name="P2066">L</text:p>
          </table:table-cell>
          <table:table-cell table:style-name="TableCell2067">
            <text:p text:style-name="P2068">M</text:p>
          </table:table-cell>
          <table:table-cell table:style-name="TableCell2069">
            <text:p text:style-name="P2070">L</text:p>
          </table:table-cell>
        </table:table-row>
        <table:table-row table:style-name="TableRow2071">
          <table:table-cell table:style-name="TableCell2072">
            <text:list text:style-name="LFO10" text:continue-numbering="true">
              <text:list-item>
                <text:p text:style-name="P2073"/>
              </text:list-item>
            </text:list>
          </table:table-cell>
          <table:table-cell table:style-name="TableCell2074">
            <text:p text:style-name="P2075">Malicious 3rd Party</text:p>
          </table:table-cell>
          <table:table-cell table:style-name="TableCell2076">
            <text:p text:style-name="P2077">Un-validated data</text:p>
          </table:table-cell>
          <table:table-cell table:style-name="TableCell2078">
            <text:p text:style-name="P2079">L</text:p>
          </table:table-cell>
          <table:table-cell table:style-name="TableCell2080">
            <text:p text:style-name="P2081">M</text:p>
          </table:table-cell>
          <table:table-cell table:style-name="TableCell2082">
            <text:p text:style-name="P2083">L</text:p>
          </table:table-cell>
        </table:table-row>
        <table:table-row table:style-name="TableRow2084">
          <table:table-cell table:style-name="TableCell2085">
            <text:list text:style-name="LFO10" text:continue-numbering="true">
              <text:list-item>
                <text:p text:style-name="P2086"/>
              </text:list-item>
            </text:list>
          </table:table-cell>
          <table:table-cell table:style-name="TableCell2087">
            <text:p text:style-name="P2088">Malicious Insider</text:p>
          </table:table-cell>
          <table:table-cell table:style-name="TableCell2089">
            <text:p text:style-name="P2090">Un-validated data</text:p>
          </table:table-cell>
          <table:table-cell table:style-name="TableCell2091">
            <text:p text:style-name="P2092">L</text:p>
          </table:table-cell>
          <table:table-cell table:style-name="TableCell2093">
            <text:p text:style-name="P2094">M</text:p>
          </table:table-cell>
          <table:table-cell table:style-name="TableCell2095">
            <text:p text:style-name="P2096">L</text:p>
          </table:table-cell>
        </table:table-row>
        <table:table-row table:style-name="TableRow2097">
          <table:table-cell table:style-name="TableCell2098">
            <text:list text:style-name="LFO10" text:continue-numbering="true">
              <text:list-item>
                <text:p text:style-name="P2099"/>
              </text:list-item>
            </text:list>
          </table:table-cell>
          <table:table-cell table:style-name="TableCell2100">
            <text:p text:style-name="P2101">Careless 3rd Party</text:p>
          </table:table-cell>
          <table:table-cell table:style-name="TableCell2102">
            <text:p text:style-name="P2103">Vulnerabilities in 3rd parties</text:p>
          </table:table-cell>
          <table:table-cell table:style-name="TableCell2104">
            <text:p text:style-name="P2105">L</text:p>
          </table:table-cell>
          <table:table-cell table:style-name="TableCell2106">
            <text:p text:style-name="P2107">M</text:p>
          </table:table-cell>
          <table:table-cell table:style-name="TableCell2108">
            <text:p text:style-name="P2109">L</text:p>
          </table:table-cell>
        </table:table-row>
        <table:table-row table:style-name="TableRow2110">
          <table:table-cell table:style-name="TableCell2111">
            <text:list text:style-name="LFO10" text:continue-numbering="true">
              <text:list-item>
                <text:p text:style-name="P2112"/>
              </text:list-item>
            </text:list>
          </table:table-cell>
          <table:table-cell table:style-name="TableCell2113">
            <text:p text:style-name="P2114">Careless Insider</text:p>
          </table:table-cell>
          <table:table-cell table:style-name="TableCell2115">
            <text:p text:style-name="P2116">Vulnerabilities in 3rd parties</text:p>
          </table:table-cell>
          <table:table-cell table:style-name="TableCell2117">
            <text:p text:style-name="P2118">L</text:p>
          </table:table-cell>
          <table:table-cell table:style-name="TableCell2119">
            <text:p text:style-name="P2120">M</text:p>
          </table:table-cell>
          <table:table-cell table:style-name="TableCell2121">
            <text:p text:style-name="P2122">L</text:p>
          </table:table-cell>
        </table:table-row>
        <table:table-row table:style-name="TableRow2123">
          <table:table-cell table:style-name="TableCell2124">
            <text:list text:style-name="LFO10" text:continue-numbering="true">
              <text:list-item>
                <text:p text:style-name="P2125"/>
              </text:list-item>
            </text:list>
          </table:table-cell>
          <table:table-cell table:style-name="TableCell2126">
            <text:p text:style-name="P2127">Careless Service Provider</text:p>
          </table:table-cell>
          <table:table-cell table:style-name="TableCell2128">
            <text:p text:style-name="P2129">Vulnerabilities in 3rd parties</text:p>
          </table:table-cell>
          <table:table-cell table:style-name="TableCell2130">
            <text:p text:style-name="P2131">L</text:p>
          </table:table-cell>
          <table:table-cell table:style-name="TableCell2132">
            <text:p text:style-name="P2133">M</text:p>
          </table:table-cell>
          <table:table-cell table:style-name="TableCell2134">
            <text:p text:style-name="P2135">L</text:p>
          </table:table-cell>
        </table:table-row>
        <table:table-row table:style-name="TableRow2136">
          <table:table-cell table:style-name="TableCell2137">
            <text:list text:style-name="LFO10" text:continue-numbering="true">
              <text:list-item>
                <text:p text:style-name="P2138"/>
              </text:list-item>
            </text:list>
          </table:table-cell>
          <table:table-cell table:style-name="TableCell2139">
            <text:p text:style-name="P2140">Malicious 3rd Party</text:p>
          </table:table-cell>
          <table:table-cell table:style-name="TableCell2141">
            <text:p text:style-name="P2142">Vulnerabilities in 3rd parties</text:p>
          </table:table-cell>
          <table:table-cell table:style-name="TableCell2143">
            <text:p text:style-name="P2144">L</text:p>
          </table:table-cell>
          <table:table-cell table:style-name="TableCell2145">
            <text:p text:style-name="P2146">M</text:p>
          </table:table-cell>
          <table:table-cell table:style-name="TableCell2147">
            <text:p text:style-name="P2148">L</text:p>
          </table:table-cell>
        </table:table-row>
        <table:table-row table:style-name="TableRow2149">
          <table:table-cell table:style-name="TableCell2150">
            <text:list text:style-name="LFO10" text:continue-numbering="true">
              <text:list-item>
                <text:p text:style-name="P2151"/>
              </text:list-item>
            </text:list>
          </table:table-cell>
          <table:table-cell table:style-name="TableCell2152">
            <text:p text:style-name="P2153">Malicious Insider</text:p>
          </table:table-cell>
          <table:table-cell table:style-name="TableCell2154">
            <text:p text:style-name="P2155">Vulnerabilities in 3rd parties</text:p>
          </table:table-cell>
          <table:table-cell table:style-name="TableCell2156">
            <text:p text:style-name="P2157">L</text:p>
          </table:table-cell>
          <table:table-cell table:style-name="TableCell2158">
            <text:p text:style-name="P2159">M</text:p>
          </table:table-cell>
          <table:table-cell table:style-name="TableCell2160">
            <text:p text:style-name="P2161">L</text:p>
          </table:table-cell>
        </table:table-row>
        <table:table-row table:style-name="TableRow2162">
          <table:table-cell table:style-name="TableCell2163">
            <text:list text:style-name="LFO10" text:continue-numbering="true">
              <text:list-item>
                <text:p text:style-name="P2164"/>
              </text:list-item>
            </text:list>
          </table:table-cell>
          <table:table-cell table:style-name="TableCell2165">
            <text:p text:style-name="P2166">Malware</text:p>
          </table:table-cell>
          <table:table-cell table:style-name="TableCell2167">
            <text:p text:style-name="P2168">Vulnerabilities in 3rd parties</text:p>
          </table:table-cell>
          <table:table-cell table:style-name="TableCell2169">
            <text:p text:style-name="P2170">L</text:p>
          </table:table-cell>
          <table:table-cell table:style-name="TableCell2171">
            <text:p text:style-name="P2172">M</text:p>
          </table:table-cell>
          <table:table-cell table:style-name="TableCell2173">
            <text:p text:style-name="P2174">L</text:p>
          </table:table-cell>
        </table:table-row>
        <table:table-row table:style-name="TableRow2175">
          <table:table-cell table:style-name="TableCell2176">
            <text:list text:style-name="LFO10" text:continue-numbering="true">
              <text:list-item>
                <text:p text:style-name="P2177"/>
              </text:list-item>
            </text:list>
          </table:table-cell>
          <table:table-cell table:style-name="TableCell2178">
            <text:p text:style-name="P2179">Snooping 3rd Party</text:p>
          </table:table-cell>
          <table:table-cell table:style-name="TableCell2180">
            <text:p text:style-name="P2181">Vulnerabilities in 3rd parties</text:p>
          </table:table-cell>
          <table:table-cell table:style-name="TableCell2182">
            <text:p text:style-name="P2183">L</text:p>
          </table:table-cell>
          <table:table-cell table:style-name="TableCell2184">
            <text:p text:style-name="P2185">M</text:p>
          </table:table-cell>
          <table:table-cell table:style-name="TableCell2186">
            <text:p text:style-name="P2187">L</text:p>
          </table:table-cell>
        </table:table-row>
        <table:table-row table:style-name="TableRow2188">
          <table:table-cell table:style-name="TableCell2189">
            <text:list text:style-name="LFO10" text:continue-numbering="true">
              <text:list-item>
                <text:p text:style-name="P2190"/>
              </text:list-item>
            </text:list>
          </table:table-cell>
          <table:table-cell table:style-name="TableCell2191">
            <text:p text:style-name="P2192">Snooping Insider</text:p>
          </table:table-cell>
          <table:table-cell table:style-name="TableCell2193">
            <text:p text:style-name="P2194">Vulnerabilities in 3rd parties</text:p>
          </table:table-cell>
          <table:table-cell table:style-name="TableCell2195">
            <text:p text:style-name="P2196">L</text:p>
          </table:table-cell>
          <table:table-cell table:style-name="TableCell2197">
            <text:p text:style-name="P2198">M</text:p>
          </table:table-cell>
          <table:table-cell table:style-name="TableCell2199">
            <text:p text:style-name="P2200">L</text:p>
          </table:table-cell>
        </table:table-row>
        <table:table-row table:style-name="TableRow2201">
          <table:table-cell table:style-name="TableCell2202">
            <text:list text:style-name="LFO10" text:continue-numbering="true">
              <text:list-item>
                <text:p text:style-name="P2203"/>
              </text:list-item>
            </text:list>
          </table:table-cell>
          <table:table-cell table:style-name="TableCell2204">
            <text:p text:style-name="P2205">Malicious Insider</text:p>
          </table:table-cell>
          <table:table-cell table:style-name="TableCell2206">
            <text:p text:style-name="P2207">Weak or absent security policies</text:p>
          </table:table-cell>
          <table:table-cell table:style-name="TableCell2208">
            <text:p text:style-name="P2209">L</text:p>
          </table:table-cell>
          <table:table-cell table:style-name="TableCell2210">
            <text:p text:style-name="P2211">M</text:p>
          </table:table-cell>
          <table:table-cell table:style-name="TableCell2212">
            <text:p text:style-name="P2213">L</text:p>
          </table:table-cell>
        </table:table-row>
        <table:table-row table:style-name="TableRow2214">
          <table:table-cell table:style-name="TableCell2215">
            <text:list text:style-name="LFO10" text:continue-numbering="true">
              <text:list-item>
                <text:p text:style-name="P2216"/>
              </text:list-item>
            </text:list>
          </table:table-cell>
          <table:table-cell table:style-name="TableCell2217">
            <text:p text:style-name="P2218">Snooping 3rd Party</text:p>
          </table:table-cell>
          <table:table-cell table:style-name="TableCell2219">
            <text:p text:style-name="P2220">Weak or absent security policies</text:p>
          </table:table-cell>
          <table:table-cell table:style-name="TableCell2221">
            <text:p text:style-name="P2222">L</text:p>
          </table:table-cell>
          <table:table-cell table:style-name="TableCell2223">
            <text:p text:style-name="P2224">M</text:p>
          </table:table-cell>
          <table:table-cell table:style-name="TableCell2225">
            <text:p text:style-name="P2226">L</text:p>
          </table:table-cell>
        </table:table-row>
        <table:table-row table:style-name="TableRow2227">
          <table:table-cell table:style-name="TableCell2228">
            <text:list text:style-name="LFO10" text:continue-numbering="true">
              <text:list-item>
                <text:p text:style-name="P2229"/>
              </text:list-item>
            </text:list>
          </table:table-cell>
          <table:table-cell table:style-name="TableCell2230">
            <text:p text:style-name="P2231">Snooping Insider</text:p>
          </table:table-cell>
          <table:table-cell table:style-name="TableCell2232">
            <text:p text:style-name="P2233">Weak or absent security policies</text:p>
          </table:table-cell>
          <table:table-cell table:style-name="TableCell2234">
            <text:p text:style-name="P2235">L</text:p>
          </table:table-cell>
          <table:table-cell table:style-name="TableCell2236">
            <text:p text:style-name="P2237">M</text:p>
          </table:table-cell>
          <table:table-cell table:style-name="TableCell2238">
            <text:p text:style-name="P2239">L</text:p>
          </table:table-cell>
        </table:table-row>
        <table:table-row table:style-name="TableRow2240">
          <table:table-cell table:style-name="TableCell2241">
            <text:list text:style-name="LFO10" text:continue-numbering="true">
              <text:list-item>
                <text:p text:style-name="P2242"/>
              </text:list-item>
            </text:list>
          </table:table-cell>
          <table:table-cell table:style-name="TableCell2243">
            <text:p text:style-name="P2244">Careless 3rd Party</text:p>
          </table:table-cell>
          <table:table-cell table:style-name="TableCell2245">
            <text:p text:style-name="P2246">Weak or missing encryption of data in motion</text:p>
          </table:table-cell>
          <table:table-cell table:style-name="TableCell2247">
            <text:p text:style-name="P2248">L</text:p>
          </table:table-cell>
          <table:table-cell table:style-name="TableCell2249">
            <text:p text:style-name="P2250">M</text:p>
          </table:table-cell>
          <table:table-cell table:style-name="TableCell2251">
            <text:p text:style-name="P2252">L</text:p>
          </table:table-cell>
        </table:table-row>
        <table:table-row table:style-name="TableRow2253">
          <table:table-cell table:style-name="TableCell2254">
            <text:list text:style-name="LFO10" text:continue-numbering="true">
              <text:list-item>
                <text:p text:style-name="P2255"/>
              </text:list-item>
            </text:list>
          </table:table-cell>
          <table:table-cell table:style-name="TableCell2256">
            <text:p text:style-name="P2257">Careless Insider</text:p>
          </table:table-cell>
          <table:table-cell table:style-name="TableCell2258">
            <text:p text:style-name="P2259">Weak or missing encryption of data in motion</text:p>
          </table:table-cell>
          <table:table-cell table:style-name="TableCell2260">
            <text:p text:style-name="P2261">L</text:p>
          </table:table-cell>
          <table:table-cell table:style-name="TableCell2262">
            <text:p text:style-name="P2263">M</text:p>
          </table:table-cell>
          <table:table-cell table:style-name="TableCell2264">
            <text:p text:style-name="P2265">L</text:p>
          </table:table-cell>
        </table:table-row>
        <table:table-row table:style-name="TableRow2266">
          <table:table-cell table:style-name="TableCell2267">
            <text:list text:style-name="LFO10" text:continue-numbering="true">
              <text:list-item>
                <text:p text:style-name="P2268"/>
              </text:list-item>
            </text:list>
          </table:table-cell>
          <table:table-cell table:style-name="TableCell2269">
            <text:p text:style-name="P2270">Malicious 3rd Party</text:p>
          </table:table-cell>
          <table:table-cell table:style-name="TableCell2271">
            <text:p text:style-name="P2272">Weak or missing encryption of data in motion</text:p>
          </table:table-cell>
          <table:table-cell table:style-name="TableCell2273">
            <text:p text:style-name="P2274">L</text:p>
          </table:table-cell>
          <table:table-cell table:style-name="TableCell2275">
            <text:p text:style-name="P2276">M</text:p>
          </table:table-cell>
          <table:table-cell table:style-name="TableCell2277">
            <text:p text:style-name="P2278">L</text:p>
          </table:table-cell>
        </table:table-row>
        <table:table-row table:style-name="TableRow2279">
          <table:table-cell table:style-name="TableCell2280">
            <text:list text:style-name="LFO10" text:continue-numbering="true">
              <text:list-item>
                <text:p text:style-name="P2281"/>
              </text:list-item>
            </text:list>
          </table:table-cell>
          <table:table-cell table:style-name="TableCell2282">
            <text:p text:style-name="P2283">Malicious Insider</text:p>
          </table:table-cell>
          <table:table-cell table:style-name="TableCell2284">
            <text:p text:style-name="P2285">Weak or missing encryption of data in motion</text:p>
          </table:table-cell>
          <table:table-cell table:style-name="TableCell2286">
            <text:p text:style-name="P2287">L</text:p>
          </table:table-cell>
          <table:table-cell table:style-name="TableCell2288">
            <text:p text:style-name="P2289">M</text:p>
          </table:table-cell>
          <table:table-cell table:style-name="TableCell2290">
            <text:p text:style-name="P2291">L</text:p>
          </table:table-cell>
        </table:table-row>
        <table:table-row table:style-name="TableRow2292">
          <table:table-cell table:style-name="TableCell2293">
            <text:list text:style-name="LFO10" text:continue-numbering="true">
              <text:list-item>
                <text:p text:style-name="P2294"/>
              </text:list-item>
            </text:list>
          </table:table-cell>
          <table:table-cell table:style-name="TableCell2295">
            <text:p text:style-name="P2296">Snooping 3rd Party</text:p>
          </table:table-cell>
          <table:table-cell table:style-name="TableCell2297">
            <text:p text:style-name="P2298">Weak or missing encryption of data in motion</text:p>
          </table:table-cell>
          <table:table-cell table:style-name="TableCell2299">
            <text:p text:style-name="P2300">L</text:p>
          </table:table-cell>
          <table:table-cell table:style-name="TableCell2301">
            <text:p text:style-name="P2302">M</text:p>
          </table:table-cell>
          <table:table-cell table:style-name="TableCell2303">
            <text:p text:style-name="P2304">L</text:p>
          </table:table-cell>
        </table:table-row>
        <table:table-row table:style-name="TableRow2305">
          <table:table-cell table:style-name="TableCell2306">
            <text:list text:style-name="LFO10" text:continue-numbering="true">
              <text:list-item>
                <text:p text:style-name="P2307"/>
              </text:list-item>
            </text:list>
          </table:table-cell>
          <table:table-cell table:style-name="TableCell2308">
            <text:p text:style-name="P2309">Snooping Insider</text:p>
          </table:table-cell>
          <table:table-cell table:style-name="TableCell2310">
            <text:p text:style-name="P2311">Weak or missing encryption of data in motion</text:p>
          </table:table-cell>
          <table:table-cell table:style-name="TableCell2312">
            <text:p text:style-name="P2313">L</text:p>
          </table:table-cell>
          <table:table-cell table:style-name="TableCell2314">
            <text:p text:style-name="P2315">M</text:p>
          </table:table-cell>
          <table:table-cell table:style-name="TableCell2316">
            <text:p text:style-name="P2317">L</text:p>
          </table:table-cell>
        </table:table-row>
        <table:table-row table:style-name="TableRow2318">
          <table:table-cell table:style-name="TableCell2319">
            <text:list text:style-name="LFO10" text:continue-numbering="true">
              <text:list-item>
                <text:p text:style-name="P2320"/>
              </text:list-item>
            </text:list>
          </table:table-cell>
          <table:table-cell table:style-name="TableCell2321">
            <text:p text:style-name="P2322">Malicious 3rd Party</text:p>
          </table:table-cell>
          <table:table-cell table:style-name="TableCell2323">
            <text:p text:style-name="P2324">Weak passwords</text:p>
          </table:table-cell>
          <table:table-cell table:style-name="TableCell2325">
            <text:p text:style-name="P2326">L</text:p>
          </table:table-cell>
          <table:table-cell table:style-name="TableCell2327">
            <text:p text:style-name="P2328">M</text:p>
          </table:table-cell>
          <table:table-cell table:style-name="TableCell2329">
            <text:p text:style-name="P2330">L</text:p>
          </table:table-cell>
        </table:table-row>
        <table:table-row table:style-name="TableRow2331">
          <table:table-cell table:style-name="TableCell2332">
            <text:list text:style-name="LFO10" text:continue-numbering="true">
              <text:list-item>
                <text:p text:style-name="P2333"/>
              </text:list-item>
            </text:list>
          </table:table-cell>
          <table:table-cell table:style-name="TableCell2334">
            <text:p text:style-name="P2335">Malicious Insider</text:p>
          </table:table-cell>
          <table:table-cell table:style-name="TableCell2336">
            <text:p text:style-name="P2337">Weak passwords</text:p>
          </table:table-cell>
          <table:table-cell table:style-name="TableCell2338">
            <text:p text:style-name="P2339">L</text:p>
          </table:table-cell>
          <table:table-cell table:style-name="TableCell2340">
            <text:p text:style-name="P2341">M</text:p>
          </table:table-cell>
          <table:table-cell table:style-name="TableCell2342">
            <text:p text:style-name="P2343">L</text:p>
          </table:table-cell>
        </table:table-row>
        <table:table-row table:style-name="TableRow2344">
          <table:table-cell table:style-name="TableCell2345">
            <text:list text:style-name="LFO10" text:continue-numbering="true">
              <text:list-item>
                <text:p text:style-name="P2346"/>
              </text:list-item>
            </text:list>
          </table:table-cell>
          <table:table-cell table:style-name="TableCell2347">
            <text:p text:style-name="P2348">Snooping Insider</text:p>
          </table:table-cell>
          <table:table-cell table:style-name="TableCell2349">
            <text:p text:style-name="P2350">Weak passwords</text:p>
          </table:table-cell>
          <table:table-cell table:style-name="TableCell2351">
            <text:p text:style-name="P2352">L</text:p>
          </table:table-cell>
          <table:table-cell table:style-name="TableCell2353">
            <text:p text:style-name="P2354">M</text:p>
          </table:table-cell>
          <table:table-cell table:style-name="TableCell2355">
            <text:p text:style-name="P2356">L</text:p>
          </table:table-cell>
        </table:table-row>
      </table:table>
      <text:p text:style-name="Normal"><text:bookmark-start text:name="_Toc266452958"/></text:p>
      <text:h text:style-name="P2357" text:outline-level="1"><text:bookmark-start text:name="_Toc434411367"/>Control Recommendations<text:bookmark-end text:name="_Toc266452958"/><text:bookmark-end text:name="_Toc434411367"/><text:s/>and Remediation Plan</text:h>
      <text:p text:style-name="Normal">For each High and Medium risk,<text:s/>and selected Low risks,<text:s/>the Risk Assessment team considered if additional controls were reasonable and appropriate<text:s/>around the associated vulnerability. The agreed-upon controls are listed below.</text:p>
      <table:table table:style-name="Table2358">
        <table:table-columns>
          <table:table-column table:style-name="TableColumn2359"/>
          <table:table-column table:style-name="TableColumn2360"/>
          <table:table-column table:style-name="TableColumn2361"/>
        </table:table-columns>
        <table:table-header-rows>
          <table:table-row table:style-name="TableRow2362">
            <table:table-cell table:style-name="TableCell2363">
              <text:p text:style-name="P2364">#</text:p>
            </table:table-cell>
            <table:table-cell table:style-name="TableCell2365">
              <text:p text:style-name="P2366">Vulnerability</text:p>
            </table:table-cell>
            <table:table-cell table:style-name="TableCell2367">
              <text:p text:style-name="P2368">Additional Control</text:p>
            </table:table-cell>
          </table:table-row>
        </table:table-header-rows>
        <table:table-row table:style-name="TableRow2369">
          <table:table-cell table:style-name="TableCell2370">
            <text:list text:style-name="LFO11" text:continue-numbering="true">
              <text:list-item>
                <text:p text:style-name="P2371"/>
              </text:list-item>
            </text:list>
          </table:table-cell>
          <table:table-cell table:style-name="TableCell2372">
            <text:p text:style-name="P2373"/>
          </table:table-cell>
          <table:table-cell table:style-name="TableCell2374">
            <text:list text:style-name="LFO6" text:continue-numbering="true">
              <text:list-item>
                <text:p text:style-name="P2375"/>
              </text:list-item>
            </text:list>
          </table:table-cell>
        </table:table-row>
        <table:table-row table:style-name="TableRow2376">
          <table:table-cell table:style-name="TableCell2377">
            <text:list text:style-name="LFO11" text:continue-numbering="true">
              <text:list-item>
                <text:p text:style-name="P2378"/>
              </text:list-item>
            </text:list>
          </table:table-cell>
          <table:table-cell table:style-name="TableCell2379">
            <text:p text:style-name="P2380"/>
          </table:table-cell>
          <table:table-cell table:style-name="TableCell2381">
            <text:list text:style-name="LFO6" text:continue-numbering="true">
              <text:list-item>
                <text:p text:style-name="P2382"/>
              </text:list-item>
            </text:list>
          </table:table-cell>
        </table:table-row>
        <table:table-row table:style-name="TableRow2383">
          <table:table-cell table:style-name="TableCell2384">
            <text:list text:style-name="LFO11" text:continue-numbering="true">
              <text:list-item>
                <text:p text:style-name="P2385"/>
              </text:list-item>
            </text:list>
          </table:table-cell>
          <table:table-cell table:style-name="TableCell2386">
            <text:p text:style-name="P2387"/>
          </table:table-cell>
          <table:table-cell table:style-name="TableCell2388">
            <text:list text:style-name="LFO6" text:continue-numbering="true">
              <text:list-item>
                <text:p text:style-name="P2389"/>
              </text:list-item>
            </text:list>
          </table:table-cell>
        </table:table-row>
        <table:table-row table:style-name="TableRow2390">
          <table:table-cell table:style-name="TableCell2391">
            <text:list text:style-name="LFO11" text:continue-numbering="true">
              <text:list-item>
                <text:p text:style-name="P2392"/>
              </text:list-item>
            </text:list>
          </table:table-cell>
          <table:table-cell table:style-name="TableCell2393">
            <text:p text:style-name="P2394"/>
          </table:table-cell>
          <table:table-cell table:style-name="TableCell2395">
            <text:list text:style-name="LFO6" text:continue-numbering="true">
              <text:list-item>
                <text:p text:style-name="P2396"/>
              </text:list-item>
            </text:list>
          </table:table-cell>
        </table:table-row>
        <table:table-row table:style-name="TableRow2397">
          <table:table-cell table:style-name="TableCell2398">
            <text:list text:style-name="LFO11" text:continue-numbering="true">
              <text:list-item>
                <text:p text:style-name="P2399"/>
              </text:list-item>
            </text:list>
          </table:table-cell>
          <table:table-cell table:style-name="TableCell2400">
            <text:p text:style-name="P2401"/>
          </table:table-cell>
          <table:table-cell table:style-name="TableCell2402">
            <text:list text:style-name="LFO6" text:continue-numbering="true">
              <text:list-item>
                <text:p text:style-name="P2403"/>
              </text:list-item>
            </text:list>
          </table:table-cell>
        </table:table-row>
      </table:table>
      <text:p text:style-name="Normal"/>
      <text:h text:style-name="P2404" text:outline-level="1"><text:bookmark-start text:name="_Toc266452960"/><text:bookmark-start text:name="_Toc434411368"/>Revision History<text:bookmark-end text:name="_Toc266452960"/><text:bookmark-end text:name="_Toc434411368"/></text:h>
      <text:p text:style-name="Normal">This Risk Assessment will be reviewed and updated annually. The Review History is below.</text:p>
      <table:table table:style-name="Table2405">
        <table:table-columns>
          <table:table-column table:style-name="TableColumn2406"/>
          <table:table-column table:style-name="TableColumn2407"/>
          <table:table-column table:style-name="TableColumn2408"/>
        </table:table-columns>
        <table:table-row table:style-name="TableRow2409">
          <table:table-cell table:style-name="TableCell2410">
            <text:p text:style-name="P2411">Date</text:p>
          </table:table-cell>
          <table:table-cell table:style-name="TableCell2412">
            <text:p text:style-name="P2413">Reviewer</text:p>
          </table:table-cell>
          <table:table-cell table:style-name="TableCell2414">
            <text:p text:style-name="P2415">Updates Made</text:p>
          </table:table-cell>
        </table:table-row>
        <table:table-row table:style-name="TableRow2416">
          <table:table-cell table:style-name="TableCell2417">
            <text:p text:style-name="P2418"/>
          </table:table-cell>
          <table:table-cell table:style-name="TableCell2419">
            <text:p text:style-name="P2420"/>
          </table:table-cell>
          <table:table-cell table:style-name="TableCell2421">
            <text:p text:style-name="P2422">Initial draft</text:p>
          </table:table-cell>
        </table:table-row>
        <table:table-row table:style-name="TableRow2423">
          <table:table-cell table:style-name="TableCell2424">
            <text:p text:style-name="P2425"/>
          </table:table-cell>
          <table:table-cell table:style-name="TableCell2426">
            <text:p text:style-name="P2427"/>
          </table:table-cell>
          <table:table-cell table:style-name="TableCell2428">
            <text:p text:style-name="P242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aleway" svg:font-family="Raleway" style:font-family-generic="system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paragraph-properties fo:text-align="justify" fo:margin-bottom="0.1388in" fo:line-height="115%"/>
      <style:text-properties style:font-name="Arial" fo:font-size="11pt" style:font-size-asian="11pt" style:font-size-complex="11pt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OCHeading" style:display-name="TOC Heading" style:family="paragraph" style:parent-style-name="Heading1" style:next-style-name="Normal">
      <style:text-properties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>
        <style:tab-stops>
          <style:tab-stop style:type="right" style:leader-style="dotted" style:leader-text="." style:position="9in"/>
        </style:tab-stops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BodyText" style:display-name="Body Text" style:family="paragraph" style:parent-style-name="Normal">
      <style:paragraph-properties fo:text-align="start" fo:margin-bottom="0in" fo:line-height="100%"/>
      <style:text-properties style:font-name-asian="Times New Roman" fo:font-size="10pt" style:font-size-asian="10pt" fo:hyphenate="false"/>
    </style:style>
    <style:style style:name="BodyTextChar" style:display-name="Body Text Char" style:family="text" style:parent-style-name="DefaultParagraphFont">
      <style:text-properties style:font-name="Arial" style:font-name-asian="Times New Roman" style:font-name-complex="Times New Roman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Wingdings" style:font-name-asian="Calibri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format="1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format="1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format="1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format="1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in" fo:page-height="8.5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fo:font-size="14pt" style:font-size-asian="14pt" style:font-size-complex="14pt"/>
    </style:style>
    <style:style style:name="P3" style:parent-style-name="Normal" style:family="paragraph">
      <style:paragraph-properties fo:text-align="end"/>
      <style:text-properties style:font-name="Raleway" fo:font-weight="bold" style:font-weight-asian="bold" style:font-weight-complex="bold" fo:font-style="italic" style:font-style-asian="italic" style:font-style-complex="italic" fo:color="#FFFFFF"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page-layout style:name="PL1">
      <style:page-layout-properties fo:page-width="11in" fo:page-height="8.5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10" style:parent-style-name="Header" style:family="paragraph">
      <style:paragraph-properties fo:margin-bottom="0.0833in">
        <style:tab-stops>
          <style:tab-stop style:type="center" style:position="3.25in"/>
          <style:tab-stop style:type="right" style:position="9in"/>
        </style:tab-stops>
      </style:paragraph-properties>
    </style:style>
    <style:style style:name="T11" style:parent-style-name="DefaultParagraphFont" style:family="text">
      <style:text-properties fo:font-size="9pt" style:font-size-asian="9pt" style:font-size-complex="9pt"/>
    </style:style>
    <style:style style:name="T12" style:parent-style-name="DefaultParagraphFont" style:family="text">
      <style:text-properties fo:font-size="9pt" style:font-size-asian="9pt" style:font-size-complex="9pt" style:language-asian="zh" style:country-asian="TW"/>
    </style:style>
    <style:style style:name="T13" style:parent-style-name="DefaultParagraphFont" style:family="text">
      <style:text-properties fo:font-size="9pt" style:font-size-asian="9pt" style:font-size-complex="9pt"/>
    </style:style>
    <style:style style:name="T14" style:parent-style-name="DefaultParagraphFont" style:family="text">
      <style:text-properties fo:font-size="9pt" style:font-size-asian="9pt" style:font-size-complex="9pt"/>
    </style:style>
    <style:style style:name="T15" style:parent-style-name="DefaultParagraphFont" style:family="text">
      <style:text-properties fo:font-size="9pt" style:font-size-asian="9pt" style:font-size-complex="9pt"/>
    </style:style>
    <style:style style:name="T16" style:parent-style-name="DefaultParagraphFont" style:family="text">
      <style:text-properties fo:font-size="9pt" style:font-size-asian="9pt" style:font-size-complex="9pt"/>
    </style:style>
    <style:style style:name="P17" style:parent-style-name="Normal" style:family="paragraph">
      <style:paragraph-properties>
        <style:tab-stops>
          <style:tab-stop style:type="right" style:position="9in"/>
        </style:tab-stops>
      </style:paragraph-properties>
    </style:style>
    <style:style style:name="T18" style:parent-style-name="DefaultParagraphFont" style:family="text">
      <style:text-properties style:font-name-complex="Arial" fo:font-size="9pt" style:font-size-asian="9pt" style:font-size-complex="9pt"/>
    </style:style>
    <style:style style:name="T19" style:parent-style-name="DefaultParagraphFont" style:family="text">
      <style:text-properties style:font-name-complex="Arial" style:text-position="166.6% 100%" fo:font-size="9pt" style:font-size-asian="9pt" style:font-size-complex="9pt"/>
    </style:style>
    <style:style style:name="T20" style:parent-style-name="DefaultParagraphFont" style:family="text">
      <style:text-properties style:font-name-complex="Arial" style:text-position="166.6% 100%" fo:font-size="9pt" style:font-size-asian="9pt" style:font-size-complex="9pt"/>
    </style:style>
    <style:style style:name="T21" style:parent-style-name="DefaultParagraphFont" style:family="text">
      <style:text-properties style:font-name-complex="Arial" style:text-position="166.6% 100%" fo:font-size="9pt" style:font-size-asian="9pt" style:font-size-complex="9pt"/>
    </style:style>
    <style:style style:name="T22" style:parent-style-name="DefaultParagraphFont" style:family="text">
      <style:text-properties style:font-name-complex="Arial" style:text-position="166.6% 100%" fo:font-size="9pt" style:font-size-asian="9pt" style:font-size-complex="9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73383e" draw:opacity="100%" draw:stroke="none" style:horizontal-rel="page" style:vertical-rel="paragraph" style:horizontal-pos="from-left" style:vertical-pos="from-top"/>
    </style:style>
    <style:style style:family="text" style:name="a3">
      <style:text-properties fo:font-variant="normal" fo:text-transform="none" fo:color="#c0c0c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01389in" style:font-size-asian="0.01389in" style:font-size-complex="0.0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.05in" fo:padding-bottom="0.05in" fo:padding-left="0.1in" fo:padding-right="0.1in" draw:textarea-vertical-align="top" draw:textarea-horizontal-align="center" style:wrap="run-through" style:run-through="background" style:writing-mode="lr-tb" draw:fill="solid" draw:fill-color="#c0c0c0" draw:opacity="50%" draw:stroke="none" style:horizontal-rel="page-content" style:vertical-rel="page-content" style:horizontal-pos="center" style:vertical-pos="middle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Header"><text:span text:style-name="T2">$CLIENT LOGO$</text:span></text:p>
      </style:header>
      <style:footer>
        <text:p text:style-name="Footer"><draw:frame draw:z-index="251657216" draw:id="id0" draw:style-name="a0" draw:name="Text Box 2" text:anchor-type="paragraph" svg:x="6.95in" svg:y="0.00069in" svg:width="2.20833in" svg:height="0.31667in" style:rel-width="scale" style:rel-height="scale"><draw:text-box><text:p text:style-name="P3">www.dotoreza.com</text:p></draw:text-box><svg:title/><svg:desc/></draw:frame><text:span text:style-name="T4"><draw:frame draw:z-index="251658240" draw:style-name="a1" draw:name="Content Placeholder 4" text:anchor-type="paragraph" svg:x="-0.45in" svg:y="-0.075in" svg:width="1.8125in" svg:height="0.51806in" style:rel-width="scale" style:rel-height="scale"><draw:image xlink:href="media/image1.png" xlink:type="simple" xlink:show="embed" xlink:actuate="onLoad"/><svg:title/><svg:desc/></draw:frame></text:span><text:span text:style-name="T5"><draw:custom-shape svg:x="0.01667in" svg:y="-0.33333in" svg:width="11in" svg:height="1in" draw:z-index="251656192" draw:id="id1" draw:style-name="a2" draw:name="Rectangle 5" text:anchor-type="paragraph"><svg:title/><svg:desc/><draw:enhanced-geometry draw:type="non-primitive" svg:viewBox="0 0 21600 21600" draw:enhanced-path="M 0 0 L 21600 0 21600 21600 0 21600 Z N"/></draw:custom-shape></text:span></text:p>
      </style:footer>
    </style:master-page>
    <style:master-page style:name="MP1" style:page-layout-name="PL1">
      <style:header>
        <text:p text:style-name="P10"><text:span text:style-name="T11">$CLIENT</text:span><text:span text:style-name="T12"><draw:custom-shape svg:width="5.72778in" svg:height="3.43681in" draw:z-index="251659264" draw:id="id2" draw:style-name="a5" draw:transform="translate(-2.86389in -1.7184in) rotate(-5.49779) translate(2.86389in 1.7184in)" draw:name="PowerPlusWaterMarkObject357831064" text:anchor-type="paragraph"><svg:title/><svg:desc/><text:p text:style-name="a4" text:class-names="" text:cond-style-name=""><text:span text:style-name="a3" text:class-names="">DRAFT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text:span text:style-name="T13">$</text:span><text:span text:style-name="T14"><text:tab/></text:span><text:span text:style-name="T15"><text:tab/></text:span><text:span text:style-name="T16">Security Risk Analysis</text:span></text:p>
      </style:header>
      <style:footer>
        <text:p text:style-name="P17"><draw:frame draw:style-name="a6" draw:name="Picture 0" text:anchor-type="as-char" svg:x="0in" svg:y="0in" svg:width="1.46483in" svg:height="0.45384in" style:rel-width="scale" style:rel-height="scale"><draw:image xlink:href="media/image2.png" xlink:type="simple" xlink:show="embed" xlink:actuate="onLoad"/><svg:title/><svg:desc/></draw:frame><text:span text:style-name="T18"><text:tab/></text:span><text:span text:style-name="T19">Page<text:s/></text:span><text:span text:style-name="T20"><text:page-number text:fixed="false">14</text:page-number></text:span><text:span text:style-name="T21"><text:s/>of<text:s/></text:span><text:span text:style-name="T22"><text:page-count>2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lliam P Niner</meta:initial-creator>
    <dc:creator>cloudconvert_2</dc:creator>
    <meta:creation-date>2017-02-06T16:37:00Z</meta:creation-date>
    <dc:date>2025-08-29T15:07:00Z</dc:date>
    <meta:template xlink:href="Normal" xlink:type="simple"/>
    <meta:editing-cycles>1</meta:editing-cycles>
    <meta:editing-duration>PT21840S</meta:editing-duration>
    <meta:document-statistic meta:page-count="1" meta:paragraph-count="39" meta:word-count="2946" meta:character-count="19703" meta:row-count="139" meta:non-whitespace-character-count="16796"/>
  </office:meta>
</office:document-meta>
</file>